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>
            <text:p>Aarão Bogalho</text:p>
          </table:table-cell>
          <table:table-cell table:formula="of:=RANDBETWEEN(0;2)" office:value-type="float" office:value="0">
            <text:p>0</text:p>
          </table:table-cell>
          <table:table-cell table:formula="of:=IF( [.B1]=2; 0;  RANDBETWEEN(80000;250000) )" office:value-type="float" office:value="216133">
            <text:p>216133,00</text:p>
          </table:table-cell>
        </table:table-row>
        <table:table-row table:style-name="ro1">
          <table:table-cell office:value-type="string">
            <text:p>Aarão Quintana</text:p>
          </table:table-cell>
          <table:table-cell table:formula="of:=RANDBETWEEN(0;2)" office:value-type="float" office:value="2">
            <text:p>2</text:p>
          </table:table-cell>
          <table:table-cell table:formula="of:=IF( [.B2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arão Rosa</text:p>
          </table:table-cell>
          <table:table-cell table:formula="of:=RANDBETWEEN(0;2)" office:value-type="float" office:value="0">
            <text:p>0</text:p>
          </table:table-cell>
          <table:table-cell table:formula="of:=IF( [.B3]=2; 0;  RANDBETWEEN(80000;250000) )" office:value-type="float" office:value="134508">
            <text:p>134508,00</text:p>
          </table:table-cell>
        </table:table-row>
        <table:table-row table:style-name="ro1">
          <table:table-cell office:value-type="string">
            <text:p>Abel Ignacio</text:p>
          </table:table-cell>
          <table:table-cell table:formula="of:=RANDBETWEEN(0;2)" office:value-type="float" office:value="1">
            <text:p>1</text:p>
          </table:table-cell>
          <table:table-cell table:formula="of:=IF( [.B4]=2; 0;  RANDBETWEEN(80000;250000) )" office:value-type="float" office:value="180153">
            <text:p>180153,00</text:p>
          </table:table-cell>
        </table:table-row>
        <table:table-row table:style-name="ro1">
          <table:table-cell office:value-type="string">
            <text:p>Abraão Cardin</text:p>
          </table:table-cell>
          <table:table-cell table:formula="of:=RANDBETWEEN(0;2)" office:value-type="float" office:value="0">
            <text:p>0</text:p>
          </table:table-cell>
          <table:table-cell table:formula="of:=IF( [.B5]=2; 0;  RANDBETWEEN(80000;250000) )" office:value-type="float" office:value="109145">
            <text:p>109145,00</text:p>
          </table:table-cell>
        </table:table-row>
        <table:table-row table:style-name="ro1">
          <table:table-cell office:value-type="string">
            <text:p>Abraão Vaz</text:p>
          </table:table-cell>
          <table:table-cell table:formula="of:=RANDBETWEEN(0;2)" office:value-type="float" office:value="1">
            <text:p>1</text:p>
          </table:table-cell>
          <table:table-cell table:formula="of:=IF( [.B6]=2; 0;  RANDBETWEEN(80000;250000) )" office:value-type="float" office:value="83047">
            <text:p>83047,00</text:p>
          </table:table-cell>
        </table:table-row>
        <table:table-row table:style-name="ro1">
          <table:table-cell office:value-type="string">
            <text:p>Acacio Asunción</text:p>
          </table:table-cell>
          <table:table-cell table:formula="of:=RANDBETWEEN(0;2)" office:value-type="float" office:value="2">
            <text:p>2</text:p>
          </table:table-cell>
          <table:table-cell table:formula="of:=IF( [.B7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delaide Villaça</text:p>
          </table:table-cell>
          <table:table-cell table:formula="of:=RANDBETWEEN(0;2)" office:value-type="float" office:value="0">
            <text:p>0</text:p>
          </table:table-cell>
          <table:table-cell table:formula="of:=IF( [.B8]=2; 0;  RANDBETWEEN(80000;250000) )" office:value-type="float" office:value="238867">
            <text:p>238867,00</text:p>
          </table:table-cell>
        </table:table-row>
        <table:table-row table:style-name="ro1">
          <table:table-cell office:value-type="string">
            <text:p>Adolfo Carvalheira</text:p>
          </table:table-cell>
          <table:table-cell table:formula="of:=RANDBETWEEN(0;2)" office:value-type="float" office:value="1">
            <text:p>1</text:p>
          </table:table-cell>
          <table:table-cell table:formula="of:=IF( [.B9]=2; 0;  RANDBETWEEN(80000;250000) )" office:value-type="float" office:value="174215">
            <text:p>174215,00</text:p>
          </table:table-cell>
        </table:table-row>
        <table:table-row table:style-name="ro1">
          <table:table-cell office:value-type="string">
            <text:p>Adosindo Baldaia</text:p>
          </table:table-cell>
          <table:table-cell table:formula="of:=RANDBETWEEN(0;2)" office:value-type="float" office:value="0">
            <text:p>0</text:p>
          </table:table-cell>
          <table:table-cell table:formula="of:=IF( [.B10]=2; 0;  RANDBETWEEN(80000;250000) )" office:value-type="float" office:value="106408">
            <text:p>106408,00</text:p>
          </table:table-cell>
        </table:table-row>
        <table:table-row table:style-name="ro1">
          <table:table-cell office:value-type="string">
            <text:p>Adriana Pamplona</text:p>
          </table:table-cell>
          <table:table-cell table:formula="of:=RANDBETWEEN(0;2)" office:value-type="float" office:value="2">
            <text:p>2</text:p>
          </table:table-cell>
          <table:table-cell table:formula="of:=IF( [.B11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driano Muniz</text:p>
          </table:table-cell>
          <table:table-cell table:formula="of:=RANDBETWEEN(0;2)" office:value-type="float" office:value="0">
            <text:p>0</text:p>
          </table:table-cell>
          <table:table-cell table:formula="of:=IF( [.B12]=2; 0;  RANDBETWEEN(80000;250000) )" office:value-type="float" office:value="145736">
            <text:p>145736,00</text:p>
          </table:table-cell>
        </table:table-row>
        <table:table-row table:style-name="ro1">
          <table:table-cell office:value-type="string">
            <text:p>Adélia Curado</text:p>
          </table:table-cell>
          <table:table-cell table:formula="of:=RANDBETWEEN(0;2)" office:value-type="float" office:value="2">
            <text:p>2</text:p>
          </table:table-cell>
          <table:table-cell table:formula="of:=IF( [.B13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délio Ferraço</text:p>
          </table:table-cell>
          <table:table-cell table:formula="of:=RANDBETWEEN(0;2)" office:value-type="float" office:value="0">
            <text:p>0</text:p>
          </table:table-cell>
          <table:table-cell table:formula="of:=IF( [.B14]=2; 0;  RANDBETWEEN(80000;250000) )" office:value-type="float" office:value="135451">
            <text:p>135451,00</text:p>
          </table:table-cell>
        </table:table-row>
        <table:table-row table:style-name="ro1">
          <table:table-cell office:value-type="string">
            <text:p>Afonso Jesús</text:p>
          </table:table-cell>
          <table:table-cell table:formula="of:=RANDBETWEEN(0;2)" office:value-type="float" office:value="0">
            <text:p>0</text:p>
          </table:table-cell>
          <table:table-cell table:formula="of:=IF( [.B15]=2; 0;  RANDBETWEEN(80000;250000) )" office:value-type="float" office:value="188090">
            <text:p>188090,00</text:p>
          </table:table-cell>
        </table:table-row>
        <table:table-row table:style-name="ro1">
          <table:table-cell office:value-type="string">
            <text:p>Afonso Jorge</text:p>
          </table:table-cell>
          <table:table-cell table:formula="of:=RANDBETWEEN(0;2)" office:value-type="float" office:value="0">
            <text:p>0</text:p>
          </table:table-cell>
          <table:table-cell table:formula="of:=IF( [.B16]=2; 0;  RANDBETWEEN(80000;250000) )" office:value-type="float" office:value="153668">
            <text:p>153668,00</text:p>
          </table:table-cell>
        </table:table-row>
        <table:table-row table:style-name="ro1">
          <table:table-cell office:value-type="string">
            <text:p>Aguinaldo Pessoa</text:p>
          </table:table-cell>
          <table:table-cell table:formula="of:=RANDBETWEEN(0;2)" office:value-type="float" office:value="0">
            <text:p>0</text:p>
          </table:table-cell>
          <table:table-cell table:formula="of:=IF( [.B17]=2; 0;  RANDBETWEEN(80000;250000) )" office:value-type="float" office:value="172094">
            <text:p>172094,00</text:p>
          </table:table-cell>
        </table:table-row>
        <table:table-row table:style-name="ro1">
          <table:table-cell office:value-type="string">
            <text:p>Aires Landim</text:p>
          </table:table-cell>
          <table:table-cell table:formula="of:=RANDBETWEEN(0;2)" office:value-type="float" office:value="0">
            <text:p>0</text:p>
          </table:table-cell>
          <table:table-cell table:formula="of:=IF( [.B18]=2; 0;  RANDBETWEEN(80000;250000) )" office:value-type="float" office:value="94013">
            <text:p>94013,00</text:p>
          </table:table-cell>
        </table:table-row>
        <table:table-row table:style-name="ro1">
          <table:table-cell office:value-type="string">
            <text:p>Aires Mattozo</text:p>
          </table:table-cell>
          <table:table-cell table:formula="of:=RANDBETWEEN(0;2)" office:value-type="float" office:value="2">
            <text:p>2</text:p>
          </table:table-cell>
          <table:table-cell table:formula="of:=IF( [.B19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lbino Lameira</text:p>
          </table:table-cell>
          <table:table-cell table:formula="of:=RANDBETWEEN(0;2)" office:value-type="float" office:value="0">
            <text:p>0</text:p>
          </table:table-cell>
          <table:table-cell table:formula="of:=IF( [.B20]=2; 0;  RANDBETWEEN(80000;250000) )" office:value-type="float" office:value="134970">
            <text:p>134970,00</text:p>
          </table:table-cell>
        </table:table-row>
        <table:table-row table:style-name="ro1">
          <table:table-cell office:value-type="string">
            <text:p>Albino Saloio</text:p>
          </table:table-cell>
          <table:table-cell table:formula="of:=RANDBETWEEN(0;2)" office:value-type="float" office:value="1">
            <text:p>1</text:p>
          </table:table-cell>
          <table:table-cell table:formula="of:=IF( [.B21]=2; 0;  RANDBETWEEN(80000;250000) )" office:value-type="float" office:value="231452">
            <text:p>231452,00</text:p>
          </table:table-cell>
        </table:table-row>
        <table:table-row table:style-name="ro1">
          <table:table-cell office:value-type="string">
            <text:p>Alceste Grillo</text:p>
          </table:table-cell>
          <table:table-cell table:formula="of:=RANDBETWEEN(0;2)" office:value-type="float" office:value="0">
            <text:p>0</text:p>
          </table:table-cell>
          <table:table-cell table:formula="of:=IF( [.B22]=2; 0;  RANDBETWEEN(80000;250000) )" office:value-type="float" office:value="81414">
            <text:p>81414,00</text:p>
          </table:table-cell>
        </table:table-row>
        <table:table-row table:style-name="ro1">
          <table:table-cell office:value-type="string">
            <text:p>Alceste Sousa</text:p>
          </table:table-cell>
          <table:table-cell table:formula="of:=RANDBETWEEN(0;2)" office:value-type="float" office:value="2">
            <text:p>2</text:p>
          </table:table-cell>
          <table:table-cell table:formula="of:=IF( [.B23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lcides Aveiro</text:p>
          </table:table-cell>
          <table:table-cell table:formula="of:=RANDBETWEEN(0;2)" office:value-type="float" office:value="2">
            <text:p>2</text:p>
          </table:table-cell>
          <table:table-cell table:formula="of:=IF( [.B24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leixo Felgueiras</text:p>
          </table:table-cell>
          <table:table-cell table:formula="of:=RANDBETWEEN(0;2)" office:value-type="float" office:value="0">
            <text:p>0</text:p>
          </table:table-cell>
          <table:table-cell table:formula="of:=IF( [.B25]=2; 0;  RANDBETWEEN(80000;250000) )" office:value-type="float" office:value="178490">
            <text:p>178490,00</text:p>
          </table:table-cell>
        </table:table-row>
        <table:table-row table:style-name="ro1">
          <table:table-cell office:value-type="string">
            <text:p>Alexandra Cisneiros</text:p>
          </table:table-cell>
          <table:table-cell table:formula="of:=RANDBETWEEN(0;2)" office:value-type="float" office:value="2">
            <text:p>2</text:p>
          </table:table-cell>
          <table:table-cell table:formula="of:=IF( [.B26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lice Salazar</text:p>
          </table:table-cell>
          <table:table-cell table:formula="of:=RANDBETWEEN(0;2)" office:value-type="float" office:value="0">
            <text:p>0</text:p>
          </table:table-cell>
          <table:table-cell table:formula="of:=IF( [.B27]=2; 0;  RANDBETWEEN(80000;250000) )" office:value-type="float" office:value="150058">
            <text:p>150058,00</text:p>
          </table:table-cell>
        </table:table-row>
        <table:table-row table:style-name="ro1">
          <table:table-cell office:value-type="string">
            <text:p>Almerinda Carvalhosa</text:p>
          </table:table-cell>
          <table:table-cell table:formula="of:=RANDBETWEEN(0;2)" office:value-type="float" office:value="2">
            <text:p>2</text:p>
          </table:table-cell>
          <table:table-cell table:formula="of:=IF( [.B28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lmerinda Casado</text:p>
          </table:table-cell>
          <table:table-cell table:formula="of:=RANDBETWEEN(0;2)" office:value-type="float" office:value="2">
            <text:p>2</text:p>
          </table:table-cell>
          <table:table-cell table:formula="of:=IF( [.B29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lmerinda Guedes</text:p>
          </table:table-cell>
          <table:table-cell table:formula="of:=RANDBETWEEN(0;2)" office:value-type="float" office:value="1">
            <text:p>1</text:p>
          </table:table-cell>
          <table:table-cell table:formula="of:=IF( [.B30]=2; 0;  RANDBETWEEN(80000;250000) )" office:value-type="float" office:value="95072">
            <text:p>95072,00</text:p>
          </table:table-cell>
        </table:table-row>
        <table:table-row table:style-name="ro1">
          <table:table-cell office:value-type="string">
            <text:p>Alvito Abreu</text:p>
          </table:table-cell>
          <table:table-cell table:formula="of:=RANDBETWEEN(0;2)" office:value-type="float" office:value="0">
            <text:p>0</text:p>
          </table:table-cell>
          <table:table-cell table:formula="of:=IF( [.B31]=2; 0;  RANDBETWEEN(80000;250000) )" office:value-type="float" office:value="209994">
            <text:p>209994,00</text:p>
          </table:table-cell>
        </table:table-row>
        <table:table-row table:style-name="ro1">
          <table:table-cell office:value-type="string">
            <text:p>Alzira Canela</text:p>
          </table:table-cell>
          <table:table-cell table:formula="of:=RANDBETWEEN(0;2)" office:value-type="float" office:value="2">
            <text:p>2</text:p>
          </table:table-cell>
          <table:table-cell table:formula="of:=IF( [.B32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lzira Cipriano</text:p>
          </table:table-cell>
          <table:table-cell table:formula="of:=RANDBETWEEN(0;2)" office:value-type="float" office:value="0">
            <text:p>0</text:p>
          </table:table-cell>
          <table:table-cell table:formula="of:=IF( [.B33]=2; 0;  RANDBETWEEN(80000;250000) )" office:value-type="float" office:value="105485">
            <text:p>105485,00</text:p>
          </table:table-cell>
        </table:table-row>
        <table:table-row table:style-name="ro1">
          <table:table-cell office:value-type="string">
            <text:p>Amadeu Souza</text:p>
          </table:table-cell>
          <table:table-cell table:formula="of:=RANDBETWEEN(0;2)" office:value-type="float" office:value="2">
            <text:p>2</text:p>
          </table:table-cell>
          <table:table-cell table:formula="of:=IF( [.B34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mália Rúa</text:p>
          </table:table-cell>
          <table:table-cell table:formula="of:=RANDBETWEEN(0;2)" office:value-type="float" office:value="2">
            <text:p>2</text:p>
          </table:table-cell>
          <table:table-cell table:formula="of:=IF( [.B35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ndreia Garcia de Gondim</text:p>
          </table:table-cell>
          <table:table-cell table:formula="of:=RANDBETWEEN(0;2)" office:value-type="float" office:value="0">
            <text:p>0</text:p>
          </table:table-cell>
          <table:table-cell table:formula="of:=IF( [.B36]=2; 0;  RANDBETWEEN(80000;250000) )" office:value-type="float" office:value="206302">
            <text:p>206302,00</text:p>
          </table:table-cell>
        </table:table-row>
        <table:table-row table:style-name="ro1">
          <table:table-cell office:value-type="string">
            <text:p>Andreia Rego</text:p>
          </table:table-cell>
          <table:table-cell table:formula="of:=RANDBETWEEN(0;2)" office:value-type="float" office:value="2">
            <text:p>2</text:p>
          </table:table-cell>
          <table:table-cell table:formula="of:=IF( [.B37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ngelina Correa</text:p>
          </table:table-cell>
          <table:table-cell table:formula="of:=RANDBETWEEN(0;2)" office:value-type="float" office:value="1">
            <text:p>1</text:p>
          </table:table-cell>
          <table:table-cell table:formula="of:=IF( [.B38]=2; 0;  RANDBETWEEN(80000;250000) )" office:value-type="float" office:value="170339">
            <text:p>170339,00</text:p>
          </table:table-cell>
        </table:table-row>
        <table:table-row table:style-name="ro1">
          <table:table-cell office:value-type="string">
            <text:p>Angélico Paiva</text:p>
          </table:table-cell>
          <table:table-cell table:formula="of:=RANDBETWEEN(0;2)" office:value-type="float" office:value="2">
            <text:p>2</text:p>
          </table:table-cell>
          <table:table-cell table:formula="of:=IF( [.B39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nhangüera Camarinho</text:p>
          </table:table-cell>
          <table:table-cell table:formula="of:=RANDBETWEEN(0;2)" office:value-type="float" office:value="0">
            <text:p>0</text:p>
          </table:table-cell>
          <table:table-cell table:formula="of:=IF( [.B40]=2; 0;  RANDBETWEEN(80000;250000) )" office:value-type="float" office:value="193795">
            <text:p>193795,00</text:p>
          </table:table-cell>
        </table:table-row>
        <table:table-row table:style-name="ro1">
          <table:table-cell office:value-type="string">
            <text:p>Aniana Guzmán</text:p>
          </table:table-cell>
          <table:table-cell table:formula="of:=RANDBETWEEN(0;2)" office:value-type="float" office:value="1">
            <text:p>1</text:p>
          </table:table-cell>
          <table:table-cell table:formula="of:=IF( [.B41]=2; 0;  RANDBETWEEN(80000;250000) )" office:value-type="float" office:value="180449">
            <text:p>180449,00</text:p>
          </table:table-cell>
        </table:table-row>
        <table:table-row table:style-name="ro1">
          <table:table-cell office:value-type="string">
            <text:p>Anita Alcántara</text:p>
          </table:table-cell>
          <table:table-cell table:formula="of:=RANDBETWEEN(0;2)" office:value-type="float" office:value="2">
            <text:p>2</text:p>
          </table:table-cell>
          <table:table-cell table:formula="of:=IF( [.B42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nselmo Azeredo</text:p>
          </table:table-cell>
          <table:table-cell table:formula="of:=RANDBETWEEN(0;2)" office:value-type="float" office:value="0">
            <text:p>0</text:p>
          </table:table-cell>
          <table:table-cell table:formula="of:=IF( [.B43]=2; 0;  RANDBETWEEN(80000;250000) )" office:value-type="float" office:value="139716">
            <text:p>139716,00</text:p>
          </table:table-cell>
        </table:table-row>
        <table:table-row table:style-name="ro1">
          <table:table-cell office:value-type="string">
            <text:p>Anselmo Lagoa</text:p>
          </table:table-cell>
          <table:table-cell table:formula="of:=RANDBETWEEN(0;2)" office:value-type="float" office:value="2">
            <text:p>2</text:p>
          </table:table-cell>
          <table:table-cell table:formula="of:=IF( [.B44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nselmo Quintas</text:p>
          </table:table-cell>
          <table:table-cell table:formula="of:=RANDBETWEEN(0;2)" office:value-type="float" office:value="2">
            <text:p>2</text:p>
          </table:table-cell>
          <table:table-cell table:formula="of:=IF( [.B45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nselmo Sardinha</text:p>
          </table:table-cell>
          <table:table-cell table:formula="of:=RANDBETWEEN(0;2)" office:value-type="float" office:value="0">
            <text:p>0</text:p>
          </table:table-cell>
          <table:table-cell table:formula="of:=IF( [.B46]=2; 0;  RANDBETWEEN(80000;250000) )" office:value-type="float" office:value="180156">
            <text:p>180156,00</text:p>
          </table:table-cell>
        </table:table-row>
        <table:table-row table:style-name="ro1">
          <table:table-cell office:value-type="string">
            <text:p>Antão Melo</text:p>
          </table:table-cell>
          <table:table-cell table:formula="of:=RANDBETWEEN(0;2)" office:value-type="float" office:value="0">
            <text:p>0</text:p>
          </table:table-cell>
          <table:table-cell table:formula="of:=IF( [.B47]=2; 0;  RANDBETWEEN(80000;250000) )" office:value-type="float" office:value="159451">
            <text:p>159451,00</text:p>
          </table:table-cell>
        </table:table-row>
        <table:table-row table:style-name="ro1">
          <table:table-cell office:value-type="string">
            <text:p>Antão Nieto</text:p>
          </table:table-cell>
          <table:table-cell table:formula="of:=RANDBETWEEN(0;2)" office:value-type="float" office:value="2">
            <text:p>2</text:p>
          </table:table-cell>
          <table:table-cell table:formula="of:=IF( [.B48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ntónia Pedrozo</text:p>
          </table:table-cell>
          <table:table-cell table:formula="of:=RANDBETWEEN(0;2)" office:value-type="float" office:value="0">
            <text:p>0</text:p>
          </table:table-cell>
          <table:table-cell table:formula="of:=IF( [.B49]=2; 0;  RANDBETWEEN(80000;250000) )" office:value-type="float" office:value="229897">
            <text:p>229897,00</text:p>
          </table:table-cell>
        </table:table-row>
        <table:table-row table:style-name="ro1">
          <table:table-cell office:value-type="string">
            <text:p>Antônia Furtado</text:p>
          </table:table-cell>
          <table:table-cell table:formula="of:=RANDBETWEEN(0;2)" office:value-type="float" office:value="1">
            <text:p>1</text:p>
          </table:table-cell>
          <table:table-cell table:formula="of:=IF( [.B50]=2; 0;  RANDBETWEEN(80000;250000) )" office:value-type="float" office:value="125997">
            <text:p>125997,00</text:p>
          </table:table-cell>
        </table:table-row>
        <table:table-row table:style-name="ro1">
          <table:table-cell office:value-type="string">
            <text:p>Aníbal Colaço</text:p>
          </table:table-cell>
          <table:table-cell table:formula="of:=RANDBETWEEN(0;2)" office:value-type="float" office:value="2">
            <text:p>2</text:p>
          </table:table-cell>
          <table:table-cell table:formula="of:=IF( [.B51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poena Monteiro</text:p>
          </table:table-cell>
          <table:table-cell table:formula="of:=RANDBETWEEN(0;2)" office:value-type="float" office:value="2">
            <text:p>2</text:p>
          </table:table-cell>
          <table:table-cell table:formula="of:=IF( [.B52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rachane Portela</text:p>
          </table:table-cell>
          <table:table-cell table:formula="of:=RANDBETWEEN(0;2)" office:value-type="float" office:value="1">
            <text:p>1</text:p>
          </table:table-cell>
          <table:table-cell table:formula="of:=IF( [.B53]=2; 0;  RANDBETWEEN(80000;250000) )" office:value-type="float" office:value="155294">
            <text:p>155294,00</text:p>
          </table:table-cell>
        </table:table-row>
        <table:table-row table:style-name="ro1">
          <table:table-cell office:value-type="string">
            <text:p>Arachane Saldaña</text:p>
          </table:table-cell>
          <table:table-cell table:formula="of:=RANDBETWEEN(0;2)" office:value-type="float" office:value="0">
            <text:p>0</text:p>
          </table:table-cell>
          <table:table-cell table:formula="of:=IF( [.B54]=2; 0;  RANDBETWEEN(80000;250000) )" office:value-type="float" office:value="153598">
            <text:p>153598,00</text:p>
          </table:table-cell>
        </table:table-row>
        <table:table-row table:style-name="ro1">
          <table:table-cell office:value-type="string">
            <text:p>Arachane Varão</text:p>
          </table:table-cell>
          <table:table-cell table:formula="of:=RANDBETWEEN(0;2)" office:value-type="float" office:value="0">
            <text:p>0</text:p>
          </table:table-cell>
          <table:table-cell table:formula="of:=IF( [.B55]=2; 0;  RANDBETWEEN(80000;250000) )" office:value-type="float" office:value="95769">
            <text:p>95769,00</text:p>
          </table:table-cell>
        </table:table-row>
        <table:table-row table:style-name="ro1">
          <table:table-cell office:value-type="string">
            <text:p>Araribóia Thomé</text:p>
          </table:table-cell>
          <table:table-cell table:formula="of:=RANDBETWEEN(0;2)" office:value-type="float" office:value="0">
            <text:p>0</text:p>
          </table:table-cell>
          <table:table-cell table:formula="of:=IF( [.B56]=2; 0;  RANDBETWEEN(80000;250000) )" office:value-type="float" office:value="194375">
            <text:p>194375,00</text:p>
          </table:table-cell>
        </table:table-row>
        <table:table-row table:style-name="ro1">
          <table:table-cell office:value-type="string">
            <text:p>Armanda Valadares</text:p>
          </table:table-cell>
          <table:table-cell table:formula="of:=RANDBETWEEN(0;2)" office:value-type="float" office:value="2">
            <text:p>2</text:p>
          </table:table-cell>
          <table:table-cell table:formula="of:=IF( [.B57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rnaldo Viera</text:p>
          </table:table-cell>
          <table:table-cell table:formula="of:=RANDBETWEEN(0;2)" office:value-type="float" office:value="2">
            <text:p>2</text:p>
          </table:table-cell>
          <table:table-cell table:formula="of:=IF( [.B58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si Cortesão</text:p>
          </table:table-cell>
          <table:table-cell table:formula="of:=RANDBETWEEN(0;2)" office:value-type="float" office:value="2">
            <text:p>2</text:p>
          </table:table-cell>
          <table:table-cell table:formula="of:=IF( [.B59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Aurélio Beserra</text:p>
          </table:table-cell>
          <table:table-cell table:formula="of:=RANDBETWEEN(0;2)" office:value-type="float" office:value="2">
            <text:p>2</text:p>
          </table:table-cell>
          <table:table-cell table:formula="of:=IF( [.B60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Balduíno Pajares</text:p>
          </table:table-cell>
          <table:table-cell table:formula="of:=RANDBETWEEN(0;2)" office:value-type="float" office:value="1">
            <text:p>1</text:p>
          </table:table-cell>
          <table:table-cell table:formula="of:=IF( [.B61]=2; 0;  RANDBETWEEN(80000;250000) )" office:value-type="float" office:value="117435">
            <text:p>117435,00</text:p>
          </table:table-cell>
        </table:table-row>
        <table:table-row table:style-name="ro1">
          <table:table-cell office:value-type="string">
            <text:p>Baltasar Santiago</text:p>
          </table:table-cell>
          <table:table-cell table:formula="of:=RANDBETWEEN(0;2)" office:value-type="float" office:value="2">
            <text:p>2</text:p>
          </table:table-cell>
          <table:table-cell table:formula="of:=IF( [.B62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Barnabé Marques</text:p>
          </table:table-cell>
          <table:table-cell table:formula="of:=RANDBETWEEN(0;2)" office:value-type="float" office:value="0">
            <text:p>0</text:p>
          </table:table-cell>
          <table:table-cell table:formula="of:=IF( [.B63]=2; 0;  RANDBETWEEN(80000;250000) )" office:value-type="float" office:value="82603">
            <text:p>82603,00</text:p>
          </table:table-cell>
        </table:table-row>
        <table:table-row table:style-name="ro1">
          <table:table-cell office:value-type="string">
            <text:p>Bartira Cintra</text:p>
          </table:table-cell>
          <table:table-cell table:formula="of:=RANDBETWEEN(0;2)" office:value-type="float" office:value="1">
            <text:p>1</text:p>
          </table:table-cell>
          <table:table-cell table:formula="of:=IF( [.B64]=2; 0;  RANDBETWEEN(80000;250000) )" office:value-type="float" office:value="176058">
            <text:p>176058,00</text:p>
          </table:table-cell>
        </table:table-row>
        <table:table-row table:style-name="ro1">
          <table:table-cell office:value-type="string">
            <text:p>Bartira Vicario</text:p>
          </table:table-cell>
          <table:table-cell table:formula="of:=RANDBETWEEN(0;2)" office:value-type="float" office:value="1">
            <text:p>1</text:p>
          </table:table-cell>
          <table:table-cell table:formula="of:=IF( [.B65]=2; 0;  RANDBETWEEN(80000;250000) )" office:value-type="float" office:value="231326">
            <text:p>231326,00</text:p>
          </table:table-cell>
        </table:table-row>
        <table:table-row table:style-name="ro1">
          <table:table-cell office:value-type="string">
            <text:p>Beatriz Rivas</text:p>
          </table:table-cell>
          <table:table-cell table:formula="of:=RANDBETWEEN(0;2)" office:value-type="float" office:value="0">
            <text:p>0</text:p>
          </table:table-cell>
          <table:table-cell table:formula="of:=IF( [.B66]=2; 0;  RANDBETWEEN(80000;250000) )" office:value-type="float" office:value="82604">
            <text:p>82604,00</text:p>
          </table:table-cell>
        </table:table-row>
        <table:table-row table:style-name="ro1">
          <table:table-cell office:value-type="string">
            <text:p>Belchior Fogaça</text:p>
          </table:table-cell>
          <table:table-cell table:formula="of:=RANDBETWEEN(0;2)" office:value-type="float" office:value="0">
            <text:p>0</text:p>
          </table:table-cell>
          <table:table-cell table:formula="of:=IF( [.B67]=2; 0;  RANDBETWEEN(80000;250000) )" office:value-type="float" office:value="206184">
            <text:p>206184,00</text:p>
          </table:table-cell>
        </table:table-row>
        <table:table-row table:style-name="ro1">
          <table:table-cell office:value-type="string">
            <text:p>Belchior Vilanova</text:p>
          </table:table-cell>
          <table:table-cell table:formula="of:=RANDBETWEEN(0;2)" office:value-type="float" office:value="0">
            <text:p>0</text:p>
          </table:table-cell>
          <table:table-cell table:formula="of:=IF( [.B68]=2; 0;  RANDBETWEEN(80000;250000) )" office:value-type="float" office:value="247770">
            <text:p>247770,00</text:p>
          </table:table-cell>
        </table:table-row>
        <table:table-row table:style-name="ro1">
          <table:table-cell office:value-type="string">
            <text:p>Berengário Borja</text:p>
          </table:table-cell>
          <table:table-cell table:formula="of:=RANDBETWEEN(0;2)" office:value-type="float" office:value="0">
            <text:p>0</text:p>
          </table:table-cell>
          <table:table-cell table:formula="of:=IF( [.B69]=2; 0;  RANDBETWEEN(80000;250000) )" office:value-type="float" office:value="247808">
            <text:p>247808,00</text:p>
          </table:table-cell>
        </table:table-row>
        <table:table-row table:style-name="ro1">
          <table:table-cell office:value-type="string">
            <text:p>Bernardina Peláez</text:p>
          </table:table-cell>
          <table:table-cell table:formula="of:=RANDBETWEEN(0;2)" office:value-type="float" office:value="0">
            <text:p>0</text:p>
          </table:table-cell>
          <table:table-cell table:formula="of:=IF( [.B70]=2; 0;  RANDBETWEEN(80000;250000) )" office:value-type="float" office:value="178612">
            <text:p>178612,00</text:p>
          </table:table-cell>
        </table:table-row>
        <table:table-row table:style-name="ro1">
          <table:table-cell office:value-type="string">
            <text:p>Bernardino Sacadura</text:p>
          </table:table-cell>
          <table:table-cell table:formula="of:=RANDBETWEEN(0;2)" office:value-type="float" office:value="2">
            <text:p>2</text:p>
          </table:table-cell>
          <table:table-cell table:formula="of:=IF( [.B71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Bibiana Álvarez</text:p>
          </table:table-cell>
          <table:table-cell table:formula="of:=RANDBETWEEN(0;2)" office:value-type="float" office:value="0">
            <text:p>0</text:p>
          </table:table-cell>
          <table:table-cell table:formula="of:=IF( [.B72]=2; 0;  RANDBETWEEN(80000;250000) )" office:value-type="float" office:value="148652">
            <text:p>148652,00</text:p>
          </table:table-cell>
        </table:table-row>
        <table:table-row table:style-name="ro1">
          <table:table-cell office:value-type="string">
            <text:p>Boaventura Bivar</text:p>
          </table:table-cell>
          <table:table-cell table:formula="of:=RANDBETWEEN(0;2)" office:value-type="float" office:value="1">
            <text:p>1</text:p>
          </table:table-cell>
          <table:table-cell table:formula="of:=IF( [.B73]=2; 0;  RANDBETWEEN(80000;250000) )" office:value-type="float" office:value="162684">
            <text:p>162684,00</text:p>
          </table:table-cell>
        </table:table-row>
        <table:table-row table:style-name="ro1">
          <table:table-cell office:value-type="string">
            <text:p>Borrás Buenaventura</text:p>
          </table:table-cell>
          <table:table-cell table:formula="of:=RANDBETWEEN(0;2)" office:value-type="float" office:value="0">
            <text:p>0</text:p>
          </table:table-cell>
          <table:table-cell table:formula="of:=IF( [.B74]=2; 0;  RANDBETWEEN(80000;250000) )" office:value-type="float" office:value="147200">
            <text:p>147200,00</text:p>
          </table:table-cell>
        </table:table-row>
        <table:table-row table:style-name="ro1">
          <table:table-cell office:value-type="string">
            <text:p>Branca Cayado</text:p>
          </table:table-cell>
          <table:table-cell table:formula="of:=RANDBETWEEN(0;2)" office:value-type="float" office:value="0">
            <text:p>0</text:p>
          </table:table-cell>
          <table:table-cell table:formula="of:=IF( [.B75]=2; 0;  RANDBETWEEN(80000;250000) )" office:value-type="float" office:value="215825">
            <text:p>215825,00</text:p>
          </table:table-cell>
        </table:table-row>
        <table:table-row table:style-name="ro1">
          <table:table-cell office:value-type="string">
            <text:p>Bruno Sabala</text:p>
          </table:table-cell>
          <table:table-cell table:formula="of:=RANDBETWEEN(0;2)" office:value-type="float" office:value="2">
            <text:p>2</text:p>
          </table:table-cell>
          <table:table-cell table:formula="of:=IF( [.B76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Brás Negrão</text:p>
          </table:table-cell>
          <table:table-cell table:formula="of:=RANDBETWEEN(0;2)" office:value-type="float" office:value="0">
            <text:p>0</text:p>
          </table:table-cell>
          <table:table-cell table:formula="of:=IF( [.B77]=2; 0;  RANDBETWEEN(80000;250000) )" office:value-type="float" office:value="177445">
            <text:p>177445,00</text:p>
          </table:table-cell>
        </table:table-row>
        <table:table-row table:style-name="ro1">
          <table:table-cell office:value-type="string">
            <text:p>Bukake Franca</text:p>
          </table:table-cell>
          <table:table-cell table:formula="of:=RANDBETWEEN(0;2)" office:value-type="float" office:value="2">
            <text:p>2</text:p>
          </table:table-cell>
          <table:table-cell table:formula="of:=IF( [.B78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Bukake Garcia</text:p>
          </table:table-cell>
          <table:table-cell table:formula="of:=RANDBETWEEN(0;2)" office:value-type="float" office:value="1">
            <text:p>1</text:p>
          </table:table-cell>
          <table:table-cell table:formula="of:=IF( [.B79]=2; 0;  RANDBETWEEN(80000;250000) )" office:value-type="float" office:value="119451">
            <text:p>119451,00</text:p>
          </table:table-cell>
        </table:table-row>
        <table:table-row table:style-name="ro1">
          <table:table-cell office:value-type="string">
            <text:p>Burtira Sales</text:p>
          </table:table-cell>
          <table:table-cell table:formula="of:=RANDBETWEEN(0;2)" office:value-type="float" office:value="1">
            <text:p>1</text:p>
          </table:table-cell>
          <table:table-cell table:formula="of:=IF( [.B80]=2; 0;  RANDBETWEEN(80000;250000) )" office:value-type="float" office:value="170780">
            <text:p>170780,00</text:p>
          </table:table-cell>
        </table:table-row>
        <table:table-row table:style-name="ro1">
          <table:table-cell office:value-type="string">
            <text:p>Bárbara Onofre</text:p>
          </table:table-cell>
          <table:table-cell table:formula="of:=RANDBETWEEN(0;2)" office:value-type="float" office:value="1">
            <text:p>1</text:p>
          </table:table-cell>
          <table:table-cell table:formula="of:=IF( [.B81]=2; 0;  RANDBETWEEN(80000;250000) )" office:value-type="float" office:value="249616">
            <text:p>249616,00</text:p>
          </table:table-cell>
        </table:table-row>
        <table:table-row table:style-name="ro1">
          <table:table-cell office:value-type="string">
            <text:p>Caetana Parahyba</text:p>
          </table:table-cell>
          <table:table-cell table:formula="of:=RANDBETWEEN(0;2)" office:value-type="float" office:value="1">
            <text:p>1</text:p>
          </table:table-cell>
          <table:table-cell table:formula="of:=IF( [.B82]=2; 0;  RANDBETWEEN(80000;250000) )" office:value-type="float" office:value="93343">
            <text:p>93343,00</text:p>
          </table:table-cell>
        </table:table-row>
        <table:table-row table:style-name="ro1">
          <table:table-cell office:value-type="string">
            <text:p>Camila Leão</text:p>
          </table:table-cell>
          <table:table-cell table:formula="of:=RANDBETWEEN(0;2)" office:value-type="float" office:value="1">
            <text:p>1</text:p>
          </table:table-cell>
          <table:table-cell table:formula="of:=IF( [.B83]=2; 0;  RANDBETWEEN(80000;250000) )" office:value-type="float" office:value="120710">
            <text:p>120710,00</text:p>
          </table:table-cell>
        </table:table-row>
        <table:table-row table:style-name="ro1">
          <table:table-cell office:value-type="string">
            <text:p>Carina Vaz</text:p>
          </table:table-cell>
          <table:table-cell table:formula="of:=RANDBETWEEN(0;2)" office:value-type="float" office:value="1">
            <text:p>1</text:p>
          </table:table-cell>
          <table:table-cell table:formula="of:=IF( [.B84]=2; 0;  RANDBETWEEN(80000;250000) )" office:value-type="float" office:value="246412">
            <text:p>246412,00</text:p>
          </table:table-cell>
        </table:table-row>
        <table:table-row table:style-name="ro1">
          <table:table-cell office:value-type="string">
            <text:p>Carlos Villar</text:p>
          </table:table-cell>
          <table:table-cell table:formula="of:=RANDBETWEEN(0;2)" office:value-type="float" office:value="2">
            <text:p>2</text:p>
          </table:table-cell>
          <table:table-cell table:formula="of:=IF( [.B85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Carolina Raposo</text:p>
          </table:table-cell>
          <table:table-cell table:formula="of:=RANDBETWEEN(0;2)" office:value-type="float" office:value="2">
            <text:p>2</text:p>
          </table:table-cell>
          <table:table-cell table:formula="of:=IF( [.B86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Carolina Rivero</text:p>
          </table:table-cell>
          <table:table-cell table:formula="of:=RANDBETWEEN(0;2)" office:value-type="float" office:value="0">
            <text:p>0</text:p>
          </table:table-cell>
          <table:table-cell table:formula="of:=IF( [.B87]=2; 0;  RANDBETWEEN(80000;250000) )" office:value-type="float" office:value="153575">
            <text:p>153575,00</text:p>
          </table:table-cell>
        </table:table-row>
        <table:table-row table:style-name="ro1">
          <table:table-cell office:value-type="string">
            <text:p>Cassandra Gallindo</text:p>
          </table:table-cell>
          <table:table-cell table:formula="of:=RANDBETWEEN(0;2)" office:value-type="float" office:value="1">
            <text:p>1</text:p>
          </table:table-cell>
          <table:table-cell table:formula="of:=IF( [.B88]=2; 0;  RANDBETWEEN(80000;250000) )" office:value-type="float" office:value="134415">
            <text:p>134415,00</text:p>
          </table:table-cell>
        </table:table-row>
        <table:table-row table:style-name="ro1">
          <table:table-cell office:value-type="string">
            <text:p>Celeste Cabrera</text:p>
          </table:table-cell>
          <table:table-cell table:formula="of:=RANDBETWEEN(0;2)" office:value-type="float" office:value="0">
            <text:p>0</text:p>
          </table:table-cell>
          <table:table-cell table:formula="of:=IF( [.B89]=2; 0;  RANDBETWEEN(80000;250000) )" office:value-type="float" office:value="87885">
            <text:p>87885,00</text:p>
          </table:table-cell>
        </table:table-row>
        <table:table-row table:style-name="ro1">
          <table:table-cell office:value-type="string">
            <text:p>Celso Valim</text:p>
          </table:table-cell>
          <table:table-cell table:formula="of:=RANDBETWEEN(0;2)" office:value-type="float" office:value="1">
            <text:p>1</text:p>
          </table:table-cell>
          <table:table-cell table:formula="of:=IF( [.B90]=2; 0;  RANDBETWEEN(80000;250000) )" office:value-type="float" office:value="184296">
            <text:p>184296,00</text:p>
          </table:table-cell>
        </table:table-row>
        <table:table-row table:style-name="ro1">
          <table:table-cell office:value-type="string">
            <text:p>Cidália Domingues</text:p>
          </table:table-cell>
          <table:table-cell table:formula="of:=RANDBETWEEN(0;2)" office:value-type="float" office:value="0">
            <text:p>0</text:p>
          </table:table-cell>
          <table:table-cell table:formula="of:=IF( [.B91]=2; 0;  RANDBETWEEN(80000;250000) )" office:value-type="float" office:value="212563">
            <text:p>212563,00</text:p>
          </table:table-cell>
        </table:table-row>
        <table:table-row table:style-name="ro1">
          <table:table-cell office:value-type="string">
            <text:p>Cidália Ipiranga</text:p>
          </table:table-cell>
          <table:table-cell table:formula="of:=RANDBETWEEN(0;2)" office:value-type="float" office:value="0">
            <text:p>0</text:p>
          </table:table-cell>
          <table:table-cell table:formula="of:=IF( [.B92]=2; 0;  RANDBETWEEN(80000;250000) )" office:value-type="float" office:value="228244">
            <text:p>228244,00</text:p>
          </table:table-cell>
        </table:table-row>
        <table:table-row table:style-name="ro1">
          <table:table-cell office:value-type="string">
            <text:p>Claudemiro Bulhões</text:p>
          </table:table-cell>
          <table:table-cell table:formula="of:=RANDBETWEEN(0;2)" office:value-type="float" office:value="2">
            <text:p>2</text:p>
          </table:table-cell>
          <table:table-cell table:formula="of:=IF( [.B93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Clotilde Fiães</text:p>
          </table:table-cell>
          <table:table-cell table:formula="of:=RANDBETWEEN(0;2)" office:value-type="float" office:value="1">
            <text:p>1</text:p>
          </table:table-cell>
          <table:table-cell table:formula="of:=IF( [.B94]=2; 0;  RANDBETWEEN(80000;250000) )" office:value-type="float" office:value="139803">
            <text:p>139803,00</text:p>
          </table:table-cell>
        </table:table-row>
        <table:table-row table:style-name="ro1">
          <table:table-cell office:value-type="string">
            <text:p>Clóvis Sintra</text:p>
          </table:table-cell>
          <table:table-cell table:formula="of:=RANDBETWEEN(0;2)" office:value-type="float" office:value="2">
            <text:p>2</text:p>
          </table:table-cell>
          <table:table-cell table:formula="of:=IF( [.B95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Comecus Viveros</text:p>
          </table:table-cell>
          <table:table-cell table:formula="of:=RANDBETWEEN(0;2)" office:value-type="float" office:value="2">
            <text:p>2</text:p>
          </table:table-cell>
          <table:table-cell table:formula="of:=IF( [.B96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Constança Losada</text:p>
          </table:table-cell>
          <table:table-cell table:formula="of:=RANDBETWEEN(0;2)" office:value-type="float" office:value="1">
            <text:p>1</text:p>
          </table:table-cell>
          <table:table-cell table:formula="of:=IF( [.B97]=2; 0;  RANDBETWEEN(80000;250000) )" office:value-type="float" office:value="128389">
            <text:p>128389,00</text:p>
          </table:table-cell>
        </table:table-row>
        <table:table-row table:style-name="ro1">
          <table:table-cell office:value-type="string">
            <text:p>Constança Puerto</text:p>
          </table:table-cell>
          <table:table-cell table:formula="of:=RANDBETWEEN(0;2)" office:value-type="float" office:value="0">
            <text:p>0</text:p>
          </table:table-cell>
          <table:table-cell table:formula="of:=IF( [.B98]=2; 0;  RANDBETWEEN(80000;250000) )" office:value-type="float" office:value="140561">
            <text:p>140561,00</text:p>
          </table:table-cell>
        </table:table-row>
        <table:table-row table:style-name="ro1">
          <table:table-cell office:value-type="string">
            <text:p>Corina Neves</text:p>
          </table:table-cell>
          <table:table-cell table:formula="of:=RANDBETWEEN(0;2)" office:value-type="float" office:value="1">
            <text:p>1</text:p>
          </table:table-cell>
          <table:table-cell table:formula="of:=IF( [.B99]=2; 0;  RANDBETWEEN(80000;250000) )" office:value-type="float" office:value="206150">
            <text:p>206150,00</text:p>
          </table:table-cell>
        </table:table-row>
        <table:table-row table:style-name="ro1">
          <table:table-cell office:value-type="string">
            <text:p>Cristiano Soeiro</text:p>
          </table:table-cell>
          <table:table-cell table:formula="of:=RANDBETWEEN(0;2)" office:value-type="float" office:value="2">
            <text:p>2</text:p>
          </table:table-cell>
          <table:table-cell table:formula="of:=IF( [.B100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Cristina Portela</text:p>
          </table:table-cell>
          <table:table-cell table:formula="of:=RANDBETWEEN(0;2)" office:value-type="float" office:value="2">
            <text:p>2</text:p>
          </table:table-cell>
          <table:table-cell table:formula="of:=IF( [.B101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Custódio Sant'Anna</text:p>
          </table:table-cell>
          <table:table-cell table:formula="of:=RANDBETWEEN(0;2)" office:value-type="float" office:value="0">
            <text:p>0</text:p>
          </table:table-cell>
          <table:table-cell table:formula="of:=IF( [.B102]=2; 0;  RANDBETWEEN(80000;250000) )" office:value-type="float" office:value="207943">
            <text:p>207943,00</text:p>
          </table:table-cell>
        </table:table-row>
        <table:table-row table:style-name="ro1">
          <table:table-cell office:value-type="string">
            <text:p>César Andrade</text:p>
          </table:table-cell>
          <table:table-cell table:formula="of:=RANDBETWEEN(0;2)" office:value-type="float" office:value="1">
            <text:p>1</text:p>
          </table:table-cell>
          <table:table-cell table:formula="of:=IF( [.B103]=2; 0;  RANDBETWEEN(80000;250000) )" office:value-type="float" office:value="122039">
            <text:p>122039,00</text:p>
          </table:table-cell>
        </table:table-row>
        <table:table-row table:style-name="ro1">
          <table:table-cell office:value-type="string">
            <text:p>Dalila Martinho</text:p>
          </table:table-cell>
          <table:table-cell table:formula="of:=RANDBETWEEN(0;2)" office:value-type="float" office:value="2">
            <text:p>2</text:p>
          </table:table-cell>
          <table:table-cell table:formula="of:=IF( [.B104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Damião França</text:p>
          </table:table-cell>
          <table:table-cell table:formula="of:=RANDBETWEEN(0;2)" office:value-type="float" office:value="0">
            <text:p>0</text:p>
          </table:table-cell>
          <table:table-cell table:formula="of:=IF( [.B105]=2; 0;  RANDBETWEEN(80000;250000) )" office:value-type="float" office:value="162857">
            <text:p>162857,00</text:p>
          </table:table-cell>
        </table:table-row>
        <table:table-row table:style-name="ro1">
          <table:table-cell office:value-type="string">
            <text:p>Daniel Aleixo</text:p>
          </table:table-cell>
          <table:table-cell table:formula="of:=RANDBETWEEN(0;2)" office:value-type="float" office:value="1">
            <text:p>1</text:p>
          </table:table-cell>
          <table:table-cell table:formula="of:=IF( [.B106]=2; 0;  RANDBETWEEN(80000;250000) )" office:value-type="float" office:value="240836">
            <text:p>240836,00</text:p>
          </table:table-cell>
        </table:table-row>
        <table:table-row table:style-name="ro1">
          <table:table-cell office:value-type="string">
            <text:p>Daniel Uchoa</text:p>
          </table:table-cell>
          <table:table-cell table:formula="of:=RANDBETWEEN(0;2)" office:value-type="float" office:value="0">
            <text:p>0</text:p>
          </table:table-cell>
          <table:table-cell table:formula="of:=IF( [.B107]=2; 0;  RANDBETWEEN(80000;250000) )" office:value-type="float" office:value="176691">
            <text:p>176691,00</text:p>
          </table:table-cell>
        </table:table-row>
        <table:table-row table:style-name="ro1">
          <table:table-cell office:value-type="string">
            <text:p>David Malta</text:p>
          </table:table-cell>
          <table:table-cell table:formula="of:=RANDBETWEEN(0;2)" office:value-type="float" office:value="2">
            <text:p>2</text:p>
          </table:table-cell>
          <table:table-cell table:formula="of:=IF( [.B108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Deise Bogado</text:p>
          </table:table-cell>
          <table:table-cell table:formula="of:=RANDBETWEEN(0;2)" office:value-type="float" office:value="2">
            <text:p>2</text:p>
          </table:table-cell>
          <table:table-cell table:formula="of:=IF( [.B109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Delfina Calheiros</text:p>
          </table:table-cell>
          <table:table-cell table:formula="of:=RANDBETWEEN(0;2)" office:value-type="float" office:value="2">
            <text:p>2</text:p>
          </table:table-cell>
          <table:table-cell table:formula="of:=IF( [.B110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Delfina Soares</text:p>
          </table:table-cell>
          <table:table-cell table:formula="of:=RANDBETWEEN(0;2)" office:value-type="float" office:value="2">
            <text:p>2</text:p>
          </table:table-cell>
          <table:table-cell table:formula="of:=IF( [.B111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Delfina Tristán</text:p>
          </table:table-cell>
          <table:table-cell table:formula="of:=RANDBETWEEN(0;2)" office:value-type="float" office:value="1">
            <text:p>1</text:p>
          </table:table-cell>
          <table:table-cell table:formula="of:=IF( [.B112]=2; 0;  RANDBETWEEN(80000;250000) )" office:value-type="float" office:value="157488">
            <text:p>157488,00</text:p>
          </table:table-cell>
        </table:table-row>
        <table:table-row table:style-name="ro1">
          <table:table-cell office:value-type="string">
            <text:p>Deolinda Mora</text:p>
          </table:table-cell>
          <table:table-cell table:formula="of:=RANDBETWEEN(0;2)" office:value-type="float" office:value="1">
            <text:p>1</text:p>
          </table:table-cell>
          <table:table-cell table:formula="of:=IF( [.B113]=2; 0;  RANDBETWEEN(80000;250000) )" office:value-type="float" office:value="226062">
            <text:p>226062,00</text:p>
          </table:table-cell>
        </table:table-row>
        <table:table-row table:style-name="ro1">
          <table:table-cell office:value-type="string">
            <text:p>Deolinda Rabelo</text:p>
          </table:table-cell>
          <table:table-cell table:formula="of:=RANDBETWEEN(0;2)" office:value-type="float" office:value="2">
            <text:p>2</text:p>
          </table:table-cell>
          <table:table-cell table:formula="of:=IF( [.B114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Deolindo Castillo</text:p>
          </table:table-cell>
          <table:table-cell table:formula="of:=RANDBETWEEN(0;2)" office:value-type="float" office:value="1">
            <text:p>1</text:p>
          </table:table-cell>
          <table:table-cell table:formula="of:=IF( [.B115]=2; 0;  RANDBETWEEN(80000;250000) )" office:value-type="float" office:value="94304">
            <text:p>94304,00</text:p>
          </table:table-cell>
        </table:table-row>
        <table:table-row table:style-name="ro1">
          <table:table-cell office:value-type="string">
            <text:p>Diamantino Santos</text:p>
          </table:table-cell>
          <table:table-cell table:formula="of:=RANDBETWEEN(0;2)" office:value-type="float" office:value="2">
            <text:p>2</text:p>
          </table:table-cell>
          <table:table-cell table:formula="of:=IF( [.B116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Diana Sequeira</text:p>
          </table:table-cell>
          <table:table-cell table:formula="of:=RANDBETWEEN(0;2)" office:value-type="float" office:value="0">
            <text:p>0</text:p>
          </table:table-cell>
          <table:table-cell table:formula="of:=IF( [.B117]=2; 0;  RANDBETWEEN(80000;250000) )" office:value-type="float" office:value="159100">
            <text:p>159100,00</text:p>
          </table:table-cell>
        </table:table-row>
        <table:table-row table:style-name="ro1">
          <table:table-cell office:value-type="string">
            <text:p>Dina Corvelo</text:p>
          </table:table-cell>
          <table:table-cell table:formula="of:=RANDBETWEEN(0;2)" office:value-type="float" office:value="1">
            <text:p>1</text:p>
          </table:table-cell>
          <table:table-cell table:formula="of:=IF( [.B118]=2; 0;  RANDBETWEEN(80000;250000) )" office:value-type="float" office:value="126177">
            <text:p>126177,00</text:p>
          </table:table-cell>
        </table:table-row>
        <table:table-row table:style-name="ro1">
          <table:table-cell office:value-type="string">
            <text:p>Dinarte Galvão</text:p>
          </table:table-cell>
          <table:table-cell table:formula="of:=RANDBETWEEN(0;2)" office:value-type="float" office:value="0">
            <text:p>0</text:p>
          </table:table-cell>
          <table:table-cell table:formula="of:=IF( [.B119]=2; 0;  RANDBETWEEN(80000;250000) )" office:value-type="float" office:value="86141">
            <text:p>86141,00</text:p>
          </table:table-cell>
        </table:table-row>
        <table:table-row table:style-name="ro1">
          <table:table-cell office:value-type="string">
            <text:p>Diodete Velasques</text:p>
          </table:table-cell>
          <table:table-cell table:formula="of:=RANDBETWEEN(0;2)" office:value-type="float" office:value="1">
            <text:p>1</text:p>
          </table:table-cell>
          <table:table-cell table:formula="of:=IF( [.B120]=2; 0;  RANDBETWEEN(80000;250000) )" office:value-type="float" office:value="174075">
            <text:p>174075,00</text:p>
          </table:table-cell>
        </table:table-row>
        <table:table-row table:style-name="ro1">
          <table:table-cell office:value-type="string">
            <text:p>Diogo Lameira</text:p>
          </table:table-cell>
          <table:table-cell table:formula="of:=RANDBETWEEN(0;2)" office:value-type="float" office:value="2">
            <text:p>2</text:p>
          </table:table-cell>
          <table:table-cell table:formula="of:=IF( [.B121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Diógenes Correa</text:p>
          </table:table-cell>
          <table:table-cell table:formula="of:=RANDBETWEEN(0;2)" office:value-type="float" office:value="1">
            <text:p>1</text:p>
          </table:table-cell>
          <table:table-cell table:formula="of:=IF( [.B122]=2; 0;  RANDBETWEEN(80000;250000) )" office:value-type="float" office:value="149312">
            <text:p>149312,00</text:p>
          </table:table-cell>
        </table:table-row>
        <table:table-row table:style-name="ro1">
          <table:table-cell office:value-type="string">
            <text:p>Domingas Corvelo</text:p>
          </table:table-cell>
          <table:table-cell table:formula="of:=RANDBETWEEN(0;2)" office:value-type="float" office:value="1">
            <text:p>1</text:p>
          </table:table-cell>
          <table:table-cell table:formula="of:=IF( [.B123]=2; 0;  RANDBETWEEN(80000;250000) )" office:value-type="float" office:value="99112">
            <text:p>99112,00</text:p>
          </table:table-cell>
        </table:table-row>
        <table:table-row table:style-name="ro1">
          <table:table-cell office:value-type="string">
            <text:p>Domingas Fiestas</text:p>
          </table:table-cell>
          <table:table-cell table:formula="of:=RANDBETWEEN(0;2)" office:value-type="float" office:value="0">
            <text:p>0</text:p>
          </table:table-cell>
          <table:table-cell table:formula="of:=IF( [.B124]=2; 0;  RANDBETWEEN(80000;250000) )" office:value-type="float" office:value="192527">
            <text:p>192527,00</text:p>
          </table:table-cell>
        </table:table-row>
        <table:table-row table:style-name="ro1">
          <table:table-cell office:value-type="string">
            <text:p>Domingos Reino</text:p>
          </table:table-cell>
          <table:table-cell table:formula="of:=RANDBETWEEN(0;2)" office:value-type="float" office:value="0">
            <text:p>0</text:p>
          </table:table-cell>
          <table:table-cell table:formula="of:=IF( [.B125]=2; 0;  RANDBETWEEN(80000;250000) )" office:value-type="float" office:value="187738">
            <text:p>187738,00</text:p>
          </table:table-cell>
        </table:table-row>
        <table:table-row table:style-name="ro1">
          <table:table-cell office:value-type="string">
            <text:p>Donata Parafita</text:p>
          </table:table-cell>
          <table:table-cell table:formula="of:=RANDBETWEEN(0;2)" office:value-type="float" office:value="2">
            <text:p>2</text:p>
          </table:table-cell>
          <table:table-cell table:formula="of:=IF( [.B126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Donato Couto</text:p>
          </table:table-cell>
          <table:table-cell table:formula="of:=RANDBETWEEN(0;2)" office:value-type="float" office:value="2">
            <text:p>2</text:p>
          </table:table-cell>
          <table:table-cell table:formula="of:=IF( [.B127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Dora Paes</text:p>
          </table:table-cell>
          <table:table-cell table:formula="of:=RANDBETWEEN(0;2)" office:value-type="float" office:value="1">
            <text:p>1</text:p>
          </table:table-cell>
          <table:table-cell table:formula="of:=IF( [.B128]=2; 0;  RANDBETWEEN(80000;250000) )" office:value-type="float" office:value="83993">
            <text:p>83993,00</text:p>
          </table:table-cell>
        </table:table-row>
        <table:table-row table:style-name="ro1">
          <table:table-cell office:value-type="string">
            <text:p>Dora Vilanova</text:p>
          </table:table-cell>
          <table:table-cell table:formula="of:=RANDBETWEEN(0;2)" office:value-type="float" office:value="2">
            <text:p>2</text:p>
          </table:table-cell>
          <table:table-cell table:formula="of:=IF( [.B129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Dorindo Alvim</text:p>
          </table:table-cell>
          <table:table-cell table:formula="of:=RANDBETWEEN(0;2)" office:value-type="float" office:value="1">
            <text:p>1</text:p>
          </table:table-cell>
          <table:table-cell table:formula="of:=IF( [.B130]=2; 0;  RANDBETWEEN(80000;250000) )" office:value-type="float" office:value="217961">
            <text:p>217961,00</text:p>
          </table:table-cell>
        </table:table-row>
        <table:table-row table:style-name="ro1">
          <table:table-cell office:value-type="string">
            <text:p>Dorindo Marrero</text:p>
          </table:table-cell>
          <table:table-cell table:formula="of:=RANDBETWEEN(0;2)" office:value-type="float" office:value="0">
            <text:p>0</text:p>
          </table:table-cell>
          <table:table-cell table:formula="of:=IF( [.B131]=2; 0;  RANDBETWEEN(80000;250000) )" office:value-type="float" office:value="155974">
            <text:p>155974,00</text:p>
          </table:table-cell>
        </table:table-row>
        <table:table-row table:style-name="ro1">
          <table:table-cell office:value-type="string">
            <text:p>Dulce Cabral</text:p>
          </table:table-cell>
          <table:table-cell table:formula="of:=RANDBETWEEN(0;2)" office:value-type="float" office:value="0">
            <text:p>0</text:p>
          </table:table-cell>
          <table:table-cell table:formula="of:=IF( [.B132]=2; 0;  RANDBETWEEN(80000;250000) )" office:value-type="float" office:value="211278">
            <text:p>211278,00</text:p>
          </table:table-cell>
        </table:table-row>
        <table:table-row table:style-name="ro1">
          <table:table-cell office:value-type="string">
            <text:p>Délia Almeida</text:p>
          </table:table-cell>
          <table:table-cell table:formula="of:=RANDBETWEEN(0;2)" office:value-type="float" office:value="1">
            <text:p>1</text:p>
          </table:table-cell>
          <table:table-cell table:formula="of:=IF( [.B133]=2; 0;  RANDBETWEEN(80000;250000) )" office:value-type="float" office:value="169367">
            <text:p>169367,00</text:p>
          </table:table-cell>
        </table:table-row>
        <table:table-row table:style-name="ro1">
          <table:table-cell office:value-type="string">
            <text:p>Délia Borges</text:p>
          </table:table-cell>
          <table:table-cell table:formula="of:=RANDBETWEEN(0;2)" office:value-type="float" office:value="2">
            <text:p>2</text:p>
          </table:table-cell>
          <table:table-cell table:formula="of:=IF( [.B134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Délia Gomes</text:p>
          </table:table-cell>
          <table:table-cell table:formula="of:=RANDBETWEEN(0;2)" office:value-type="float" office:value="2">
            <text:p>2</text:p>
          </table:table-cell>
          <table:table-cell table:formula="of:=IF( [.B135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Délio Quintanilha</text:p>
          </table:table-cell>
          <table:table-cell table:formula="of:=RANDBETWEEN(0;2)" office:value-type="float" office:value="1">
            <text:p>1</text:p>
          </table:table-cell>
          <table:table-cell table:formula="of:=IF( [.B136]=2; 0;  RANDBETWEEN(80000;250000) )" office:value-type="float" office:value="85866">
            <text:p>85866,00</text:p>
          </table:table-cell>
        </table:table-row>
        <table:table-row table:style-name="ro1">
          <table:table-cell office:value-type="string">
            <text:p>Edgar Cantanhede</text:p>
          </table:table-cell>
          <table:table-cell table:formula="of:=RANDBETWEEN(0;2)" office:value-type="float" office:value="1">
            <text:p>1</text:p>
          </table:table-cell>
          <table:table-cell table:formula="of:=IF( [.B137]=2; 0;  RANDBETWEEN(80000;250000) )" office:value-type="float" office:value="116280">
            <text:p>116280,00</text:p>
          </table:table-cell>
        </table:table-row>
        <table:table-row table:style-name="ro1">
          <table:table-cell office:value-type="string">
            <text:p>Edmundo Taperebá</text:p>
          </table:table-cell>
          <table:table-cell table:formula="of:=RANDBETWEEN(0;2)" office:value-type="float" office:value="2">
            <text:p>2</text:p>
          </table:table-cell>
          <table:table-cell table:formula="of:=IF( [.B138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Eduardo Amado</text:p>
          </table:table-cell>
          <table:table-cell table:formula="of:=RANDBETWEEN(0;2)" office:value-type="float" office:value="0">
            <text:p>0</text:p>
          </table:table-cell>
          <table:table-cell table:formula="of:=IF( [.B139]=2; 0;  RANDBETWEEN(80000;250000) )" office:value-type="float" office:value="214319">
            <text:p>214319,00</text:p>
          </table:table-cell>
        </table:table-row>
        <table:table-row table:style-name="ro1">
          <table:table-cell office:value-type="string">
            <text:p>Elias Salgueiro</text:p>
          </table:table-cell>
          <table:table-cell table:formula="of:=RANDBETWEEN(0;2)" office:value-type="float" office:value="2">
            <text:p>2</text:p>
          </table:table-cell>
          <table:table-cell table:formula="of:=IF( [.B140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Elisa Quinaz</text:p>
          </table:table-cell>
          <table:table-cell table:formula="of:=RANDBETWEEN(0;2)" office:value-type="float" office:value="2">
            <text:p>2</text:p>
          </table:table-cell>
          <table:table-cell table:formula="of:=IF( [.B141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Elisa Rico</text:p>
          </table:table-cell>
          <table:table-cell table:formula="of:=RANDBETWEEN(0;2)" office:value-type="float" office:value="2">
            <text:p>2</text:p>
          </table:table-cell>
          <table:table-cell table:formula="of:=IF( [.B142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Ema Rúa</text:p>
          </table:table-cell>
          <table:table-cell table:formula="of:=RANDBETWEEN(0;2)" office:value-type="float" office:value="1">
            <text:p>1</text:p>
          </table:table-cell>
          <table:table-cell table:formula="of:=IF( [.B143]=2; 0;  RANDBETWEEN(80000;250000) )" office:value-type="float" office:value="85834">
            <text:p>85834,00</text:p>
          </table:table-cell>
        </table:table-row>
        <table:table-row table:style-name="ro1">
          <table:table-cell office:value-type="string">
            <text:p>Emanuel Bautista</text:p>
          </table:table-cell>
          <table:table-cell table:formula="of:=RANDBETWEEN(0;2)" office:value-type="float" office:value="0">
            <text:p>0</text:p>
          </table:table-cell>
          <table:table-cell table:formula="of:=IF( [.B144]=2; 0;  RANDBETWEEN(80000;250000) )" office:value-type="float" office:value="149594">
            <text:p>149594,00</text:p>
          </table:table-cell>
        </table:table-row>
        <table:table-row table:style-name="ro1">
          <table:table-cell office:value-type="string">
            <text:p>Emília León</text:p>
          </table:table-cell>
          <table:table-cell table:formula="of:=RANDBETWEEN(0;2)" office:value-type="float" office:value="0">
            <text:p>0</text:p>
          </table:table-cell>
          <table:table-cell table:formula="of:=IF( [.B145]=2; 0;  RANDBETWEEN(80000;250000) )" office:value-type="float" office:value="155654">
            <text:p>155654,00</text:p>
          </table:table-cell>
        </table:table-row>
        <table:table-row table:style-name="ro1">
          <table:table-cell office:value-type="string">
            <text:p>Emílio Castello Branco</text:p>
          </table:table-cell>
          <table:table-cell table:formula="of:=RANDBETWEEN(0;2)" office:value-type="float" office:value="1">
            <text:p>1</text:p>
          </table:table-cell>
          <table:table-cell table:formula="of:=IF( [.B146]=2; 0;  RANDBETWEEN(80000;250000) )" office:value-type="float" office:value="121612">
            <text:p>121612,00</text:p>
          </table:table-cell>
        </table:table-row>
        <table:table-row table:style-name="ro1">
          <table:table-cell office:value-type="string">
            <text:p>Epaminondas Cambezes</text:p>
          </table:table-cell>
          <table:table-cell table:formula="of:=RANDBETWEEN(0;2)" office:value-type="float" office:value="1">
            <text:p>1</text:p>
          </table:table-cell>
          <table:table-cell table:formula="of:=IF( [.B147]=2; 0;  RANDBETWEEN(80000;250000) )" office:value-type="float" office:value="103256">
            <text:p>103256,00</text:p>
          </table:table-cell>
        </table:table-row>
        <table:table-row table:style-name="ro1">
          <table:table-cell office:value-type="string">
            <text:p>Epaminondas Castelão</text:p>
          </table:table-cell>
          <table:table-cell table:formula="of:=RANDBETWEEN(0;2)" office:value-type="float" office:value="1">
            <text:p>1</text:p>
          </table:table-cell>
          <table:table-cell table:formula="of:=IF( [.B148]=2; 0;  RANDBETWEEN(80000;250000) )" office:value-type="float" office:value="139612">
            <text:p>139612,00</text:p>
          </table:table-cell>
        </table:table-row>
        <table:table-row table:style-name="ro1">
          <table:table-cell office:value-type="string">
            <text:p>Epaminondas Ginjeira</text:p>
          </table:table-cell>
          <table:table-cell table:formula="of:=RANDBETWEEN(0;2)" office:value-type="float" office:value="0">
            <text:p>0</text:p>
          </table:table-cell>
          <table:table-cell table:formula="of:=IF( [.B149]=2; 0;  RANDBETWEEN(80000;250000) )" office:value-type="float" office:value="169371">
            <text:p>169371,00</text:p>
          </table:table-cell>
        </table:table-row>
        <table:table-row table:style-name="ro1">
          <table:table-cell office:value-type="string">
            <text:p>Epaminondas Mourato</text:p>
          </table:table-cell>
          <table:table-cell table:formula="of:=RANDBETWEEN(0;2)" office:value-type="float" office:value="0">
            <text:p>0</text:p>
          </table:table-cell>
          <table:table-cell table:formula="of:=IF( [.B150]=2; 0;  RANDBETWEEN(80000;250000) )" office:value-type="float" office:value="86385">
            <text:p>86385,00</text:p>
          </table:table-cell>
        </table:table-row>
        <table:table-row table:style-name="ro1">
          <table:table-cell office:value-type="string">
            <text:p>Epifânia Maior</text:p>
          </table:table-cell>
          <table:table-cell table:formula="of:=RANDBETWEEN(0;2)" office:value-type="float" office:value="0">
            <text:p>0</text:p>
          </table:table-cell>
          <table:table-cell table:formula="of:=IF( [.B151]=2; 0;  RANDBETWEEN(80000;250000) )" office:value-type="float" office:value="201652">
            <text:p>201652,00</text:p>
          </table:table-cell>
        </table:table-row>
        <table:table-row table:style-name="ro1">
          <table:table-cell office:value-type="string">
            <text:p>Ermelinda Motta</text:p>
          </table:table-cell>
          <table:table-cell table:formula="of:=RANDBETWEEN(0;2)" office:value-type="float" office:value="2">
            <text:p>2</text:p>
          </table:table-cell>
          <table:table-cell table:formula="of:=IF( [.B152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Ermelinda Quirós</text:p>
          </table:table-cell>
          <table:table-cell table:formula="of:=RANDBETWEEN(0;2)" office:value-type="float" office:value="2">
            <text:p>2</text:p>
          </table:table-cell>
          <table:table-cell table:formula="of:=IF( [.B153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Esmeralda Resende</text:p>
          </table:table-cell>
          <table:table-cell table:formula="of:=RANDBETWEEN(0;2)" office:value-type="float" office:value="2">
            <text:p>2</text:p>
          </table:table-cell>
          <table:table-cell table:formula="of:=IF( [.B154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Estanislau Acevedo</text:p>
          </table:table-cell>
          <table:table-cell table:formula="of:=RANDBETWEEN(0;2)" office:value-type="float" office:value="0">
            <text:p>0</text:p>
          </table:table-cell>
          <table:table-cell table:formula="of:=IF( [.B155]=2; 0;  RANDBETWEEN(80000;250000) )" office:value-type="float" office:value="131633">
            <text:p>131633,00</text:p>
          </table:table-cell>
        </table:table-row>
        <table:table-row table:style-name="ro1">
          <table:table-cell office:value-type="string">
            <text:p>Estanislau Ornelas</text:p>
          </table:table-cell>
          <table:table-cell table:formula="of:=RANDBETWEEN(0;2)" office:value-type="float" office:value="1">
            <text:p>1</text:p>
          </table:table-cell>
          <table:table-cell table:formula="of:=IF( [.B156]=2; 0;  RANDBETWEEN(80000;250000) )" office:value-type="float" office:value="244959">
            <text:p>244959,00</text:p>
          </table:table-cell>
        </table:table-row>
        <table:table-row table:style-name="ro1">
          <table:table-cell office:value-type="string">
            <text:p>Estefânia Beiriz</text:p>
          </table:table-cell>
          <table:table-cell table:formula="of:=RANDBETWEEN(0;2)" office:value-type="float" office:value="2">
            <text:p>2</text:p>
          </table:table-cell>
          <table:table-cell table:formula="of:=IF( [.B157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Estela Cavadas</text:p>
          </table:table-cell>
          <table:table-cell table:formula="of:=RANDBETWEEN(0;2)" office:value-type="float" office:value="2">
            <text:p>2</text:p>
          </table:table-cell>
          <table:table-cell table:formula="of:=IF( [.B158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Ester Velázquez</text:p>
          </table:table-cell>
          <table:table-cell table:formula="of:=RANDBETWEEN(0;2)" office:value-type="float" office:value="1">
            <text:p>1</text:p>
          </table:table-cell>
          <table:table-cell table:formula="of:=IF( [.B159]=2; 0;  RANDBETWEEN(80000;250000) )" office:value-type="float" office:value="171122">
            <text:p>171122,00</text:p>
          </table:table-cell>
        </table:table-row>
        <table:table-row table:style-name="ro1">
          <table:table-cell office:value-type="string">
            <text:p>Eunice Fonseca</text:p>
          </table:table-cell>
          <table:table-cell table:formula="of:=RANDBETWEEN(0;2)" office:value-type="float" office:value="0">
            <text:p>0</text:p>
          </table:table-cell>
          <table:table-cell table:formula="of:=IF( [.B160]=2; 0;  RANDBETWEEN(80000;250000) )" office:value-type="float" office:value="150569">
            <text:p>150569,00</text:p>
          </table:table-cell>
        </table:table-row>
        <table:table-row table:style-name="ro1">
          <table:table-cell office:value-type="string">
            <text:p>Evandro Remígio</text:p>
          </table:table-cell>
          <table:table-cell table:formula="of:=RANDBETWEEN(0;2)" office:value-type="float" office:value="2">
            <text:p>2</text:p>
          </table:table-cell>
          <table:table-cell table:formula="of:=IF( [.B161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Evaristo Tibiriçá</text:p>
          </table:table-cell>
          <table:table-cell table:formula="of:=RANDBETWEEN(0;2)" office:value-type="float" office:value="0">
            <text:p>0</text:p>
          </table:table-cell>
          <table:table-cell table:formula="of:=IF( [.B162]=2; 0;  RANDBETWEEN(80000;250000) )" office:value-type="float" office:value="117217">
            <text:p>117217,00</text:p>
          </table:table-cell>
        </table:table-row>
        <table:table-row table:style-name="ro1">
          <table:table-cell office:value-type="string">
            <text:p>Fabiana Ataí</text:p>
          </table:table-cell>
          <table:table-cell table:formula="of:=RANDBETWEEN(0;2)" office:value-type="float" office:value="2">
            <text:p>2</text:p>
          </table:table-cell>
          <table:table-cell table:formula="of:=IF( [.B163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Fabiano Pasos</text:p>
          </table:table-cell>
          <table:table-cell table:formula="of:=RANDBETWEEN(0;2)" office:value-type="float" office:value="0">
            <text:p>0</text:p>
          </table:table-cell>
          <table:table-cell table:formula="of:=IF( [.B164]=2; 0;  RANDBETWEEN(80000;250000) )" office:value-type="float" office:value="189227">
            <text:p>189227,00</text:p>
          </table:table-cell>
        </table:table-row>
        <table:table-row table:style-name="ro1">
          <table:table-cell office:value-type="string">
            <text:p>Fabrício Quintas</text:p>
          </table:table-cell>
          <table:table-cell table:formula="of:=RANDBETWEEN(0;2)" office:value-type="float" office:value="0">
            <text:p>0</text:p>
          </table:table-cell>
          <table:table-cell table:formula="of:=IF( [.B165]=2; 0;  RANDBETWEEN(80000;250000) )" office:value-type="float" office:value="235973">
            <text:p>235973,00</text:p>
          </table:table-cell>
        </table:table-row>
        <table:table-row table:style-name="ro1">
          <table:table-cell office:value-type="string">
            <text:p>Fabíola Pedrozo</text:p>
          </table:table-cell>
          <table:table-cell table:formula="of:=RANDBETWEEN(0;2)" office:value-type="float" office:value="1">
            <text:p>1</text:p>
          </table:table-cell>
          <table:table-cell table:formula="of:=IF( [.B166]=2; 0;  RANDBETWEEN(80000;250000) )" office:value-type="float" office:value="84569">
            <text:p>84569,00</text:p>
          </table:table-cell>
        </table:table-row>
        <table:table-row table:style-name="ro1">
          <table:table-cell office:value-type="string">
            <text:p>Faustino Pozas</text:p>
          </table:table-cell>
          <table:table-cell table:formula="of:=RANDBETWEEN(0;2)" office:value-type="float" office:value="0">
            <text:p>0</text:p>
          </table:table-cell>
          <table:table-cell table:formula="of:=IF( [.B167]=2; 0;  RANDBETWEEN(80000;250000) )" office:value-type="float" office:value="199342">
            <text:p>199342,00</text:p>
          </table:table-cell>
        </table:table-row>
        <table:table-row table:style-name="ro1">
          <table:table-cell office:value-type="string">
            <text:p>Feliciana Cantanhede</text:p>
          </table:table-cell>
          <table:table-cell table:formula="of:=RANDBETWEEN(0;2)" office:value-type="float" office:value="1">
            <text:p>1</text:p>
          </table:table-cell>
          <table:table-cell table:formula="of:=IF( [.B168]=2; 0;  RANDBETWEEN(80000;250000) )" office:value-type="float" office:value="240286">
            <text:p>240286,00</text:p>
          </table:table-cell>
        </table:table-row>
        <table:table-row table:style-name="ro1">
          <table:table-cell office:value-type="string">
            <text:p>Felisbela Meneses</text:p>
          </table:table-cell>
          <table:table-cell table:formula="of:=RANDBETWEEN(0;2)" office:value-type="float" office:value="1">
            <text:p>1</text:p>
          </table:table-cell>
          <table:table-cell table:formula="of:=IF( [.B169]=2; 0;  RANDBETWEEN(80000;250000) )" office:value-type="float" office:value="88306">
            <text:p>88306,00</text:p>
          </table:table-cell>
        </table:table-row>
        <table:table-row table:style-name="ro1">
          <table:table-cell office:value-type="string">
            <text:p>Felícia César</text:p>
          </table:table-cell>
          <table:table-cell table:formula="of:=RANDBETWEEN(0;2)" office:value-type="float" office:value="2">
            <text:p>2</text:p>
          </table:table-cell>
          <table:table-cell table:formula="of:=IF( [.B170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Ferdinando Marques</text:p>
          </table:table-cell>
          <table:table-cell table:formula="of:=RANDBETWEEN(0;2)" office:value-type="float" office:value="0">
            <text:p>0</text:p>
          </table:table-cell>
          <table:table-cell table:formula="of:=IF( [.B171]=2; 0;  RANDBETWEEN(80000;250000) )" office:value-type="float" office:value="166109">
            <text:p>166109,00</text:p>
          </table:table-cell>
        </table:table-row>
        <table:table-row table:style-name="ro1">
          <table:table-cell office:value-type="string">
            <text:p>Ferdinando Pinho</text:p>
          </table:table-cell>
          <table:table-cell table:formula="of:=RANDBETWEEN(0;2)" office:value-type="float" office:value="1">
            <text:p>1</text:p>
          </table:table-cell>
          <table:table-cell table:formula="of:=IF( [.B172]=2; 0;  RANDBETWEEN(80000;250000) )" office:value-type="float" office:value="154952">
            <text:p>154952,00</text:p>
          </table:table-cell>
        </table:table-row>
        <table:table-row table:style-name="ro1">
          <table:table-cell office:value-type="string">
            <text:p>Fernanda Castaño</text:p>
          </table:table-cell>
          <table:table-cell table:formula="of:=RANDBETWEEN(0;2)" office:value-type="float" office:value="0">
            <text:p>0</text:p>
          </table:table-cell>
          <table:table-cell table:formula="of:=IF( [.B173]=2; 0;  RANDBETWEEN(80000;250000) )" office:value-type="float" office:value="179638">
            <text:p>179638,00</text:p>
          </table:table-cell>
        </table:table-row>
        <table:table-row table:style-name="ro1">
          <table:table-cell office:value-type="string">
            <text:p>Fernanda Fortunato</text:p>
          </table:table-cell>
          <table:table-cell table:formula="of:=RANDBETWEEN(0;2)" office:value-type="float" office:value="1">
            <text:p>1</text:p>
          </table:table-cell>
          <table:table-cell table:formula="of:=IF( [.B174]=2; 0;  RANDBETWEEN(80000;250000) )" office:value-type="float" office:value="240530">
            <text:p>240530,00</text:p>
          </table:table-cell>
        </table:table-row>
        <table:table-row table:style-name="ro1">
          <table:table-cell office:value-type="string">
            <text:p>Fernando Fogaça</text:p>
          </table:table-cell>
          <table:table-cell table:formula="of:=RANDBETWEEN(0;2)" office:value-type="float" office:value="2">
            <text:p>2</text:p>
          </table:table-cell>
          <table:table-cell table:formula="of:=IF( [.B175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Fernando Martins</text:p>
          </table:table-cell>
          <table:table-cell table:formula="of:=RANDBETWEEN(0;2)" office:value-type="float" office:value="2">
            <text:p>2</text:p>
          </table:table-cell>
          <table:table-cell table:formula="of:=IF( [.B176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Filena Marinho</text:p>
          </table:table-cell>
          <table:table-cell table:formula="of:=RANDBETWEEN(0;2)" office:value-type="float" office:value="2">
            <text:p>2</text:p>
          </table:table-cell>
          <table:table-cell table:formula="of:=IF( [.B177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Filena Thomé</text:p>
          </table:table-cell>
          <table:table-cell table:formula="of:=RANDBETWEEN(0;2)" office:value-type="float" office:value="0">
            <text:p>0</text:p>
          </table:table-cell>
          <table:table-cell table:formula="of:=IF( [.B178]=2; 0;  RANDBETWEEN(80000;250000) )" office:value-type="float" office:value="110948">
            <text:p>110948,00</text:p>
          </table:table-cell>
        </table:table-row>
        <table:table-row table:style-name="ro1">
          <table:table-cell office:value-type="string">
            <text:p>Filipe Carvalho</text:p>
          </table:table-cell>
          <table:table-cell table:formula="of:=RANDBETWEEN(0;2)" office:value-type="float" office:value="2">
            <text:p>2</text:p>
          </table:table-cell>
          <table:table-cell table:formula="of:=IF( [.B179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Fiona Cabreira</text:p>
          </table:table-cell>
          <table:table-cell table:formula="of:=RANDBETWEEN(0;2)" office:value-type="float" office:value="2">
            <text:p>2</text:p>
          </table:table-cell>
          <table:table-cell table:formula="of:=IF( [.B180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Firmina Holanda</text:p>
          </table:table-cell>
          <table:table-cell table:formula="of:=RANDBETWEEN(0;2)" office:value-type="float" office:value="1">
            <text:p>1</text:p>
          </table:table-cell>
          <table:table-cell table:formula="of:=IF( [.B181]=2; 0;  RANDBETWEEN(80000;250000) )" office:value-type="float" office:value="154991">
            <text:p>154991,00</text:p>
          </table:table-cell>
        </table:table-row>
        <table:table-row table:style-name="ro1">
          <table:table-cell office:value-type="string">
            <text:p>Firmina Quintão</text:p>
          </table:table-cell>
          <table:table-cell table:formula="of:=RANDBETWEEN(0;2)" office:value-type="float" office:value="2">
            <text:p>2</text:p>
          </table:table-cell>
          <table:table-cell table:formula="of:=IF( [.B182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Flamínia Caires</text:p>
          </table:table-cell>
          <table:table-cell table:formula="of:=RANDBETWEEN(0;2)" office:value-type="float" office:value="0">
            <text:p>0</text:p>
          </table:table-cell>
          <table:table-cell table:formula="of:=IF( [.B183]=2; 0;  RANDBETWEEN(80000;250000) )" office:value-type="float" office:value="227397">
            <text:p>227397,00</text:p>
          </table:table-cell>
        </table:table-row>
        <table:table-row table:style-name="ro1">
          <table:table-cell office:value-type="string">
            <text:p>Florbela Póvoas</text:p>
          </table:table-cell>
          <table:table-cell table:formula="of:=RANDBETWEEN(0;2)" office:value-type="float" office:value="1">
            <text:p>1</text:p>
          </table:table-cell>
          <table:table-cell table:formula="of:=IF( [.B184]=2; 0;  RANDBETWEEN(80000;250000) )" office:value-type="float" office:value="193410">
            <text:p>193410,00</text:p>
          </table:table-cell>
        </table:table-row>
        <table:table-row table:style-name="ro1">
          <table:table-cell office:value-type="string">
            <text:p>Flávia Isla</text:p>
          </table:table-cell>
          <table:table-cell table:formula="of:=RANDBETWEEN(0;2)" office:value-type="float" office:value="0">
            <text:p>0</text:p>
          </table:table-cell>
          <table:table-cell table:formula="of:=IF( [.B185]=2; 0;  RANDBETWEEN(80000;250000) )" office:value-type="float" office:value="142017">
            <text:p>142017,00</text:p>
          </table:table-cell>
        </table:table-row>
        <table:table-row table:style-name="ro1">
          <table:table-cell office:value-type="string">
            <text:p>Flávio Infante</text:p>
          </table:table-cell>
          <table:table-cell table:formula="of:=RANDBETWEEN(0;2)" office:value-type="float" office:value="2">
            <text:p>2</text:p>
          </table:table-cell>
          <table:table-cell table:formula="of:=IF( [.B186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Francisca Morera</text:p>
          </table:table-cell>
          <table:table-cell table:formula="of:=RANDBETWEEN(0;2)" office:value-type="float" office:value="1">
            <text:p>1</text:p>
          </table:table-cell>
          <table:table-cell table:formula="of:=IF( [.B187]=2; 0;  RANDBETWEEN(80000;250000) )" office:value-type="float" office:value="162325">
            <text:p>162325,00</text:p>
          </table:table-cell>
        </table:table-row>
        <table:table-row table:style-name="ro1">
          <table:table-cell office:value-type="string">
            <text:p>Francisco Botelho</text:p>
          </table:table-cell>
          <table:table-cell table:formula="of:=RANDBETWEEN(0;2)" office:value-type="float" office:value="0">
            <text:p>0</text:p>
          </table:table-cell>
          <table:table-cell table:formula="of:=IF( [.B188]=2; 0;  RANDBETWEEN(80000;250000) )" office:value-type="float" office:value="220086">
            <text:p>220086,00</text:p>
          </table:table-cell>
        </table:table-row>
        <table:table-row table:style-name="ro1">
          <table:table-cell office:value-type="string">
            <text:p>Frederica Guedes</text:p>
          </table:table-cell>
          <table:table-cell table:formula="of:=RANDBETWEEN(0;2)" office:value-type="float" office:value="0">
            <text:p>0</text:p>
          </table:table-cell>
          <table:table-cell table:formula="of:=IF( [.B189]=2; 0;  RANDBETWEEN(80000;250000) )" office:value-type="float" office:value="236396">
            <text:p>236396,00</text:p>
          </table:table-cell>
        </table:table-row>
        <table:table-row table:style-name="ro1">
          <table:table-cell office:value-type="string">
            <text:p>Frutuoso Losada</text:p>
          </table:table-cell>
          <table:table-cell table:formula="of:=RANDBETWEEN(0;2)" office:value-type="float" office:value="0">
            <text:p>0</text:p>
          </table:table-cell>
          <table:table-cell table:formula="of:=IF( [.B190]=2; 0;  RANDBETWEEN(80000;250000) )" office:value-type="float" office:value="217541">
            <text:p>217541,00</text:p>
          </table:table-cell>
        </table:table-row>
        <table:table-row table:style-name="ro1">
          <table:table-cell office:value-type="string">
            <text:p>Frutuoso Valido</text:p>
          </table:table-cell>
          <table:table-cell table:formula="of:=RANDBETWEEN(0;2)" office:value-type="float" office:value="0">
            <text:p>0</text:p>
          </table:table-cell>
          <table:table-cell table:formula="of:=IF( [.B191]=2; 0;  RANDBETWEEN(80000;250000) )" office:value-type="float" office:value="199347">
            <text:p>199347,00</text:p>
          </table:table-cell>
        </table:table-row>
        <table:table-row table:style-name="ro1">
          <table:table-cell office:value-type="string">
            <text:p>Félix Mafra</text:p>
          </table:table-cell>
          <table:table-cell table:formula="of:=RANDBETWEEN(0;2)" office:value-type="float" office:value="0">
            <text:p>0</text:p>
          </table:table-cell>
          <table:table-cell table:formula="of:=IF( [.B192]=2; 0;  RANDBETWEEN(80000;250000) )" office:value-type="float" office:value="235578">
            <text:p>235578,00</text:p>
          </table:table-cell>
        </table:table-row>
        <table:table-row table:style-name="ro1">
          <table:table-cell office:value-type="string">
            <text:p>Gabriel Borja</text:p>
          </table:table-cell>
          <table:table-cell table:formula="of:=RANDBETWEEN(0;2)" office:value-type="float" office:value="2">
            <text:p>2</text:p>
          </table:table-cell>
          <table:table-cell table:formula="of:=IF( [.B193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Gabriela Cesário</text:p>
          </table:table-cell>
          <table:table-cell table:formula="of:=RANDBETWEEN(0;2)" office:value-type="float" office:value="0">
            <text:p>0</text:p>
          </table:table-cell>
          <table:table-cell table:formula="of:=IF( [.B194]=2; 0;  RANDBETWEEN(80000;250000) )" office:value-type="float" office:value="92541">
            <text:p>92541,00</text:p>
          </table:table-cell>
        </table:table-row>
        <table:table-row table:style-name="ro1">
          <table:table-cell office:value-type="string">
            <text:p>Gaspar Vellozo</text:p>
          </table:table-cell>
          <table:table-cell table:formula="of:=RANDBETWEEN(0;2)" office:value-type="float" office:value="2">
            <text:p>2</text:p>
          </table:table-cell>
          <table:table-cell table:formula="of:=IF( [.B195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Gaudêncio Grilo</text:p>
          </table:table-cell>
          <table:table-cell table:formula="of:=RANDBETWEEN(0;2)" office:value-type="float" office:value="1">
            <text:p>1</text:p>
          </table:table-cell>
          <table:table-cell table:formula="of:=IF( [.B196]=2; 0;  RANDBETWEEN(80000;250000) )" office:value-type="float" office:value="182386">
            <text:p>182386,00</text:p>
          </table:table-cell>
        </table:table-row>
        <table:table-row table:style-name="ro1">
          <table:table-cell office:value-type="string">
            <text:p>Geraldo Lagoa</text:p>
          </table:table-cell>
          <table:table-cell table:formula="of:=RANDBETWEEN(0;2)" office:value-type="float" office:value="0">
            <text:p>0</text:p>
          </table:table-cell>
          <table:table-cell table:formula="of:=IF( [.B197]=2; 0;  RANDBETWEEN(80000;250000) )" office:value-type="float" office:value="111846">
            <text:p>111846,00</text:p>
          </table:table-cell>
        </table:table-row>
        <table:table-row table:style-name="ro1">
          <table:table-cell office:value-type="string">
            <text:p>Germana Bencatel</text:p>
          </table:table-cell>
          <table:table-cell table:formula="of:=RANDBETWEEN(0;2)" office:value-type="float" office:value="1">
            <text:p>1</text:p>
          </table:table-cell>
          <table:table-cell table:formula="of:=IF( [.B198]=2; 0;  RANDBETWEEN(80000;250000) )" office:value-type="float" office:value="168504">
            <text:p>168504,00</text:p>
          </table:table-cell>
        </table:table-row>
        <table:table-row table:style-name="ro1">
          <table:table-cell office:value-type="string">
            <text:p>Germana Félix</text:p>
          </table:table-cell>
          <table:table-cell table:formula="of:=RANDBETWEEN(0;2)" office:value-type="float" office:value="0">
            <text:p>0</text:p>
          </table:table-cell>
          <table:table-cell table:formula="of:=IF( [.B199]=2; 0;  RANDBETWEEN(80000;250000) )" office:value-type="float" office:value="228505">
            <text:p>228505,00</text:p>
          </table:table-cell>
        </table:table-row>
        <table:table-row table:style-name="ro1">
          <table:table-cell office:value-type="string">
            <text:p>Germano Bentes</text:p>
          </table:table-cell>
          <table:table-cell table:formula="of:=RANDBETWEEN(0;2)" office:value-type="float" office:value="0">
            <text:p>0</text:p>
          </table:table-cell>
          <table:table-cell table:formula="of:=IF( [.B200]=2; 0;  RANDBETWEEN(80000;250000) )" office:value-type="float" office:value="110432">
            <text:p>110432,00</text:p>
          </table:table-cell>
        </table:table-row>
        <table:table-row table:style-name="ro1">
          <table:table-cell office:value-type="string">
            <text:p>Gerson Ruas</text:p>
          </table:table-cell>
          <table:table-cell table:formula="of:=RANDBETWEEN(0;2)" office:value-type="float" office:value="1">
            <text:p>1</text:p>
          </table:table-cell>
          <table:table-cell table:formula="of:=IF( [.B201]=2; 0;  RANDBETWEEN(80000;250000) )" office:value-type="float" office:value="139849">
            <text:p>139849,00</text:p>
          </table:table-cell>
        </table:table-row>
        <table:table-row table:style-name="ro1">
          <table:table-cell office:value-type="string">
            <text:p>Gertrudes Loureiro</text:p>
          </table:table-cell>
          <table:table-cell table:formula="of:=RANDBETWEEN(0;2)" office:value-type="float" office:value="0">
            <text:p>0</text:p>
          </table:table-cell>
          <table:table-cell table:formula="of:=IF( [.B202]=2; 0;  RANDBETWEEN(80000;250000) )" office:value-type="float" office:value="96461">
            <text:p>96461,00</text:p>
          </table:table-cell>
        </table:table-row>
        <table:table-row table:style-name="ro1">
          <table:table-cell office:value-type="string">
            <text:p>Gerusa Natal</text:p>
          </table:table-cell>
          <table:table-cell table:formula="of:=RANDBETWEEN(0;2)" office:value-type="float" office:value="1">
            <text:p>1</text:p>
          </table:table-cell>
          <table:table-cell table:formula="of:=IF( [.B203]=2; 0;  RANDBETWEEN(80000;250000) )" office:value-type="float" office:value="222616">
            <text:p>222616,00</text:p>
          </table:table-cell>
        </table:table-row>
        <table:table-row table:style-name="ro1">
          <table:table-cell office:value-type="string">
            <text:p>Gilberto Garcez</text:p>
          </table:table-cell>
          <table:table-cell table:formula="of:=RANDBETWEEN(0;2)" office:value-type="float" office:value="2">
            <text:p>2</text:p>
          </table:table-cell>
          <table:table-cell table:formula="of:=IF( [.B204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Gina Fuentes</text:p>
          </table:table-cell>
          <table:table-cell table:formula="of:=RANDBETWEEN(0;2)" office:value-type="float" office:value="2">
            <text:p>2</text:p>
          </table:table-cell>
          <table:table-cell table:formula="of:=IF( [.B205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Ginéculo Henriques</text:p>
          </table:table-cell>
          <table:table-cell table:formula="of:=RANDBETWEEN(0;2)" office:value-type="float" office:value="2">
            <text:p>2</text:p>
          </table:table-cell>
          <table:table-cell table:formula="of:=IF( [.B206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Ginéculo Ramos</text:p>
          </table:table-cell>
          <table:table-cell table:formula="of:=RANDBETWEEN(0;2)" office:value-type="float" office:value="2">
            <text:p>2</text:p>
          </table:table-cell>
          <table:table-cell table:formula="of:=IF( [.B207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Girão Enríquez</text:p>
          </table:table-cell>
          <table:table-cell table:formula="of:=RANDBETWEEN(0;2)" office:value-type="float" office:value="1">
            <text:p>1</text:p>
          </table:table-cell>
          <table:table-cell table:formula="of:=IF( [.B208]=2; 0;  RANDBETWEEN(80000;250000) )" office:value-type="float" office:value="243963">
            <text:p>243963,00</text:p>
          </table:table-cell>
        </table:table-row>
        <table:table-row table:style-name="ro1">
          <table:table-cell office:value-type="string">
            <text:p>Girão Rebello</text:p>
          </table:table-cell>
          <table:table-cell table:formula="of:=RANDBETWEEN(0;2)" office:value-type="float" office:value="1">
            <text:p>1</text:p>
          </table:table-cell>
          <table:table-cell table:formula="of:=IF( [.B209]=2; 0;  RANDBETWEEN(80000;250000) )" office:value-type="float" office:value="231468">
            <text:p>231468,00</text:p>
          </table:table-cell>
        </table:table-row>
        <table:table-row table:style-name="ro1">
          <table:table-cell office:value-type="string">
            <text:p>Gláucio Cachão</text:p>
          </table:table-cell>
          <table:table-cell table:formula="of:=RANDBETWEEN(0;2)" office:value-type="float" office:value="2">
            <text:p>2</text:p>
          </table:table-cell>
          <table:table-cell table:formula="of:=IF( [.B210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Glória Freiria</text:p>
          </table:table-cell>
          <table:table-cell table:formula="of:=RANDBETWEEN(0;2)" office:value-type="float" office:value="1">
            <text:p>1</text:p>
          </table:table-cell>
          <table:table-cell table:formula="of:=IF( [.B211]=2; 0;  RANDBETWEEN(80000;250000) )" office:value-type="float" office:value="191112">
            <text:p>191112,00</text:p>
          </table:table-cell>
        </table:table-row>
        <table:table-row table:style-name="ro1">
          <table:table-cell office:value-type="string">
            <text:p>Godofredo Vaz</text:p>
          </table:table-cell>
          <table:table-cell table:formula="of:=RANDBETWEEN(0;2)" office:value-type="float" office:value="1">
            <text:p>1</text:p>
          </table:table-cell>
          <table:table-cell table:formula="of:=IF( [.B212]=2; 0;  RANDBETWEEN(80000;250000) )" office:value-type="float" office:value="205932">
            <text:p>205932,00</text:p>
          </table:table-cell>
        </table:table-row>
        <table:table-row table:style-name="ro1">
          <table:table-cell office:value-type="string">
            <text:p>Gomes Teixeira</text:p>
          </table:table-cell>
          <table:table-cell table:formula="of:=RANDBETWEEN(0;2)" office:value-type="float" office:value="1">
            <text:p>1</text:p>
          </table:table-cell>
          <table:table-cell table:formula="of:=IF( [.B213]=2; 0;  RANDBETWEEN(80000;250000) )" office:value-type="float" office:value="209106">
            <text:p>209106,00</text:p>
          </table:table-cell>
        </table:table-row>
        <table:table-row table:style-name="ro1">
          <table:table-cell office:value-type="string">
            <text:p>Gonçalo Gallindo</text:p>
          </table:table-cell>
          <table:table-cell table:formula="of:=RANDBETWEEN(0;2)" office:value-type="float" office:value="2">
            <text:p>2</text:p>
          </table:table-cell>
          <table:table-cell table:formula="of:=IF( [.B214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Greice Larangeira</text:p>
          </table:table-cell>
          <table:table-cell table:formula="of:=RANDBETWEEN(0;2)" office:value-type="float" office:value="0">
            <text:p>0</text:p>
          </table:table-cell>
          <table:table-cell table:formula="of:=IF( [.B215]=2; 0;  RANDBETWEEN(80000;250000) )" office:value-type="float" office:value="177615">
            <text:p>177615,00</text:p>
          </table:table-cell>
        </table:table-row>
        <table:table-row table:style-name="ro1">
          <table:table-cell office:value-type="string">
            <text:p>Greice Méndez</text:p>
          </table:table-cell>
          <table:table-cell table:formula="of:=RANDBETWEEN(0;2)" office:value-type="float" office:value="1">
            <text:p>1</text:p>
          </table:table-cell>
          <table:table-cell table:formula="of:=IF( [.B216]=2; 0;  RANDBETWEEN(80000;250000) )" office:value-type="float" office:value="173063">
            <text:p>173063,00</text:p>
          </table:table-cell>
        </table:table-row>
        <table:table-row table:style-name="ro1">
          <table:table-cell office:value-type="string">
            <text:p>Guadalupe Quinterno</text:p>
          </table:table-cell>
          <table:table-cell table:formula="of:=RANDBETWEEN(0;2)" office:value-type="float" office:value="0">
            <text:p>0</text:p>
          </table:table-cell>
          <table:table-cell table:formula="of:=IF( [.B217]=2; 0;  RANDBETWEEN(80000;250000) )" office:value-type="float" office:value="179308">
            <text:p>179308,00</text:p>
          </table:table-cell>
        </table:table-row>
        <table:table-row table:style-name="ro1">
          <table:table-cell office:value-type="string">
            <text:p>Gualdim Cunha</text:p>
          </table:table-cell>
          <table:table-cell table:formula="of:=RANDBETWEEN(0;2)" office:value-type="float" office:value="0">
            <text:p>0</text:p>
          </table:table-cell>
          <table:table-cell table:formula="of:=IF( [.B218]=2; 0;  RANDBETWEEN(80000;250000) )" office:value-type="float" office:value="151825">
            <text:p>151825,00</text:p>
          </table:table-cell>
        </table:table-row>
        <table:table-row table:style-name="ro1">
          <table:table-cell office:value-type="string">
            <text:p>Guaraci Pêcego</text:p>
          </table:table-cell>
          <table:table-cell table:formula="of:=RANDBETWEEN(0;2)" office:value-type="float" office:value="2">
            <text:p>2</text:p>
          </table:table-cell>
          <table:table-cell table:formula="of:=IF( [.B219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Gueda Covilhã</text:p>
          </table:table-cell>
          <table:table-cell table:formula="of:=RANDBETWEEN(0;2)" office:value-type="float" office:value="0">
            <text:p>0</text:p>
          </table:table-cell>
          <table:table-cell table:formula="of:=IF( [.B220]=2; 0;  RANDBETWEEN(80000;250000) )" office:value-type="float" office:value="121473">
            <text:p>121473,00</text:p>
          </table:table-cell>
        </table:table-row>
        <table:table-row table:style-name="ro1">
          <table:table-cell office:value-type="string">
            <text:p>Gueda Zagallo</text:p>
          </table:table-cell>
          <table:table-cell table:formula="of:=RANDBETWEEN(0;2)" office:value-type="float" office:value="0">
            <text:p>0</text:p>
          </table:table-cell>
          <table:table-cell table:formula="of:=IF( [.B221]=2; 0;  RANDBETWEEN(80000;250000) )" office:value-type="float" office:value="81463">
            <text:p>81463,00</text:p>
          </table:table-cell>
        </table:table-row>
        <table:table-row table:style-name="ro1">
          <table:table-cell office:value-type="string">
            <text:p>Guida Becerril</text:p>
          </table:table-cell>
          <table:table-cell table:formula="of:=RANDBETWEEN(0;2)" office:value-type="float" office:value="0">
            <text:p>0</text:p>
          </table:table-cell>
          <table:table-cell table:formula="of:=IF( [.B222]=2; 0;  RANDBETWEEN(80000;250000) )" office:value-type="float" office:value="216344">
            <text:p>216344,00</text:p>
          </table:table-cell>
        </table:table-row>
        <table:table-row table:style-name="ro1">
          <table:table-cell office:value-type="string">
            <text:p>Guido Sotomayor</text:p>
          </table:table-cell>
          <table:table-cell table:formula="of:=RANDBETWEEN(0;2)" office:value-type="float" office:value="0">
            <text:p>0</text:p>
          </table:table-cell>
          <table:table-cell table:formula="of:=IF( [.B223]=2; 0;  RANDBETWEEN(80000;250000) )" office:value-type="float" office:value="87893">
            <text:p>87893,00</text:p>
          </table:table-cell>
        </table:table-row>
        <table:table-row table:style-name="ro1">
          <table:table-cell office:value-type="string">
            <text:p>Guilherme Mangueira</text:p>
          </table:table-cell>
          <table:table-cell table:formula="of:=RANDBETWEEN(0;2)" office:value-type="float" office:value="1">
            <text:p>1</text:p>
          </table:table-cell>
          <table:table-cell table:formula="of:=IF( [.B224]=2; 0;  RANDBETWEEN(80000;250000) )" office:value-type="float" office:value="179202">
            <text:p>179202,00</text:p>
          </table:table-cell>
        </table:table-row>
        <table:table-row table:style-name="ro1">
          <table:table-cell office:value-type="string">
            <text:p>Guilherme Peralta</text:p>
          </table:table-cell>
          <table:table-cell table:formula="of:=RANDBETWEEN(0;2)" office:value-type="float" office:value="0">
            <text:p>0</text:p>
          </table:table-cell>
          <table:table-cell table:formula="of:=IF( [.B225]=2; 0;  RANDBETWEEN(80000;250000) )" office:value-type="float" office:value="200609">
            <text:p>200609,00</text:p>
          </table:table-cell>
        </table:table-row>
        <table:table-row table:style-name="ro1">
          <table:table-cell office:value-type="string">
            <text:p>Guiomar Marcondes</text:p>
          </table:table-cell>
          <table:table-cell table:formula="of:=RANDBETWEEN(0;2)" office:value-type="float" office:value="1">
            <text:p>1</text:p>
          </table:table-cell>
          <table:table-cell table:formula="of:=IF( [.B226]=2; 0;  RANDBETWEEN(80000;250000) )" office:value-type="float" office:value="179354">
            <text:p>179354,00</text:p>
          </table:table-cell>
        </table:table-row>
        <table:table-row table:style-name="ro1">
          <table:table-cell office:value-type="string">
            <text:p>Gustavo Moreno</text:p>
          </table:table-cell>
          <table:table-cell table:formula="of:=RANDBETWEEN(0;2)" office:value-type="float" office:value="2">
            <text:p>2</text:p>
          </table:table-cell>
          <table:table-cell table:formula="of:=IF( [.B227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Heloísa Guzmán</text:p>
          </table:table-cell>
          <table:table-cell table:formula="of:=RANDBETWEEN(0;2)" office:value-type="float" office:value="2">
            <text:p>2</text:p>
          </table:table-cell>
          <table:table-cell table:formula="of:=IF( [.B228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Henrique Mortágua</text:p>
          </table:table-cell>
          <table:table-cell table:formula="of:=RANDBETWEEN(0;2)" office:value-type="float" office:value="0">
            <text:p>0</text:p>
          </table:table-cell>
          <table:table-cell table:formula="of:=IF( [.B229]=2; 0;  RANDBETWEEN(80000;250000) )" office:value-type="float" office:value="232583">
            <text:p>232583,00</text:p>
          </table:table-cell>
        </table:table-row>
        <table:table-row table:style-name="ro1">
          <table:table-cell office:value-type="string">
            <text:p>Henriqueta Caiapó</text:p>
          </table:table-cell>
          <table:table-cell table:formula="of:=RANDBETWEEN(0;2)" office:value-type="float" office:value="2">
            <text:p>2</text:p>
          </table:table-cell>
          <table:table-cell table:formula="of:=IF( [.B230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Henriqueta Quinzeiro</text:p>
          </table:table-cell>
          <table:table-cell table:formula="of:=RANDBETWEEN(0;2)" office:value-type="float" office:value="2">
            <text:p>2</text:p>
          </table:table-cell>
          <table:table-cell table:formula="of:=IF( [.B231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Herberto Baranda</text:p>
          </table:table-cell>
          <table:table-cell table:formula="of:=RANDBETWEEN(0;2)" office:value-type="float" office:value="2">
            <text:p>2</text:p>
          </table:table-cell>
          <table:table-cell table:formula="of:=IF( [.B232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Herberto Campos</text:p>
          </table:table-cell>
          <table:table-cell table:formula="of:=RANDBETWEEN(0;2)" office:value-type="float" office:value="1">
            <text:p>1</text:p>
          </table:table-cell>
          <table:table-cell table:formula="of:=IF( [.B233]=2; 0;  RANDBETWEEN(80000;250000) )" office:value-type="float" office:value="124145">
            <text:p>124145,00</text:p>
          </table:table-cell>
        </table:table-row>
        <table:table-row table:style-name="ro1">
          <table:table-cell office:value-type="string">
            <text:p>Herculano Borges</text:p>
          </table:table-cell>
          <table:table-cell table:formula="of:=RANDBETWEEN(0;2)" office:value-type="float" office:value="1">
            <text:p>1</text:p>
          </table:table-cell>
          <table:table-cell table:formula="of:=IF( [.B234]=2; 0;  RANDBETWEEN(80000;250000) )" office:value-type="float" office:value="181197">
            <text:p>181197,00</text:p>
          </table:table-cell>
        </table:table-row>
        <table:table-row table:style-name="ro1">
          <table:table-cell office:value-type="string">
            <text:p>Heriberto Vargas</text:p>
          </table:table-cell>
          <table:table-cell table:formula="of:=RANDBETWEEN(0;2)" office:value-type="float" office:value="0">
            <text:p>0</text:p>
          </table:table-cell>
          <table:table-cell table:formula="of:=IF( [.B235]=2; 0;  RANDBETWEEN(80000;250000) )" office:value-type="float" office:value="110463">
            <text:p>110463,00</text:p>
          </table:table-cell>
        </table:table-row>
        <table:table-row table:style-name="ro1">
          <table:table-cell office:value-type="string">
            <text:p>Hermano Machado</text:p>
          </table:table-cell>
          <table:table-cell table:formula="of:=RANDBETWEEN(0;2)" office:value-type="float" office:value="2">
            <text:p>2</text:p>
          </table:table-cell>
          <table:table-cell table:formula="of:=IF( [.B236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Hermígio Murici</text:p>
          </table:table-cell>
          <table:table-cell table:formula="of:=RANDBETWEEN(0;2)" office:value-type="float" office:value="0">
            <text:p>0</text:p>
          </table:table-cell>
          <table:table-cell table:formula="of:=IF( [.B237]=2; 0;  RANDBETWEEN(80000;250000) )" office:value-type="float" office:value="240042">
            <text:p>240042,00</text:p>
          </table:table-cell>
        </table:table-row>
        <table:table-row table:style-name="ro1">
          <table:table-cell office:value-type="string">
            <text:p>Higino Trinidad</text:p>
          </table:table-cell>
          <table:table-cell table:formula="of:=RANDBETWEEN(0;2)" office:value-type="float" office:value="1">
            <text:p>1</text:p>
          </table:table-cell>
          <table:table-cell table:formula="of:=IF( [.B238]=2; 0;  RANDBETWEEN(80000;250000) )" office:value-type="float" office:value="159422">
            <text:p>159422,00</text:p>
          </table:table-cell>
        </table:table-row>
        <table:table-row table:style-name="ro1">
          <table:table-cell office:value-type="string">
            <text:p>Honório Moreira</text:p>
          </table:table-cell>
          <table:table-cell table:formula="of:=RANDBETWEEN(0;2)" office:value-type="float" office:value="0">
            <text:p>0</text:p>
          </table:table-cell>
          <table:table-cell table:formula="of:=IF( [.B239]=2; 0;  RANDBETWEEN(80000;250000) )" office:value-type="float" office:value="177918">
            <text:p>177918,00</text:p>
          </table:table-cell>
        </table:table-row>
        <table:table-row table:style-name="ro1">
          <table:table-cell office:value-type="string">
            <text:p>Hugo Taperebá</text:p>
          </table:table-cell>
          <table:table-cell table:formula="of:=RANDBETWEEN(0;2)" office:value-type="float" office:value="0">
            <text:p>0</text:p>
          </table:table-cell>
          <table:table-cell table:formula="of:=IF( [.B240]=2; 0;  RANDBETWEEN(80000;250000) )" office:value-type="float" office:value="140600">
            <text:p>140600,00</text:p>
          </table:table-cell>
        </table:table-row>
        <table:table-row table:style-name="ro1">
          <table:table-cell office:value-type="string">
            <text:p>Humberto Poças</text:p>
          </table:table-cell>
          <table:table-cell table:formula="of:=RANDBETWEEN(0;2)" office:value-type="float" office:value="2">
            <text:p>2</text:p>
          </table:table-cell>
          <table:table-cell table:formula="of:=IF( [.B241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Humberto Tabosa</text:p>
          </table:table-cell>
          <table:table-cell table:formula="of:=RANDBETWEEN(0;2)" office:value-type="float" office:value="0">
            <text:p>0</text:p>
          </table:table-cell>
          <table:table-cell table:formula="of:=IF( [.B242]=2; 0;  RANDBETWEEN(80000;250000) )" office:value-type="float" office:value="234984">
            <text:p>234984,00</text:p>
          </table:table-cell>
        </table:table-row>
        <table:table-row table:style-name="ro1">
          <table:table-cell office:value-type="string">
            <text:p>Hélia Pinho</text:p>
          </table:table-cell>
          <table:table-cell table:formula="of:=RANDBETWEEN(0;2)" office:value-type="float" office:value="2">
            <text:p>2</text:p>
          </table:table-cell>
          <table:table-cell table:formula="of:=IF( [.B243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Hélio Canto</text:p>
          </table:table-cell>
          <table:table-cell table:formula="of:=RANDBETWEEN(0;2)" office:value-type="float" office:value="0">
            <text:p>0</text:p>
          </table:table-cell>
          <table:table-cell table:formula="of:=IF( [.B244]=2; 0;  RANDBETWEEN(80000;250000) )" office:value-type="float" office:value="160118">
            <text:p>160118,00</text:p>
          </table:table-cell>
        </table:table-row>
        <table:table-row table:style-name="ro1">
          <table:table-cell office:value-type="string">
            <text:p>Iara Gomes</text:p>
          </table:table-cell>
          <table:table-cell table:formula="of:=RANDBETWEEN(0;2)" office:value-type="float" office:value="1">
            <text:p>1</text:p>
          </table:table-cell>
          <table:table-cell table:formula="of:=IF( [.B245]=2; 0;  RANDBETWEEN(80000;250000) )" office:value-type="float" office:value="112318">
            <text:p>112318,00</text:p>
          </table:table-cell>
        </table:table-row>
        <table:table-row table:style-name="ro1">
          <table:table-cell office:value-type="string">
            <text:p>Ilduara Landim</text:p>
          </table:table-cell>
          <table:table-cell table:formula="of:=RANDBETWEEN(0;2)" office:value-type="float" office:value="1">
            <text:p>1</text:p>
          </table:table-cell>
          <table:table-cell table:formula="of:=IF( [.B246]=2; 0;  RANDBETWEEN(80000;250000) )" office:value-type="float" office:value="136713">
            <text:p>136713,00</text:p>
          </table:table-cell>
        </table:table-row>
        <table:table-row table:style-name="ro1">
          <table:table-cell office:value-type="string">
            <text:p>Ingrit Novalles</text:p>
          </table:table-cell>
          <table:table-cell table:formula="of:=RANDBETWEEN(0;2)" office:value-type="float" office:value="2">
            <text:p>2</text:p>
          </table:table-cell>
          <table:table-cell table:formula="of:=IF( [.B247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Irani Mota</text:p>
          </table:table-cell>
          <table:table-cell table:formula="of:=RANDBETWEEN(0;2)" office:value-type="float" office:value="1">
            <text:p>1</text:p>
          </table:table-cell>
          <table:table-cell table:formula="of:=IF( [.B248]=2; 0;  RANDBETWEEN(80000;250000) )" office:value-type="float" office:value="232565">
            <text:p>232565,00</text:p>
          </table:table-cell>
        </table:table-row>
        <table:table-row table:style-name="ro1">
          <table:table-cell office:value-type="string">
            <text:p>Isilda Lóio</text:p>
          </table:table-cell>
          <table:table-cell table:formula="of:=RANDBETWEEN(0;2)" office:value-type="float" office:value="2">
            <text:p>2</text:p>
          </table:table-cell>
          <table:table-cell table:formula="of:=IF( [.B249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Israel Barata</text:p>
          </table:table-cell>
          <table:table-cell table:formula="of:=RANDBETWEEN(0;2)" office:value-type="float" office:value="1">
            <text:p>1</text:p>
          </table:table-cell>
          <table:table-cell table:formula="of:=IF( [.B250]=2; 0;  RANDBETWEEN(80000;250000) )" office:value-type="float" office:value="94884">
            <text:p>94884,00</text:p>
          </table:table-cell>
        </table:table-row>
        <table:table-row table:style-name="ro1">
          <table:table-cell office:value-type="string">
            <text:p>Israel Jordán</text:p>
          </table:table-cell>
          <table:table-cell table:formula="of:=RANDBETWEEN(0;2)" office:value-type="float" office:value="1">
            <text:p>1</text:p>
          </table:table-cell>
          <table:table-cell table:formula="of:=IF( [.B251]=2; 0;  RANDBETWEEN(80000;250000) )" office:value-type="float" office:value="243600">
            <text:p>243600,00</text:p>
          </table:table-cell>
        </table:table-row>
        <table:table-row table:style-name="ro1">
          <table:table-cell office:value-type="string">
            <text:p>Itiberê Torres</text:p>
          </table:table-cell>
          <table:table-cell table:formula="of:=RANDBETWEEN(0;2)" office:value-type="float" office:value="0">
            <text:p>0</text:p>
          </table:table-cell>
          <table:table-cell table:formula="of:=IF( [.B252]=2; 0;  RANDBETWEEN(80000;250000) )" office:value-type="float" office:value="194407">
            <text:p>194407,00</text:p>
          </table:table-cell>
        </table:table-row>
        <table:table-row table:style-name="ro1">
          <table:table-cell office:value-type="string">
            <text:p>Iuri Cesário</text:p>
          </table:table-cell>
          <table:table-cell table:formula="of:=RANDBETWEEN(0;2)" office:value-type="float" office:value="2">
            <text:p>2</text:p>
          </table:table-cell>
          <table:table-cell table:formula="of:=IF( [.B253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Iva Guimaraes</text:p>
          </table:table-cell>
          <table:table-cell table:formula="of:=RANDBETWEEN(0;2)" office:value-type="float" office:value="0">
            <text:p>0</text:p>
          </table:table-cell>
          <table:table-cell table:formula="of:=IF( [.B254]=2; 0;  RANDBETWEEN(80000;250000) )" office:value-type="float" office:value="225468">
            <text:p>225468,00</text:p>
          </table:table-cell>
        </table:table-row>
        <table:table-row table:style-name="ro1">
          <table:table-cell office:value-type="string">
            <text:p>Ivo Melgaço</text:p>
          </table:table-cell>
          <table:table-cell table:formula="of:=RANDBETWEEN(0;2)" office:value-type="float" office:value="0">
            <text:p>0</text:p>
          </table:table-cell>
          <table:table-cell table:formula="of:=IF( [.B255]=2; 0;  RANDBETWEEN(80000;250000) )" office:value-type="float" office:value="235156">
            <text:p>235156,00</text:p>
          </table:table-cell>
        </table:table-row>
        <table:table-row table:style-name="ro1">
          <table:table-cell office:value-type="string">
            <text:p>Ivo Villanueva</text:p>
          </table:table-cell>
          <table:table-cell table:formula="of:=RANDBETWEEN(0;2)" office:value-type="float" office:value="0">
            <text:p>0</text:p>
          </table:table-cell>
          <table:table-cell table:formula="of:=IF( [.B256]=2; 0;  RANDBETWEEN(80000;250000) )" office:value-type="float" office:value="170457">
            <text:p>170457,00</text:p>
          </table:table-cell>
        </table:table-row>
        <table:table-row table:style-name="ro1">
          <table:table-cell office:value-type="string">
            <text:p>Jacinto Belém</text:p>
          </table:table-cell>
          <table:table-cell table:formula="of:=RANDBETWEEN(0;2)" office:value-type="float" office:value="0">
            <text:p>0</text:p>
          </table:table-cell>
          <table:table-cell table:formula="of:=IF( [.B257]=2; 0;  RANDBETWEEN(80000;250000) )" office:value-type="float" office:value="133694">
            <text:p>133694,00</text:p>
          </table:table-cell>
        </table:table-row>
        <table:table-row table:style-name="ro1">
          <table:table-cell office:value-type="string">
            <text:p>Jacira Barretto</text:p>
          </table:table-cell>
          <table:table-cell table:formula="of:=RANDBETWEEN(0;2)" office:value-type="float" office:value="2">
            <text:p>2</text:p>
          </table:table-cell>
          <table:table-cell table:formula="of:=IF( [.B258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Jacira Bonilha</text:p>
          </table:table-cell>
          <table:table-cell table:formula="of:=RANDBETWEEN(0;2)" office:value-type="float" office:value="1">
            <text:p>1</text:p>
          </table:table-cell>
          <table:table-cell table:formula="of:=IF( [.B259]=2; 0;  RANDBETWEEN(80000;250000) )" office:value-type="float" office:value="176245">
            <text:p>176245,00</text:p>
          </table:table-cell>
        </table:table-row>
        <table:table-row table:style-name="ro1">
          <table:table-cell office:value-type="string">
            <text:p>Jacira Vergueiro</text:p>
          </table:table-cell>
          <table:table-cell table:formula="of:=RANDBETWEEN(0;2)" office:value-type="float" office:value="1">
            <text:p>1</text:p>
          </table:table-cell>
          <table:table-cell table:formula="of:=IF( [.B260]=2; 0;  RANDBETWEEN(80000;250000) )" office:value-type="float" office:value="116197">
            <text:p>116197,00</text:p>
          </table:table-cell>
        </table:table-row>
        <table:table-row table:style-name="ro1">
          <table:table-cell office:value-type="string">
            <text:p>Jaime Díaz</text:p>
          </table:table-cell>
          <table:table-cell table:formula="of:=RANDBETWEEN(0;2)" office:value-type="float" office:value="2">
            <text:p>2</text:p>
          </table:table-cell>
          <table:table-cell table:formula="of:=IF( [.B261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Jamari Remígio</text:p>
          </table:table-cell>
          <table:table-cell table:formula="of:=RANDBETWEEN(0;2)" office:value-type="float" office:value="0">
            <text:p>0</text:p>
          </table:table-cell>
          <table:table-cell table:formula="of:=IF( [.B262]=2; 0;  RANDBETWEEN(80000;250000) )" office:value-type="float" office:value="88417">
            <text:p>88417,00</text:p>
          </table:table-cell>
        </table:table-row>
        <table:table-row table:style-name="ro1">
          <table:table-cell office:value-type="string">
            <text:p>Jandaíra Neiva</text:p>
          </table:table-cell>
          <table:table-cell table:formula="of:=RANDBETWEEN(0;2)" office:value-type="float" office:value="2">
            <text:p>2</text:p>
          </table:table-cell>
          <table:table-cell table:formula="of:=IF( [.B263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Jerónimo, Jerônimo Gutiérrez</text:p>
          </table:table-cell>
          <table:table-cell table:formula="of:=RANDBETWEEN(0;2)" office:value-type="float" office:value="2">
            <text:p>2</text:p>
          </table:table-cell>
          <table:table-cell table:formula="of:=IF( [.B264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Joaquim Lemos</text:p>
          </table:table-cell>
          <table:table-cell table:formula="of:=RANDBETWEEN(0;2)" office:value-type="float" office:value="2">
            <text:p>2</text:p>
          </table:table-cell>
          <table:table-cell table:formula="of:=IF( [.B265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Jordão Rico</text:p>
          </table:table-cell>
          <table:table-cell table:formula="of:=RANDBETWEEN(0;2)" office:value-type="float" office:value="1">
            <text:p>1</text:p>
          </table:table-cell>
          <table:table-cell table:formula="of:=IF( [.B266]=2; 0;  RANDBETWEEN(80000;250000) )" office:value-type="float" office:value="200290">
            <text:p>200290,00</text:p>
          </table:table-cell>
        </table:table-row>
        <table:table-row table:style-name="ro1">
          <table:table-cell office:value-type="string">
            <text:p>Jorgina Azambuja</text:p>
          </table:table-cell>
          <table:table-cell table:formula="of:=RANDBETWEEN(0;2)" office:value-type="float" office:value="0">
            <text:p>0</text:p>
          </table:table-cell>
          <table:table-cell table:formula="of:=IF( [.B267]=2; 0;  RANDBETWEEN(80000;250000) )" office:value-type="float" office:value="143539">
            <text:p>143539,00</text:p>
          </table:table-cell>
        </table:table-row>
        <table:table-row table:style-name="ro1">
          <table:table-cell office:value-type="string">
            <text:p>Josefa Moreno</text:p>
          </table:table-cell>
          <table:table-cell table:formula="of:=RANDBETWEEN(0;2)" office:value-type="float" office:value="0">
            <text:p>0</text:p>
          </table:table-cell>
          <table:table-cell table:formula="of:=IF( [.B268]=2; 0;  RANDBETWEEN(80000;250000) )" office:value-type="float" office:value="249584">
            <text:p>249584,00</text:p>
          </table:table-cell>
        </table:table-row>
        <table:table-row table:style-name="ro1">
          <table:table-cell office:value-type="string">
            <text:p>Josias Blanco</text:p>
          </table:table-cell>
          <table:table-cell table:formula="of:=RANDBETWEEN(0;2)" office:value-type="float" office:value="2">
            <text:p>2</text:p>
          </table:table-cell>
          <table:table-cell table:formula="of:=IF( [.B269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Josias Meneses</text:p>
          </table:table-cell>
          <table:table-cell table:formula="of:=RANDBETWEEN(0;2)" office:value-type="float" office:value="0">
            <text:p>0</text:p>
          </table:table-cell>
          <table:table-cell table:formula="of:=IF( [.B270]=2; 0;  RANDBETWEEN(80000;250000) )" office:value-type="float" office:value="84244">
            <text:p>84244,00</text:p>
          </table:table-cell>
        </table:table-row>
        <table:table-row table:style-name="ro1">
          <table:table-cell office:value-type="string">
            <text:p>Josué Monte</text:p>
          </table:table-cell>
          <table:table-cell table:formula="of:=RANDBETWEEN(0;2)" office:value-type="float" office:value="1">
            <text:p>1</text:p>
          </table:table-cell>
          <table:table-cell table:formula="of:=IF( [.B271]=2; 0;  RANDBETWEEN(80000;250000) )" office:value-type="float" office:value="103559">
            <text:p>103559,00</text:p>
          </table:table-cell>
        </table:table-row>
        <table:table-row table:style-name="ro1">
          <table:table-cell office:value-type="string">
            <text:p>Josué Vilariça</text:p>
          </table:table-cell>
          <table:table-cell table:formula="of:=RANDBETWEEN(0;2)" office:value-type="float" office:value="0">
            <text:p>0</text:p>
          </table:table-cell>
          <table:table-cell table:formula="of:=IF( [.B272]=2; 0;  RANDBETWEEN(80000;250000) )" office:value-type="float" office:value="227608">
            <text:p>227608,00</text:p>
          </table:table-cell>
        </table:table-row>
        <table:table-row table:style-name="ro1">
          <table:table-cell office:value-type="string">
            <text:p>José Terra</text:p>
          </table:table-cell>
          <table:table-cell table:formula="of:=RANDBETWEEN(0;2)" office:value-type="float" office:value="1">
            <text:p>1</text:p>
          </table:table-cell>
          <table:table-cell table:formula="of:=IF( [.B273]=2; 0;  RANDBETWEEN(80000;250000) )" office:value-type="float" office:value="185262">
            <text:p>185262,00</text:p>
          </table:table-cell>
        </table:table-row>
        <table:table-row table:style-name="ro1">
          <table:table-cell office:value-type="string">
            <text:p>Judas Coello</text:p>
          </table:table-cell>
          <table:table-cell table:formula="of:=RANDBETWEEN(0;2)" office:value-type="float" office:value="2">
            <text:p>2</text:p>
          </table:table-cell>
          <table:table-cell table:formula="of:=IF( [.B274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Judite Hierro</text:p>
          </table:table-cell>
          <table:table-cell table:formula="of:=RANDBETWEEN(0;2)" office:value-type="float" office:value="1">
            <text:p>1</text:p>
          </table:table-cell>
          <table:table-cell table:formula="of:=IF( [.B275]=2; 0;  RANDBETWEEN(80000;250000) )" office:value-type="float" office:value="183894">
            <text:p>183894,00</text:p>
          </table:table-cell>
        </table:table-row>
        <table:table-row table:style-name="ro1">
          <table:table-cell office:value-type="string">
            <text:p>Juliano Galvão</text:p>
          </table:table-cell>
          <table:table-cell table:formula="of:=RANDBETWEEN(0;2)" office:value-type="float" office:value="1">
            <text:p>1</text:p>
          </table:table-cell>
          <table:table-cell table:formula="of:=IF( [.B276]=2; 0;  RANDBETWEEN(80000;250000) )" office:value-type="float" office:value="157729">
            <text:p>157729,00</text:p>
          </table:table-cell>
        </table:table-row>
        <table:table-row table:style-name="ro1">
          <table:table-cell office:value-type="string">
            <text:p>Julieta Higuera</text:p>
          </table:table-cell>
          <table:table-cell table:formula="of:=RANDBETWEEN(0;2)" office:value-type="float" office:value="2">
            <text:p>2</text:p>
          </table:table-cell>
          <table:table-cell table:formula="of:=IF( [.B277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Julieta Varejão</text:p>
          </table:table-cell>
          <table:table-cell table:formula="of:=RANDBETWEEN(0;2)" office:value-type="float" office:value="1">
            <text:p>1</text:p>
          </table:table-cell>
          <table:table-cell table:formula="of:=IF( [.B278]=2; 0;  RANDBETWEEN(80000;250000) )" office:value-type="float" office:value="139713">
            <text:p>139713,00</text:p>
          </table:table-cell>
        </table:table-row>
        <table:table-row table:style-name="ro1">
          <table:table-cell office:value-type="string">
            <text:p>Jurema Lancastre</text:p>
          </table:table-cell>
          <table:table-cell table:formula="of:=RANDBETWEEN(0;2)" office:value-type="float" office:value="1">
            <text:p>1</text:p>
          </table:table-cell>
          <table:table-cell table:formula="of:=IF( [.B279]=2; 0;  RANDBETWEEN(80000;250000) )" office:value-type="float" office:value="129003">
            <text:p>129003,00</text:p>
          </table:table-cell>
        </table:table-row>
        <table:table-row table:style-name="ro1">
          <table:table-cell office:value-type="string">
            <text:p>Jurema Maia</text:p>
          </table:table-cell>
          <table:table-cell table:formula="of:=RANDBETWEEN(0;2)" office:value-type="float" office:value="1">
            <text:p>1</text:p>
          </table:table-cell>
          <table:table-cell table:formula="of:=IF( [.B280]=2; 0;  RANDBETWEEN(80000;250000) )" office:value-type="float" office:value="157295">
            <text:p>157295,00</text:p>
          </table:table-cell>
        </table:table-row>
        <table:table-row table:style-name="ro1">
          <table:table-cell office:value-type="string">
            <text:p>Justino Bettencourt</text:p>
          </table:table-cell>
          <table:table-cell table:formula="of:=RANDBETWEEN(0;2)" office:value-type="float" office:value="2">
            <text:p>2</text:p>
          </table:table-cell>
          <table:table-cell table:formula="of:=IF( [.B281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Juçara Souto Maior</text:p>
          </table:table-cell>
          <table:table-cell table:formula="of:=RANDBETWEEN(0;2)" office:value-type="float" office:value="2">
            <text:p>2</text:p>
          </table:table-cell>
          <table:table-cell table:formula="of:=IF( [.B282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Jéssica Pinho</text:p>
          </table:table-cell>
          <table:table-cell table:formula="of:=RANDBETWEEN(0;2)" office:value-type="float" office:value="2">
            <text:p>2</text:p>
          </table:table-cell>
          <table:table-cell table:formula="of:=IF( [.B283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Júlia Batata</text:p>
          </table:table-cell>
          <table:table-cell table:formula="of:=RANDBETWEEN(0;2)" office:value-type="float" office:value="1">
            <text:p>1</text:p>
          </table:table-cell>
          <table:table-cell table:formula="of:=IF( [.B284]=2; 0;  RANDBETWEEN(80000;250000) )" office:value-type="float" office:value="169205">
            <text:p>169205,00</text:p>
          </table:table-cell>
        </table:table-row>
        <table:table-row table:style-name="ro1">
          <table:table-cell office:value-type="string">
            <text:p>Júlia Freyre</text:p>
          </table:table-cell>
          <table:table-cell table:formula="of:=RANDBETWEEN(0;2)" office:value-type="float" office:value="0">
            <text:p>0</text:p>
          </table:table-cell>
          <table:table-cell table:formula="of:=IF( [.B285]=2; 0;  RANDBETWEEN(80000;250000) )" office:value-type="float" office:value="129457">
            <text:p>129457,00</text:p>
          </table:table-cell>
        </table:table-row>
        <table:table-row table:style-name="ro1">
          <table:table-cell office:value-type="string">
            <text:p>Júlio Macedo</text:p>
          </table:table-cell>
          <table:table-cell table:formula="of:=RANDBETWEEN(0;2)" office:value-type="float" office:value="2">
            <text:p>2</text:p>
          </table:table-cell>
          <table:table-cell table:formula="of:=IF( [.B286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Laura Esparteiro</text:p>
          </table:table-cell>
          <table:table-cell table:formula="of:=RANDBETWEEN(0;2)" office:value-type="float" office:value="1">
            <text:p>1</text:p>
          </table:table-cell>
          <table:table-cell table:formula="of:=IF( [.B287]=2; 0;  RANDBETWEEN(80000;250000) )" office:value-type="float" office:value="97029">
            <text:p>97029,00</text:p>
          </table:table-cell>
        </table:table-row>
        <table:table-row table:style-name="ro1">
          <table:table-cell office:value-type="string">
            <text:p>Laura Paixão</text:p>
          </table:table-cell>
          <table:table-cell table:formula="of:=RANDBETWEEN(0;2)" office:value-type="float" office:value="0">
            <text:p>0</text:p>
          </table:table-cell>
          <table:table-cell table:formula="of:=IF( [.B288]=2; 0;  RANDBETWEEN(80000;250000) )" office:value-type="float" office:value="122946">
            <text:p>122946,00</text:p>
          </table:table-cell>
        </table:table-row>
        <table:table-row table:style-name="ro1">
          <table:table-cell office:value-type="string">
            <text:p>Lavínia Pinhal</text:p>
          </table:table-cell>
          <table:table-cell table:formula="of:=RANDBETWEEN(0;2)" office:value-type="float" office:value="1">
            <text:p>1</text:p>
          </table:table-cell>
          <table:table-cell table:formula="of:=IF( [.B289]=2; 0;  RANDBETWEEN(80000;250000) )" office:value-type="float" office:value="113443">
            <text:p>113443,00</text:p>
          </table:table-cell>
        </table:table-row>
        <table:table-row table:style-name="ro1">
          <table:table-cell office:value-type="string">
            <text:p>Leonir Vásquez</text:p>
          </table:table-cell>
          <table:table-cell table:formula="of:=RANDBETWEEN(0;2)" office:value-type="float" office:value="2">
            <text:p>2</text:p>
          </table:table-cell>
          <table:table-cell table:formula="of:=IF( [.B290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Leonor Quental</text:p>
          </table:table-cell>
          <table:table-cell table:formula="of:=RANDBETWEEN(0;2)" office:value-type="float" office:value="1">
            <text:p>1</text:p>
          </table:table-cell>
          <table:table-cell table:formula="of:=IF( [.B291]=2; 0;  RANDBETWEEN(80000;250000) )" office:value-type="float" office:value="131506">
            <text:p>131506,00</text:p>
          </table:table-cell>
        </table:table-row>
        <table:table-row table:style-name="ro1">
          <table:table-cell office:value-type="string">
            <text:p>Leopoldo Neto</text:p>
          </table:table-cell>
          <table:table-cell table:formula="of:=RANDBETWEEN(0;2)" office:value-type="float" office:value="2">
            <text:p>2</text:p>
          </table:table-cell>
          <table:table-cell table:formula="of:=IF( [.B292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Leopoldo Valadão</text:p>
          </table:table-cell>
          <table:table-cell table:formula="of:=RANDBETWEEN(0;2)" office:value-type="float" office:value="1">
            <text:p>1</text:p>
          </table:table-cell>
          <table:table-cell table:formula="of:=IF( [.B293]=2; 0;  RANDBETWEEN(80000;250000) )" office:value-type="float" office:value="193922">
            <text:p>193922,00</text:p>
          </table:table-cell>
        </table:table-row>
        <table:table-row table:style-name="ro1">
          <table:table-cell office:value-type="string">
            <text:p>Levi Moniz</text:p>
          </table:table-cell>
          <table:table-cell table:formula="of:=RANDBETWEEN(0;2)" office:value-type="float" office:value="0">
            <text:p>0</text:p>
          </table:table-cell>
          <table:table-cell table:formula="of:=IF( [.B294]=2; 0;  RANDBETWEEN(80000;250000) )" office:value-type="float" office:value="85293">
            <text:p>85293,00</text:p>
          </table:table-cell>
        </table:table-row>
        <table:table-row table:style-name="ro1">
          <table:table-cell office:value-type="string">
            <text:p>Levindo Braga</text:p>
          </table:table-cell>
          <table:table-cell table:formula="of:=RANDBETWEEN(0;2)" office:value-type="float" office:value="2">
            <text:p>2</text:p>
          </table:table-cell>
          <table:table-cell table:formula="of:=IF( [.B295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Levindo Dourado</text:p>
          </table:table-cell>
          <table:table-cell table:formula="of:=RANDBETWEEN(0;2)" office:value-type="float" office:value="1">
            <text:p>1</text:p>
          </table:table-cell>
          <table:table-cell table:formula="of:=IF( [.B296]=2; 0;  RANDBETWEEN(80000;250000) )" office:value-type="float" office:value="88205">
            <text:p>88205,00</text:p>
          </table:table-cell>
        </table:table-row>
        <table:table-row table:style-name="ro1">
          <table:table-cell office:value-type="string">
            <text:p>Leónidas Sobral</text:p>
          </table:table-cell>
          <table:table-cell table:formula="of:=RANDBETWEEN(0;2)" office:value-type="float" office:value="1">
            <text:p>1</text:p>
          </table:table-cell>
          <table:table-cell table:formula="of:=IF( [.B297]=2; 0;  RANDBETWEEN(80000;250000) )" office:value-type="float" office:value="110353">
            <text:p>110353,00</text:p>
          </table:table-cell>
        </table:table-row>
        <table:table-row table:style-name="ro1">
          <table:table-cell office:value-type="string">
            <text:p>Leônidas <text:s text:c="2"/>Valgueiro</text:p>
          </table:table-cell>
          <table:table-cell table:formula="of:=RANDBETWEEN(0;2)" office:value-type="float" office:value="2">
            <text:p>2</text:p>
          </table:table-cell>
          <table:table-cell table:formula="of:=IF( [.B298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Lina César</text:p>
          </table:table-cell>
          <table:table-cell table:formula="of:=RANDBETWEEN(0;2)" office:value-type="float" office:value="1">
            <text:p>1</text:p>
          </table:table-cell>
          <table:table-cell table:formula="of:=IF( [.B299]=2; 0;  RANDBETWEEN(80000;250000) )" office:value-type="float" office:value="96680">
            <text:p>96680,00</text:p>
          </table:table-cell>
        </table:table-row>
        <table:table-row table:style-name="ro1">
          <table:table-cell office:value-type="string">
            <text:p>Lina Gentil</text:p>
          </table:table-cell>
          <table:table-cell table:formula="of:=RANDBETWEEN(0;2)" office:value-type="float" office:value="1">
            <text:p>1</text:p>
          </table:table-cell>
          <table:table-cell table:formula="of:=IF( [.B300]=2; 0;  RANDBETWEEN(80000;250000) )" office:value-type="float" office:value="132622">
            <text:p>132622,00</text:p>
          </table:table-cell>
        </table:table-row>
        <table:table-row table:style-name="ro1">
          <table:table-cell office:value-type="string">
            <text:p>Lino Paes</text:p>
          </table:table-cell>
          <table:table-cell table:formula="of:=RANDBETWEEN(0;2)" office:value-type="float" office:value="1">
            <text:p>1</text:p>
          </table:table-cell>
          <table:table-cell table:formula="of:=IF( [.B301]=2; 0;  RANDBETWEEN(80000;250000) )" office:value-type="float" office:value="192498">
            <text:p>192498,00</text:p>
          </table:table-cell>
        </table:table-row>
        <table:table-row table:style-name="ro1">
          <table:table-cell office:value-type="string">
            <text:p>Lorena Vasconcelos</text:p>
          </table:table-cell>
          <table:table-cell table:formula="of:=RANDBETWEEN(0;2)" office:value-type="float" office:value="0">
            <text:p>0</text:p>
          </table:table-cell>
          <table:table-cell table:formula="of:=IF( [.B302]=2; 0;  RANDBETWEEN(80000;250000) )" office:value-type="float" office:value="243403">
            <text:p>243403,00</text:p>
          </table:table-cell>
        </table:table-row>
        <table:table-row table:style-name="ro1">
          <table:table-cell office:value-type="string">
            <text:p>Luana Robalo</text:p>
          </table:table-cell>
          <table:table-cell table:formula="of:=RANDBETWEEN(0;2)" office:value-type="float" office:value="2">
            <text:p>2</text:p>
          </table:table-cell>
          <table:table-cell table:formula="of:=IF( [.B303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Lucília Bicudo</text:p>
          </table:table-cell>
          <table:table-cell table:formula="of:=RANDBETWEEN(0;2)" office:value-type="float" office:value="1">
            <text:p>1</text:p>
          </table:table-cell>
          <table:table-cell table:formula="of:=IF( [.B304]=2; 0;  RANDBETWEEN(80000;250000) )" office:value-type="float" office:value="103813">
            <text:p>103813,00</text:p>
          </table:table-cell>
        </table:table-row>
        <table:table-row table:style-name="ro1">
          <table:table-cell office:value-type="string">
            <text:p>Lucília Cascais</text:p>
          </table:table-cell>
          <table:table-cell table:formula="of:=RANDBETWEEN(0;2)" office:value-type="float" office:value="1">
            <text:p>1</text:p>
          </table:table-cell>
          <table:table-cell table:formula="of:=IF( [.B305]=2; 0;  RANDBETWEEN(80000;250000) )" office:value-type="float" office:value="131794">
            <text:p>131794,00</text:p>
          </table:table-cell>
        </table:table-row>
        <table:table-row table:style-name="ro1">
          <table:table-cell office:value-type="string">
            <text:p>Lucílio Camelo</text:p>
          </table:table-cell>
          <table:table-cell table:formula="of:=RANDBETWEEN(0;2)" office:value-type="float" office:value="0">
            <text:p>0</text:p>
          </table:table-cell>
          <table:table-cell table:formula="of:=IF( [.B306]=2; 0;  RANDBETWEEN(80000;250000) )" office:value-type="float" office:value="208647">
            <text:p>208647,00</text:p>
          </table:table-cell>
        </table:table-row>
        <table:table-row table:style-name="ro1">
          <table:table-cell office:value-type="string">
            <text:p>Lucílio Cipriano</text:p>
          </table:table-cell>
          <table:table-cell table:formula="of:=RANDBETWEEN(0;2)" office:value-type="float" office:value="2">
            <text:p>2</text:p>
          </table:table-cell>
          <table:table-cell table:formula="of:=IF( [.B307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Lucílio Parracho</text:p>
          </table:table-cell>
          <table:table-cell table:formula="of:=RANDBETWEEN(0;2)" office:value-type="float" office:value="1">
            <text:p>1</text:p>
          </table:table-cell>
          <table:table-cell table:formula="of:=IF( [.B308]=2; 0;  RANDBETWEEN(80000;250000) )" office:value-type="float" office:value="115466">
            <text:p>115466,00</text:p>
          </table:table-cell>
        </table:table-row>
        <table:table-row table:style-name="ro1">
          <table:table-cell office:value-type="string">
            <text:p>Ludovico Couto</text:p>
          </table:table-cell>
          <table:table-cell table:formula="of:=RANDBETWEEN(0;2)" office:value-type="float" office:value="0">
            <text:p>0</text:p>
          </table:table-cell>
          <table:table-cell table:formula="of:=IF( [.B309]=2; 0;  RANDBETWEEN(80000;250000) )" office:value-type="float" office:value="199841">
            <text:p>199841,00</text:p>
          </table:table-cell>
        </table:table-row>
        <table:table-row table:style-name="ro1">
          <table:table-cell office:value-type="string">
            <text:p>Ludovico Silva</text:p>
          </table:table-cell>
          <table:table-cell table:formula="of:=RANDBETWEEN(0;2)" office:value-type="float" office:value="2">
            <text:p>2</text:p>
          </table:table-cell>
          <table:table-cell table:formula="of:=IF( [.B310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Lurdes Lancastre</text:p>
          </table:table-cell>
          <table:table-cell table:formula="of:=RANDBETWEEN(0;2)" office:value-type="float" office:value="2">
            <text:p>2</text:p>
          </table:table-cell>
          <table:table-cell table:formula="of:=IF( [.B311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Luísa Cabral</text:p>
          </table:table-cell>
          <table:table-cell table:formula="of:=RANDBETWEEN(0;2)" office:value-type="float" office:value="2">
            <text:p>2</text:p>
          </table:table-cell>
          <table:table-cell table:formula="of:=IF( [.B312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Luísa Norões</text:p>
          </table:table-cell>
          <table:table-cell table:formula="of:=RANDBETWEEN(0;2)" office:value-type="float" office:value="2">
            <text:p>2</text:p>
          </table:table-cell>
          <table:table-cell table:formula="of:=IF( [.B313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Lázaro Cysneiros</text:p>
          </table:table-cell>
          <table:table-cell table:formula="of:=RANDBETWEEN(0;2)" office:value-type="float" office:value="1">
            <text:p>1</text:p>
          </table:table-cell>
          <table:table-cell table:formula="of:=IF( [.B314]=2; 0;  RANDBETWEEN(80000;250000) )" office:value-type="float" office:value="117173">
            <text:p>117173,00</text:p>
          </table:table-cell>
        </table:table-row>
        <table:table-row table:style-name="ro1">
          <table:table-cell office:value-type="string">
            <text:p>Lénia Borba</text:p>
          </table:table-cell>
          <table:table-cell table:formula="of:=RANDBETWEEN(0;2)" office:value-type="float" office:value="2">
            <text:p>2</text:p>
          </table:table-cell>
          <table:table-cell table:formula="of:=IF( [.B315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Lígia Sales</text:p>
          </table:table-cell>
          <table:table-cell table:formula="of:=RANDBETWEEN(0;2)" office:value-type="float" office:value="0">
            <text:p>0</text:p>
          </table:table-cell>
          <table:table-cell table:formula="of:=IF( [.B316]=2; 0;  RANDBETWEEN(80000;250000) )" office:value-type="float" office:value="107192">
            <text:p>107192,00</text:p>
          </table:table-cell>
        </table:table-row>
        <table:table-row table:style-name="ro1">
          <table:table-cell office:value-type="string">
            <text:p>Lília Camello</text:p>
          </table:table-cell>
          <table:table-cell table:formula="of:=RANDBETWEEN(0;2)" office:value-type="float" office:value="1">
            <text:p>1</text:p>
          </table:table-cell>
          <table:table-cell table:formula="of:=IF( [.B317]=2; 0;  RANDBETWEEN(80000;250000) )" office:value-type="float" office:value="240935">
            <text:p>240935,00</text:p>
          </table:table-cell>
        </table:table-row>
        <table:table-row table:style-name="ro1">
          <table:table-cell office:value-type="string">
            <text:p>Lília Ornellas</text:p>
          </table:table-cell>
          <table:table-cell table:formula="of:=RANDBETWEEN(0;2)" office:value-type="float" office:value="0">
            <text:p>0</text:p>
          </table:table-cell>
          <table:table-cell table:formula="of:=IF( [.B318]=2; 0;  RANDBETWEEN(80000;250000) )" office:value-type="float" office:value="246332">
            <text:p>246332,00</text:p>
          </table:table-cell>
        </table:table-row>
        <table:table-row table:style-name="ro1">
          <table:table-cell office:value-type="string">
            <text:p>Lília Paranaguá</text:p>
          </table:table-cell>
          <table:table-cell table:formula="of:=RANDBETWEEN(0;2)" office:value-type="float" office:value="1">
            <text:p>1</text:p>
          </table:table-cell>
          <table:table-cell table:formula="of:=IF( [.B319]=2; 0;  RANDBETWEEN(80000;250000) )" office:value-type="float" office:value="203499">
            <text:p>203499,00</text:p>
          </table:table-cell>
        </table:table-row>
        <table:table-row table:style-name="ro1">
          <table:table-cell office:value-type="string">
            <text:p>Lívia Quaresma</text:p>
          </table:table-cell>
          <table:table-cell table:formula="of:=RANDBETWEEN(0;2)" office:value-type="float" office:value="0">
            <text:p>0</text:p>
          </table:table-cell>
          <table:table-cell table:formula="of:=IF( [.B320]=2; 0;  RANDBETWEEN(80000;250000) )" office:value-type="float" office:value="87840">
            <text:p>87840,00</text:p>
          </table:table-cell>
        </table:table-row>
        <table:table-row table:style-name="ro1">
          <table:table-cell office:value-type="string">
            <text:p>Madalena Freitas</text:p>
          </table:table-cell>
          <table:table-cell table:formula="of:=RANDBETWEEN(0;2)" office:value-type="float" office:value="0">
            <text:p>0</text:p>
          </table:table-cell>
          <table:table-cell table:formula="of:=IF( [.B321]=2; 0;  RANDBETWEEN(80000;250000) )" office:value-type="float" office:value="214800">
            <text:p>214800,00</text:p>
          </table:table-cell>
        </table:table-row>
        <table:table-row table:style-name="ro1">
          <table:table-cell office:value-type="string">
            <text:p>Magali Pires</text:p>
          </table:table-cell>
          <table:table-cell table:formula="of:=RANDBETWEEN(0;2)" office:value-type="float" office:value="0">
            <text:p>0</text:p>
          </table:table-cell>
          <table:table-cell table:formula="of:=IF( [.B322]=2; 0;  RANDBETWEEN(80000;250000) )" office:value-type="float" office:value="159051">
            <text:p>159051,00</text:p>
          </table:table-cell>
        </table:table-row>
        <table:table-row table:style-name="ro1">
          <table:table-cell office:value-type="string">
            <text:p>Magali Viera</text:p>
          </table:table-cell>
          <table:table-cell table:formula="of:=RANDBETWEEN(0;2)" office:value-type="float" office:value="0">
            <text:p>0</text:p>
          </table:table-cell>
          <table:table-cell table:formula="of:=IF( [.B323]=2; 0;  RANDBETWEEN(80000;250000) )" office:value-type="float" office:value="160659">
            <text:p>160659,00</text:p>
          </table:table-cell>
        </table:table-row>
        <table:table-row table:style-name="ro1">
          <table:table-cell office:value-type="string">
            <text:p>Mara Amarante</text:p>
          </table:table-cell>
          <table:table-cell table:formula="of:=RANDBETWEEN(0;2)" office:value-type="float" office:value="1">
            <text:p>1</text:p>
          </table:table-cell>
          <table:table-cell table:formula="of:=IF( [.B324]=2; 0;  RANDBETWEEN(80000;250000) )" office:value-type="float" office:value="82107">
            <text:p>82107,00</text:p>
          </table:table-cell>
        </table:table-row>
        <table:table-row table:style-name="ro1">
          <table:table-cell office:value-type="string">
            <text:p>Marcela Juruna</text:p>
          </table:table-cell>
          <table:table-cell table:formula="of:=RANDBETWEEN(0;2)" office:value-type="float" office:value="0">
            <text:p>0</text:p>
          </table:table-cell>
          <table:table-cell table:formula="of:=IF( [.B325]=2; 0;  RANDBETWEEN(80000;250000) )" office:value-type="float" office:value="122853">
            <text:p>122853,00</text:p>
          </table:table-cell>
        </table:table-row>
        <table:table-row table:style-name="ro1">
          <table:table-cell office:value-type="string">
            <text:p>Marcelo González</text:p>
          </table:table-cell>
          <table:table-cell table:formula="of:=RANDBETWEEN(0;2)" office:value-type="float" office:value="0">
            <text:p>0</text:p>
          </table:table-cell>
          <table:table-cell table:formula="of:=IF( [.B326]=2; 0;  RANDBETWEEN(80000;250000) )" office:value-type="float" office:value="247417">
            <text:p>247417,00</text:p>
          </table:table-cell>
        </table:table-row>
        <table:table-row table:style-name="ro1">
          <table:table-cell office:value-type="string">
            <text:p>Marcos Javier</text:p>
          </table:table-cell>
          <table:table-cell table:formula="of:=RANDBETWEEN(0;2)" office:value-type="float" office:value="1">
            <text:p>1</text:p>
          </table:table-cell>
          <table:table-cell table:formula="of:=IF( [.B327]=2; 0;  RANDBETWEEN(80000;250000) )" office:value-type="float" office:value="91121">
            <text:p>91121,00</text:p>
          </table:table-cell>
        </table:table-row>
        <table:table-row table:style-name="ro1">
          <table:table-cell office:value-type="string">
            <text:p>Marcos Valadares</text:p>
          </table:table-cell>
          <table:table-cell table:formula="of:=RANDBETWEEN(0;2)" office:value-type="float" office:value="0">
            <text:p>0</text:p>
          </table:table-cell>
          <table:table-cell table:formula="of:=IF( [.B328]=2; 0;  RANDBETWEEN(80000;250000) )" office:value-type="float" office:value="176759">
            <text:p>176759,00</text:p>
          </table:table-cell>
        </table:table-row>
        <table:table-row table:style-name="ro1">
          <table:table-cell office:value-type="string">
            <text:p>Margarida Mexia</text:p>
          </table:table-cell>
          <table:table-cell table:formula="of:=RANDBETWEEN(0;2)" office:value-type="float" office:value="1">
            <text:p>1</text:p>
          </table:table-cell>
          <table:table-cell table:formula="of:=IF( [.B329]=2; 0;  RANDBETWEEN(80000;250000) )" office:value-type="float" office:value="121853">
            <text:p>121853,00</text:p>
          </table:table-cell>
        </table:table-row>
        <table:table-row table:style-name="ro1">
          <table:table-cell office:value-type="string">
            <text:p>Maria Salazar</text:p>
          </table:table-cell>
          <table:table-cell table:formula="of:=RANDBETWEEN(0;2)" office:value-type="float" office:value="1">
            <text:p>1</text:p>
          </table:table-cell>
          <table:table-cell table:formula="of:=IF( [.B330]=2; 0;  RANDBETWEEN(80000;250000) )" office:value-type="float" office:value="162454">
            <text:p>162454,00</text:p>
          </table:table-cell>
        </table:table-row>
        <table:table-row table:style-name="ro1">
          <table:table-cell office:value-type="string">
            <text:p>Marisa Carrilho</text:p>
          </table:table-cell>
          <table:table-cell table:formula="of:=RANDBETWEEN(0;2)" office:value-type="float" office:value="1">
            <text:p>1</text:p>
          </table:table-cell>
          <table:table-cell table:formula="of:=IF( [.B331]=2; 0;  RANDBETWEEN(80000;250000) )" office:value-type="float" office:value="236106">
            <text:p>236106,00</text:p>
          </table:table-cell>
        </table:table-row>
        <table:table-row table:style-name="ro1">
          <table:table-cell office:value-type="string">
            <text:p>Marlene Diegues</text:p>
          </table:table-cell>
          <table:table-cell table:formula="of:=RANDBETWEEN(0;2)" office:value-type="float" office:value="0">
            <text:p>0</text:p>
          </table:table-cell>
          <table:table-cell table:formula="of:=IF( [.B332]=2; 0;  RANDBETWEEN(80000;250000) )" office:value-type="float" office:value="190740">
            <text:p>190740,00</text:p>
          </table:table-cell>
        </table:table-row>
        <table:table-row table:style-name="ro1">
          <table:table-cell office:value-type="string">
            <text:p>Marta Chávez</text:p>
          </table:table-cell>
          <table:table-cell table:formula="of:=RANDBETWEEN(0;2)" office:value-type="float" office:value="1">
            <text:p>1</text:p>
          </table:table-cell>
          <table:table-cell table:formula="of:=IF( [.B333]=2; 0;  RANDBETWEEN(80000;250000) )" office:value-type="float" office:value="80036">
            <text:p>80036,00</text:p>
          </table:table-cell>
        </table:table-row>
        <table:table-row table:style-name="ro1">
          <table:table-cell office:value-type="string">
            <text:p>Mateus Losada</text:p>
          </table:table-cell>
          <table:table-cell table:formula="of:=RANDBETWEEN(0;2)" office:value-type="float" office:value="2">
            <text:p>2</text:p>
          </table:table-cell>
          <table:table-cell table:formula="of:=IF( [.B334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Matias Cunha</text:p>
          </table:table-cell>
          <table:table-cell table:formula="of:=RANDBETWEEN(0;2)" office:value-type="float" office:value="1">
            <text:p>1</text:p>
          </table:table-cell>
          <table:table-cell table:formula="of:=IF( [.B335]=2; 0;  RANDBETWEEN(80000;250000) )" office:value-type="float" office:value="117554">
            <text:p>117554,00</text:p>
          </table:table-cell>
        </table:table-row>
        <table:table-row table:style-name="ro1">
          <table:table-cell office:value-type="string">
            <text:p>Maura Domingos</text:p>
          </table:table-cell>
          <table:table-cell table:formula="of:=RANDBETWEEN(0;2)" office:value-type="float" office:value="1">
            <text:p>1</text:p>
          </table:table-cell>
          <table:table-cell table:formula="of:=IF( [.B336]=2; 0;  RANDBETWEEN(80000;250000) )" office:value-type="float" office:value="240844">
            <text:p>240844,00</text:p>
          </table:table-cell>
        </table:table-row>
        <table:table-row table:style-name="ro1">
          <table:table-cell office:value-type="string">
            <text:p>Maurício Gusmão</text:p>
          </table:table-cell>
          <table:table-cell table:formula="of:=RANDBETWEEN(0;2)" office:value-type="float" office:value="0">
            <text:p>0</text:p>
          </table:table-cell>
          <table:table-cell table:formula="of:=IF( [.B337]=2; 0;  RANDBETWEEN(80000;250000) )" office:value-type="float" office:value="243209">
            <text:p>243209,00</text:p>
          </table:table-cell>
        </table:table-row>
        <table:table-row table:style-name="ro1">
          <table:table-cell office:value-type="string">
            <text:p>Maíra Liberato</text:p>
          </table:table-cell>
          <table:table-cell table:formula="of:=RANDBETWEEN(0;2)" office:value-type="float" office:value="0">
            <text:p>0</text:p>
          </table:table-cell>
          <table:table-cell table:formula="of:=IF( [.B338]=2; 0;  RANDBETWEEN(80000;250000) )" office:value-type="float" office:value="185640">
            <text:p>185640,00</text:p>
          </table:table-cell>
        </table:table-row>
        <table:table-row table:style-name="ro1">
          <table:table-cell office:value-type="string">
            <text:p>Mem Taborda</text:p>
          </table:table-cell>
          <table:table-cell table:formula="of:=RANDBETWEEN(0;2)" office:value-type="float" office:value="2">
            <text:p>2</text:p>
          </table:table-cell>
          <table:table-cell table:formula="of:=IF( [.B339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Micael Monforte</text:p>
          </table:table-cell>
          <table:table-cell table:formula="of:=RANDBETWEEN(0;2)" office:value-type="float" office:value="1">
            <text:p>1</text:p>
          </table:table-cell>
          <table:table-cell table:formula="of:=IF( [.B340]=2; 0;  RANDBETWEEN(80000;250000) )" office:value-type="float" office:value="162890">
            <text:p>162890,00</text:p>
          </table:table-cell>
        </table:table-row>
        <table:table-row table:style-name="ro1">
          <table:table-cell office:value-type="string">
            <text:p>Micaela Castella</text:p>
          </table:table-cell>
          <table:table-cell table:formula="of:=RANDBETWEEN(0;2)" office:value-type="float" office:value="1">
            <text:p>1</text:p>
          </table:table-cell>
          <table:table-cell table:formula="of:=IF( [.B341]=2; 0;  RANDBETWEEN(80000;250000) )" office:value-type="float" office:value="164453">
            <text:p>164453,00</text:p>
          </table:table-cell>
        </table:table-row>
        <table:table-row table:style-name="ro1">
          <table:table-cell office:value-type="string">
            <text:p>Miguelina Bezerril</text:p>
          </table:table-cell>
          <table:table-cell table:formula="of:=RANDBETWEEN(0;2)" office:value-type="float" office:value="0">
            <text:p>0</text:p>
          </table:table-cell>
          <table:table-cell table:formula="of:=IF( [.B342]=2; 0;  RANDBETWEEN(80000;250000) )" office:value-type="float" office:value="110865">
            <text:p>110865,00</text:p>
          </table:table-cell>
        </table:table-row>
        <table:table-row table:style-name="ro1">
          <table:table-cell office:value-type="string">
            <text:p>Milena Oliveira</text:p>
          </table:table-cell>
          <table:table-cell table:formula="of:=RANDBETWEEN(0;2)" office:value-type="float" office:value="1">
            <text:p>1</text:p>
          </table:table-cell>
          <table:table-cell table:formula="of:=IF( [.B343]=2; 0;  RANDBETWEEN(80000;250000) )" office:value-type="float" office:value="168144">
            <text:p>168144,00</text:p>
          </table:table-cell>
        </table:table-row>
        <table:table-row table:style-name="ro1">
          <table:table-cell office:value-type="string">
            <text:p>Milena Tupinambá</text:p>
          </table:table-cell>
          <table:table-cell table:formula="of:=RANDBETWEEN(0;2)" office:value-type="float" office:value="1">
            <text:p>1</text:p>
          </table:table-cell>
          <table:table-cell table:formula="of:=IF( [.B344]=2; 0;  RANDBETWEEN(80000;250000) )" office:value-type="float" office:value="81017">
            <text:p>81017,00</text:p>
          </table:table-cell>
        </table:table-row>
        <table:table-row table:style-name="ro1">
          <table:table-cell office:value-type="string">
            <text:p>Morgana Toledo</text:p>
          </table:table-cell>
          <table:table-cell table:formula="of:=RANDBETWEEN(0;2)" office:value-type="float" office:value="1">
            <text:p>1</text:p>
          </table:table-cell>
          <table:table-cell table:formula="of:=IF( [.B345]=2; 0;  RANDBETWEEN(80000;250000) )" office:value-type="float" office:value="148392">
            <text:p>148392,00</text:p>
          </table:table-cell>
        </table:table-row>
        <table:table-row table:style-name="ro1">
          <table:table-cell office:value-type="string">
            <text:p>Murilo Barboza</text:p>
          </table:table-cell>
          <table:table-cell table:formula="of:=RANDBETWEEN(0;2)" office:value-type="float" office:value="1">
            <text:p>1</text:p>
          </table:table-cell>
          <table:table-cell table:formula="of:=IF( [.B346]=2; 0;  RANDBETWEEN(80000;250000) )" office:value-type="float" office:value="137123">
            <text:p>137123,00</text:p>
          </table:table-cell>
        </table:table-row>
        <table:table-row table:style-name="ro1">
          <table:table-cell office:value-type="string">
            <text:p>Márcia Arouca</text:p>
          </table:table-cell>
          <table:table-cell table:formula="of:=RANDBETWEEN(0;2)" office:value-type="float" office:value="0">
            <text:p>0</text:p>
          </table:table-cell>
          <table:table-cell table:formula="of:=IF( [.B347]=2; 0;  RANDBETWEEN(80000;250000) )" office:value-type="float" office:value="174660">
            <text:p>174660,00</text:p>
          </table:table-cell>
        </table:table-row>
        <table:table-row table:style-name="ro1">
          <table:table-cell office:value-type="string">
            <text:p>Márcia Castelhano</text:p>
          </table:table-cell>
          <table:table-cell table:formula="of:=RANDBETWEEN(0;2)" office:value-type="float" office:value="2">
            <text:p>2</text:p>
          </table:table-cell>
          <table:table-cell table:formula="of:=IF( [.B348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Márcia Paião</text:p>
          </table:table-cell>
          <table:table-cell table:formula="of:=RANDBETWEEN(0;2)" office:value-type="float" office:value="1">
            <text:p>1</text:p>
          </table:table-cell>
          <table:table-cell table:formula="of:=IF( [.B349]=2; 0;  RANDBETWEEN(80000;250000) )" office:value-type="float" office:value="143614">
            <text:p>143614,00</text:p>
          </table:table-cell>
        </table:table-row>
        <table:table-row table:style-name="ro1">
          <table:table-cell office:value-type="string">
            <text:p>Márcia Tupinambá</text:p>
          </table:table-cell>
          <table:table-cell table:formula="of:=RANDBETWEEN(0;2)" office:value-type="float" office:value="0">
            <text:p>0</text:p>
          </table:table-cell>
          <table:table-cell table:formula="of:=IF( [.B350]=2; 0;  RANDBETWEEN(80000;250000) )" office:value-type="float" office:value="176683">
            <text:p>176683,00</text:p>
          </table:table-cell>
        </table:table-row>
        <table:table-row table:style-name="ro1">
          <table:table-cell office:value-type="string">
            <text:p>Máxima Correa</text:p>
          </table:table-cell>
          <table:table-cell table:formula="of:=RANDBETWEEN(0;2)" office:value-type="float" office:value="2">
            <text:p>2</text:p>
          </table:table-cell>
          <table:table-cell table:formula="of:=IF( [.B351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Mônica <text:s text:c="2"/>Coutinho</text:p>
          </table:table-cell>
          <table:table-cell table:formula="of:=RANDBETWEEN(0;2)" office:value-type="float" office:value="2">
            <text:p>2</text:p>
          </table:table-cell>
          <table:table-cell table:formula="of:=IF( [.B352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Mônica <text:s text:c="2"/>Álvares</text:p>
          </table:table-cell>
          <table:table-cell table:formula="of:=RANDBETWEEN(0;2)" office:value-type="float" office:value="1">
            <text:p>1</text:p>
          </table:table-cell>
          <table:table-cell table:formula="of:=IF( [.B353]=2; 0;  RANDBETWEEN(80000;250000) )" office:value-type="float" office:value="205192">
            <text:p>205192,00</text:p>
          </table:table-cell>
        </table:table-row>
        <table:table-row table:style-name="ro1">
          <table:table-cell office:value-type="string">
            <text:p>Natacha Franca</text:p>
          </table:table-cell>
          <table:table-cell table:formula="of:=RANDBETWEEN(0;2)" office:value-type="float" office:value="2">
            <text:p>2</text:p>
          </table:table-cell>
          <table:table-cell table:formula="of:=IF( [.B354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Natividade Carrillo</text:p>
          </table:table-cell>
          <table:table-cell table:formula="of:=RANDBETWEEN(0;2)" office:value-type="float" office:value="0">
            <text:p>0</text:p>
          </table:table-cell>
          <table:table-cell table:formula="of:=IF( [.B355]=2; 0;  RANDBETWEEN(80000;250000) )" office:value-type="float" office:value="243570">
            <text:p>243570,00</text:p>
          </table:table-cell>
        </table:table-row>
        <table:table-row table:style-name="ro1">
          <table:table-cell office:value-type="string">
            <text:p>Neusa Caiado</text:p>
          </table:table-cell>
          <table:table-cell table:formula="of:=RANDBETWEEN(0;2)" office:value-type="float" office:value="1">
            <text:p>1</text:p>
          </table:table-cell>
          <table:table-cell table:formula="of:=IF( [.B356]=2; 0;  RANDBETWEEN(80000;250000) )" office:value-type="float" office:value="247094">
            <text:p>247094,00</text:p>
          </table:table-cell>
        </table:table-row>
        <table:table-row table:style-name="ro1">
          <table:table-cell office:value-type="string">
            <text:p>Nicolas Campos</text:p>
          </table:table-cell>
          <table:table-cell table:formula="of:=RANDBETWEEN(0;2)" office:value-type="float" office:value="1">
            <text:p>1</text:p>
          </table:table-cell>
          <table:table-cell table:formula="of:=IF( [.B357]=2; 0;  RANDBETWEEN(80000;250000) )" office:value-type="float" office:value="170715">
            <text:p>170715,00</text:p>
          </table:table-cell>
        </table:table-row>
        <table:table-row table:style-name="ro1">
          <table:table-cell office:value-type="string">
            <text:p>Noémia Batista</text:p>
          </table:table-cell>
          <table:table-cell table:formula="of:=RANDBETWEEN(0;2)" office:value-type="float" office:value="2">
            <text:p>2</text:p>
          </table:table-cell>
          <table:table-cell table:formula="of:=IF( [.B358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Noémia Casquero</text:p>
          </table:table-cell>
          <table:table-cell table:formula="of:=RANDBETWEEN(0;2)" office:value-type="float" office:value="2">
            <text:p>2</text:p>
          </table:table-cell>
          <table:table-cell table:formula="of:=IF( [.B359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Noémia Dias</text:p>
          </table:table-cell>
          <table:table-cell table:formula="of:=RANDBETWEEN(0;2)" office:value-type="float" office:value="1">
            <text:p>1</text:p>
          </table:table-cell>
          <table:table-cell table:formula="of:=IF( [.B360]=2; 0;  RANDBETWEEN(80000;250000) )" office:value-type="float" office:value="111336">
            <text:p>111336,00</text:p>
          </table:table-cell>
        </table:table-row>
        <table:table-row table:style-name="ro1">
          <table:table-cell office:value-type="string">
            <text:p>Nídia Covelhã</text:p>
          </table:table-cell>
          <table:table-cell table:formula="of:=RANDBETWEEN(0;2)" office:value-type="float" office:value="1">
            <text:p>1</text:p>
          </table:table-cell>
          <table:table-cell table:formula="of:=IF( [.B361]=2; 0;  RANDBETWEEN(80000;250000) )" office:value-type="float" office:value="228036">
            <text:p>228036,00</text:p>
          </table:table-cell>
        </table:table-row>
        <table:table-row table:style-name="ro1">
          <table:table-cell office:value-type="string">
            <text:p>Odete Belmonte</text:p>
          </table:table-cell>
          <table:table-cell table:formula="of:=RANDBETWEEN(0;2)" office:value-type="float" office:value="2">
            <text:p>2</text:p>
          </table:table-cell>
          <table:table-cell table:formula="of:=IF( [.B362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Odete Cisneiros</text:p>
          </table:table-cell>
          <table:table-cell table:formula="of:=RANDBETWEEN(0;2)" office:value-type="float" office:value="1">
            <text:p>1</text:p>
          </table:table-cell>
          <table:table-cell table:formula="of:=IF( [.B363]=2; 0;  RANDBETWEEN(80000;250000) )" office:value-type="float" office:value="183526">
            <text:p>183526,00</text:p>
          </table:table-cell>
        </table:table-row>
        <table:table-row table:style-name="ro1">
          <table:table-cell office:value-type="string">
            <text:p>Odilia Gago</text:p>
          </table:table-cell>
          <table:table-cell table:formula="of:=RANDBETWEEN(0;2)" office:value-type="float" office:value="0">
            <text:p>0</text:p>
          </table:table-cell>
          <table:table-cell table:formula="of:=IF( [.B364]=2; 0;  RANDBETWEEN(80000;250000) )" office:value-type="float" office:value="89117">
            <text:p>89117,00</text:p>
          </table:table-cell>
        </table:table-row>
        <table:table-row table:style-name="ro1">
          <table:table-cell office:value-type="string">
            <text:p>Ofélia Lagos</text:p>
          </table:table-cell>
          <table:table-cell table:formula="of:=RANDBETWEEN(0;2)" office:value-type="float" office:value="2">
            <text:p>2</text:p>
          </table:table-cell>
          <table:table-cell table:formula="of:=IF( [.B365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Ofélia Sánchez</text:p>
          </table:table-cell>
          <table:table-cell table:formula="of:=RANDBETWEEN(0;2)" office:value-type="float" office:value="2">
            <text:p>2</text:p>
          </table:table-cell>
          <table:table-cell table:formula="of:=IF( [.B366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Oriana Sabala</text:p>
          </table:table-cell>
          <table:table-cell table:formula="of:=RANDBETWEEN(0;2)" office:value-type="float" office:value="0">
            <text:p>0</text:p>
          </table:table-cell>
          <table:table-cell table:formula="of:=IF( [.B367]=2; 0;  RANDBETWEEN(80000;250000) )" office:value-type="float" office:value="245487">
            <text:p>245487,00</text:p>
          </table:table-cell>
        </table:table-row>
        <table:table-row table:style-name="ro1">
          <table:table-cell office:value-type="string">
            <text:p>Otília Marcondes</text:p>
          </table:table-cell>
          <table:table-cell table:formula="of:=RANDBETWEEN(0;2)" office:value-type="float" office:value="2">
            <text:p>2</text:p>
          </table:table-cell>
          <table:table-cell table:formula="of:=IF( [.B368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Palmira Carvalheira</text:p>
          </table:table-cell>
          <table:table-cell table:formula="of:=RANDBETWEEN(0;2)" office:value-type="float" office:value="1">
            <text:p>1</text:p>
          </table:table-cell>
          <table:table-cell table:formula="of:=IF( [.B369]=2; 0;  RANDBETWEEN(80000;250000) )" office:value-type="float" office:value="100581">
            <text:p>100581,00</text:p>
          </table:table-cell>
        </table:table-row>
        <table:table-row table:style-name="ro1">
          <table:table-cell office:value-type="string">
            <text:p>Palmiro Galante</text:p>
          </table:table-cell>
          <table:table-cell table:formula="of:=RANDBETWEEN(0;2)" office:value-type="float" office:value="2">
            <text:p>2</text:p>
          </table:table-cell>
          <table:table-cell table:formula="of:=IF( [.B370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Palo Torrado</text:p>
          </table:table-cell>
          <table:table-cell table:formula="of:=RANDBETWEEN(0;2)" office:value-type="float" office:value="2">
            <text:p>2</text:p>
          </table:table-cell>
          <table:table-cell table:formula="of:=IF( [.B371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Paulina Nóbrega</text:p>
          </table:table-cell>
          <table:table-cell table:formula="of:=RANDBETWEEN(0;2)" office:value-type="float" office:value="1">
            <text:p>1</text:p>
          </table:table-cell>
          <table:table-cell table:formula="of:=IF( [.B372]=2; 0;  RANDBETWEEN(80000;250000) )" office:value-type="float" office:value="238543">
            <text:p>238543,00</text:p>
          </table:table-cell>
        </table:table-row>
        <table:table-row table:style-name="ro1">
          <table:table-cell office:value-type="string">
            <text:p>Paulo Tristão</text:p>
          </table:table-cell>
          <table:table-cell table:formula="of:=RANDBETWEEN(0;2)" office:value-type="float" office:value="2">
            <text:p>2</text:p>
          </table:table-cell>
          <table:table-cell table:formula="of:=IF( [.B373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Plínio Bessa</text:p>
          </table:table-cell>
          <table:table-cell table:formula="of:=RANDBETWEEN(0;2)" office:value-type="float" office:value="1">
            <text:p>1</text:p>
          </table:table-cell>
          <table:table-cell table:formula="of:=IF( [.B374]=2; 0;  RANDBETWEEN(80000;250000) )" office:value-type="float" office:value="117765">
            <text:p>117765,00</text:p>
          </table:table-cell>
        </table:table-row>
        <table:table-row table:style-name="ro1">
          <table:table-cell office:value-type="string">
            <text:p>Poliana Velásquez</text:p>
          </table:table-cell>
          <table:table-cell table:formula="of:=RANDBETWEEN(0;2)" office:value-type="float" office:value="2">
            <text:p>2</text:p>
          </table:table-cell>
          <table:table-cell table:formula="of:=IF( [.B375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Poliana Velásquez</text:p>
          </table:table-cell>
          <table:table-cell table:formula="of:=RANDBETWEEN(0;2)" office:value-type="float" office:value="1">
            <text:p>1</text:p>
          </table:table-cell>
          <table:table-cell table:formula="of:=IF( [.B376]=2; 0;  RANDBETWEEN(80000;250000) )" office:value-type="float" office:value="212504">
            <text:p>212504,00</text:p>
          </table:table-cell>
        </table:table-row>
        <table:table-row table:style-name="ro1">
          <table:table-cell office:value-type="string">
            <text:p>Polibe Fernandes</text:p>
          </table:table-cell>
          <table:table-cell table:formula="of:=RANDBETWEEN(0;2)" office:value-type="float" office:value="1">
            <text:p>1</text:p>
          </table:table-cell>
          <table:table-cell table:formula="of:=IF( [.B377]=2; 0;  RANDBETWEEN(80000;250000) )" office:value-type="float" office:value="169515">
            <text:p>169515,00</text:p>
          </table:table-cell>
        </table:table-row>
        <table:table-row table:style-name="ro1">
          <table:table-cell office:value-type="string">
            <text:p>Polibe Gusmão</text:p>
          </table:table-cell>
          <table:table-cell table:formula="of:=RANDBETWEEN(0;2)" office:value-type="float" office:value="1">
            <text:p>1</text:p>
          </table:table-cell>
          <table:table-cell table:formula="of:=IF( [.B378]=2; 0;  RANDBETWEEN(80000;250000) )" office:value-type="float" office:value="105772">
            <text:p>105772,00</text:p>
          </table:table-cell>
        </table:table-row>
        <table:table-row table:style-name="ro1">
          <table:table-cell office:value-type="string">
            <text:p>Polibe Moura</text:p>
          </table:table-cell>
          <table:table-cell table:formula="of:=RANDBETWEEN(0;2)" office:value-type="float" office:value="0">
            <text:p>0</text:p>
          </table:table-cell>
          <table:table-cell table:formula="of:=IF( [.B379]=2; 0;  RANDBETWEEN(80000;250000) )" office:value-type="float" office:value="204382">
            <text:p>204382,00</text:p>
          </table:table-cell>
        </table:table-row>
        <table:table-row table:style-name="ro1">
          <table:table-cell office:value-type="string">
            <text:p>Querubina Bautista</text:p>
          </table:table-cell>
          <table:table-cell table:formula="of:=RANDBETWEEN(0;2)" office:value-type="float" office:value="2">
            <text:p>2</text:p>
          </table:table-cell>
          <table:table-cell table:formula="of:=IF( [.B380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Quintiliano Bento</text:p>
          </table:table-cell>
          <table:table-cell table:formula="of:=RANDBETWEEN(0;2)" office:value-type="float" office:value="1">
            <text:p>1</text:p>
          </table:table-cell>
          <table:table-cell table:formula="of:=IF( [.B381]=2; 0;  RANDBETWEEN(80000;250000) )" office:value-type="float" office:value="121417">
            <text:p>121417,00</text:p>
          </table:table-cell>
        </table:table-row>
        <table:table-row table:style-name="ro1">
          <table:table-cell office:value-type="string">
            <text:p>Quintiliano Lages</text:p>
          </table:table-cell>
          <table:table-cell table:formula="of:=RANDBETWEEN(0;2)" office:value-type="float" office:value="2">
            <text:p>2</text:p>
          </table:table-cell>
          <table:table-cell table:formula="of:=IF( [.B382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Quintilien Vidal</text:p>
          </table:table-cell>
          <table:table-cell table:formula="of:=RANDBETWEEN(0;2)" office:value-type="float" office:value="0">
            <text:p>0</text:p>
          </table:table-cell>
          <table:table-cell table:formula="of:=IF( [.B383]=2; 0;  RANDBETWEEN(80000;250000) )" office:value-type="float" office:value="87979">
            <text:p>87979,00</text:p>
          </table:table-cell>
        </table:table-row>
        <table:table-row table:style-name="ro1">
          <table:table-cell office:value-type="string">
            <text:p>Quintino Pajares</text:p>
          </table:table-cell>
          <table:table-cell table:formula="of:=RANDBETWEEN(0;2)" office:value-type="float" office:value="0">
            <text:p>0</text:p>
          </table:table-cell>
          <table:table-cell table:formula="of:=IF( [.B384]=2; 0;  RANDBETWEEN(80000;250000) )" office:value-type="float" office:value="87286">
            <text:p>87286,00</text:p>
          </table:table-cell>
        </table:table-row>
        <table:table-row table:style-name="ro1">
          <table:table-cell office:value-type="string">
            <text:p>Quirino Osorio</text:p>
          </table:table-cell>
          <table:table-cell table:formula="of:=RANDBETWEEN(0;2)" office:value-type="float" office:value="1">
            <text:p>1</text:p>
          </table:table-cell>
          <table:table-cell table:formula="of:=IF( [.B385]=2; 0;  RANDBETWEEN(80000;250000) )" office:value-type="float" office:value="118922">
            <text:p>118922,00</text:p>
          </table:table-cell>
        </table:table-row>
        <table:table-row table:style-name="ro1">
          <table:table-cell office:value-type="string">
            <text:p>Quitéria Themes</text:p>
          </table:table-cell>
          <table:table-cell table:formula="of:=RANDBETWEEN(0;2)" office:value-type="float" office:value="2">
            <text:p>2</text:p>
          </table:table-cell>
          <table:table-cell table:formula="of:=IF( [.B386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Quévin Frade</text:p>
          </table:table-cell>
          <table:table-cell table:formula="of:=RANDBETWEEN(0;2)" office:value-type="float" office:value="1">
            <text:p>1</text:p>
          </table:table-cell>
          <table:table-cell table:formula="of:=IF( [.B387]=2; 0;  RANDBETWEEN(80000;250000) )" office:value-type="float" office:value="202180">
            <text:p>202180,00</text:p>
          </table:table-cell>
        </table:table-row>
        <table:table-row table:style-name="ro1">
          <table:table-cell office:value-type="string">
            <text:p>Rafaela Santos</text:p>
          </table:table-cell>
          <table:table-cell table:formula="of:=RANDBETWEEN(0;2)" office:value-type="float" office:value="0">
            <text:p>0</text:p>
          </table:table-cell>
          <table:table-cell table:formula="of:=IF( [.B388]=2; 0;  RANDBETWEEN(80000;250000) )" office:value-type="float" office:value="202813">
            <text:p>202813,00</text:p>
          </table:table-cell>
        </table:table-row>
        <table:table-row table:style-name="ro1">
          <table:table-cell office:value-type="string">
            <text:p>Ramão Hidalgo</text:p>
          </table:table-cell>
          <table:table-cell table:formula="of:=RANDBETWEEN(0;2)" office:value-type="float" office:value="2">
            <text:p>2</text:p>
          </table:table-cell>
          <table:table-cell table:formula="of:=IF( [.B389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Raoni Marañón</text:p>
          </table:table-cell>
          <table:table-cell table:formula="of:=RANDBETWEEN(0;2)" office:value-type="float" office:value="0">
            <text:p>0</text:p>
          </table:table-cell>
          <table:table-cell table:formula="of:=IF( [.B390]=2; 0;  RANDBETWEEN(80000;250000) )" office:value-type="float" office:value="248908">
            <text:p>248908,00</text:p>
          </table:table-cell>
        </table:table-row>
        <table:table-row table:style-name="ro1">
          <table:table-cell office:value-type="string">
            <text:p>Regina Canela</text:p>
          </table:table-cell>
          <table:table-cell table:formula="of:=RANDBETWEEN(0;2)" office:value-type="float" office:value="0">
            <text:p>0</text:p>
          </table:table-cell>
          <table:table-cell table:formula="of:=IF( [.B391]=2; 0;  RANDBETWEEN(80000;250000) )" office:value-type="float" office:value="109904">
            <text:p>109904,00</text:p>
          </table:table-cell>
        </table:table-row>
        <table:table-row table:style-name="ro1">
          <table:table-cell office:value-type="string">
            <text:p>Reinaldo Corrêa</text:p>
          </table:table-cell>
          <table:table-cell table:formula="of:=RANDBETWEEN(0;2)" office:value-type="float" office:value="1">
            <text:p>1</text:p>
          </table:table-cell>
          <table:table-cell table:formula="of:=IF( [.B392]=2; 0;  RANDBETWEEN(80000;250000) )" office:value-type="float" office:value="120260">
            <text:p>120260,00</text:p>
          </table:table-cell>
        </table:table-row>
        <table:table-row table:style-name="ro1">
          <table:table-cell office:value-type="string">
            <text:p>Remo Leitão</text:p>
          </table:table-cell>
          <table:table-cell table:formula="of:=RANDBETWEEN(0;2)" office:value-type="float" office:value="2">
            <text:p>2</text:p>
          </table:table-cell>
          <table:table-cell table:formula="of:=IF( [.B393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Remo Olaio</text:p>
          </table:table-cell>
          <table:table-cell table:formula="of:=RANDBETWEEN(0;2)" office:value-type="float" office:value="1">
            <text:p>1</text:p>
          </table:table-cell>
          <table:table-cell table:formula="of:=IF( [.B394]=2; 0;  RANDBETWEEN(80000;250000) )" office:value-type="float" office:value="178613">
            <text:p>178613,00</text:p>
          </table:table-cell>
        </table:table-row>
        <table:table-row table:style-name="ro1">
          <table:table-cell office:value-type="string">
            <text:p>Renan Bentes</text:p>
          </table:table-cell>
          <table:table-cell table:formula="of:=RANDBETWEEN(0;2)" office:value-type="float" office:value="1">
            <text:p>1</text:p>
          </table:table-cell>
          <table:table-cell table:formula="of:=IF( [.B395]=2; 0;  RANDBETWEEN(80000;250000) )" office:value-type="float" office:value="150505">
            <text:p>150505,00</text:p>
          </table:table-cell>
        </table:table-row>
        <table:table-row table:style-name="ro1">
          <table:table-cell office:value-type="string">
            <text:p>Ricardina Bicudo</text:p>
          </table:table-cell>
          <table:table-cell table:formula="of:=RANDBETWEEN(0;2)" office:value-type="float" office:value="0">
            <text:p>0</text:p>
          </table:table-cell>
          <table:table-cell table:formula="of:=IF( [.B396]=2; 0;  RANDBETWEEN(80000;250000) )" office:value-type="float" office:value="247692">
            <text:p>247692,00</text:p>
          </table:table-cell>
        </table:table-row>
        <table:table-row table:style-name="ro1">
          <table:table-cell office:value-type="string">
            <text:p>Ricardo Viveros</text:p>
          </table:table-cell>
          <table:table-cell table:formula="of:=RANDBETWEEN(0;2)" office:value-type="float" office:value="0">
            <text:p>0</text:p>
          </table:table-cell>
          <table:table-cell table:formula="of:=IF( [.B397]=2; 0;  RANDBETWEEN(80000;250000) )" office:value-type="float" office:value="122953">
            <text:p>122953,00</text:p>
          </table:table-cell>
        </table:table-row>
        <table:table-row table:style-name="ro1">
          <table:table-cell office:value-type="string">
            <text:p>Rita Lousado</text:p>
          </table:table-cell>
          <table:table-cell table:formula="of:=RANDBETWEEN(0;2)" office:value-type="float" office:value="2">
            <text:p>2</text:p>
          </table:table-cell>
          <table:table-cell table:formula="of:=IF( [.B398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Roberta Mena</text:p>
          </table:table-cell>
          <table:table-cell table:formula="of:=RANDBETWEEN(0;2)" office:value-type="float" office:value="2">
            <text:p>2</text:p>
          </table:table-cell>
          <table:table-cell table:formula="of:=IF( [.B399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Rodolfo Candeias</text:p>
          </table:table-cell>
          <table:table-cell table:formula="of:=RANDBETWEEN(0;2)" office:value-type="float" office:value="0">
            <text:p>0</text:p>
          </table:table-cell>
          <table:table-cell table:formula="of:=IF( [.B400]=2; 0;  RANDBETWEEN(80000;250000) )" office:value-type="float" office:value="226945">
            <text:p>226945,00</text:p>
          </table:table-cell>
        </table:table-row>
        <table:table-row table:style-name="ro1">
          <table:table-cell office:value-type="string">
            <text:p>Romano Baía</text:p>
          </table:table-cell>
          <table:table-cell table:formula="of:=RANDBETWEEN(0;2)" office:value-type="float" office:value="0">
            <text:p>0</text:p>
          </table:table-cell>
          <table:table-cell table:formula="of:=IF( [.B401]=2; 0;  RANDBETWEEN(80000;250000) )" office:value-type="float" office:value="240713">
            <text:p>240713,00</text:p>
          </table:table-cell>
        </table:table-row>
        <table:table-row table:style-name="ro1">
          <table:table-cell office:value-type="string">
            <text:p>Ronaldo Brites</text:p>
          </table:table-cell>
          <table:table-cell table:formula="of:=RANDBETWEEN(0;2)" office:value-type="float" office:value="0">
            <text:p>0</text:p>
          </table:table-cell>
          <table:table-cell table:formula="of:=IF( [.B402]=2; 0;  RANDBETWEEN(80000;250000) )" office:value-type="float" office:value="118715">
            <text:p>118715,00</text:p>
          </table:table-cell>
        </table:table-row>
        <table:table-row table:style-name="ro1">
          <table:table-cell office:value-type="string">
            <text:p>Roque Castillo</text:p>
          </table:table-cell>
          <table:table-cell table:formula="of:=RANDBETWEEN(0;2)" office:value-type="float" office:value="2">
            <text:p>2</text:p>
          </table:table-cell>
          <table:table-cell table:formula="of:=IF( [.B403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Roquita Gonsalves</text:p>
          </table:table-cell>
          <table:table-cell table:formula="of:=RANDBETWEEN(0;2)" office:value-type="float" office:value="1">
            <text:p>1</text:p>
          </table:table-cell>
          <table:table-cell table:formula="of:=IF( [.B404]=2; 0;  RANDBETWEEN(80000;250000) )" office:value-type="float" office:value="126864">
            <text:p>126864,00</text:p>
          </table:table-cell>
        </table:table-row>
        <table:table-row table:style-name="ro1">
          <table:table-cell office:value-type="string">
            <text:p>Roquita Viveros</text:p>
          </table:table-cell>
          <table:table-cell table:formula="of:=RANDBETWEEN(0;2)" office:value-type="float" office:value="0">
            <text:p>0</text:p>
          </table:table-cell>
          <table:table-cell table:formula="of:=IF( [.B405]=2; 0;  RANDBETWEEN(80000;250000) )" office:value-type="float" office:value="175514">
            <text:p>175514,00</text:p>
          </table:table-cell>
        </table:table-row>
        <table:table-row table:style-name="ro1">
          <table:table-cell office:value-type="string">
            <text:p>Rosalinda Ipiranga</text:p>
          </table:table-cell>
          <table:table-cell table:formula="of:=RANDBETWEEN(0;2)" office:value-type="float" office:value="1">
            <text:p>1</text:p>
          </table:table-cell>
          <table:table-cell table:formula="of:=IF( [.B406]=2; 0;  RANDBETWEEN(80000;250000) )" office:value-type="float" office:value="201368">
            <text:p>201368,00</text:p>
          </table:table-cell>
        </table:table-row>
        <table:table-row table:style-name="ro1">
          <table:table-cell office:value-type="string">
            <text:p>Rosana Sabrosa</text:p>
          </table:table-cell>
          <table:table-cell table:formula="of:=RANDBETWEEN(0;2)" office:value-type="float" office:value="2">
            <text:p>2</text:p>
          </table:table-cell>
          <table:table-cell table:formula="of:=IF( [.B407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Rosaura Cabeza de Vaca</text:p>
          </table:table-cell>
          <table:table-cell table:formula="of:=RANDBETWEEN(0;2)" office:value-type="float" office:value="1">
            <text:p>1</text:p>
          </table:table-cell>
          <table:table-cell table:formula="of:=IF( [.B408]=2; 0;  RANDBETWEEN(80000;250000) )" office:value-type="float" office:value="102432">
            <text:p>102432,00</text:p>
          </table:table-cell>
        </table:table-row>
        <table:table-row table:style-name="ro1">
          <table:table-cell office:value-type="string">
            <text:p>Rosaura Coello</text:p>
          </table:table-cell>
          <table:table-cell table:formula="of:=RANDBETWEEN(0;2)" office:value-type="float" office:value="1">
            <text:p>1</text:p>
          </table:table-cell>
          <table:table-cell table:formula="of:=IF( [.B409]=2; 0;  RANDBETWEEN(80000;250000) )" office:value-type="float" office:value="207344">
            <text:p>207344,00</text:p>
          </table:table-cell>
        </table:table-row>
        <table:table-row table:style-name="ro1">
          <table:table-cell office:value-type="string">
            <text:p>Rosaura Corte-Real</text:p>
          </table:table-cell>
          <table:table-cell table:formula="of:=RANDBETWEEN(0;2)" office:value-type="float" office:value="1">
            <text:p>1</text:p>
          </table:table-cell>
          <table:table-cell table:formula="of:=IF( [.B410]=2; 0;  RANDBETWEEN(80000;250000) )" office:value-type="float" office:value="182698">
            <text:p>182698,00</text:p>
          </table:table-cell>
        </table:table-row>
        <table:table-row table:style-name="ro1">
          <table:table-cell office:value-type="string">
            <text:p>Rosaura Pamplona</text:p>
          </table:table-cell>
          <table:table-cell table:formula="of:=RANDBETWEEN(0;2)" office:value-type="float" office:value="2">
            <text:p>2</text:p>
          </table:table-cell>
          <table:table-cell table:formula="of:=IF( [.B411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Rubim Conceição</text:p>
          </table:table-cell>
          <table:table-cell table:formula="of:=RANDBETWEEN(0;2)" office:value-type="float" office:value="1">
            <text:p>1</text:p>
          </table:table-cell>
          <table:table-cell table:formula="of:=IF( [.B412]=2; 0;  RANDBETWEEN(80000;250000) )" office:value-type="float" office:value="204726">
            <text:p>204726,00</text:p>
          </table:table-cell>
        </table:table-row>
        <table:table-row table:style-name="ro1">
          <table:table-cell office:value-type="string">
            <text:p>Ruca Sobreira</text:p>
          </table:table-cell>
          <table:table-cell table:formula="of:=RANDBETWEEN(0;2)" office:value-type="float" office:value="2">
            <text:p>2</text:p>
          </table:table-cell>
          <table:table-cell table:formula="of:=IF( [.B413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Rudi Zalazar</text:p>
          </table:table-cell>
          <table:table-cell table:formula="of:=RANDBETWEEN(0;2)" office:value-type="float" office:value="2">
            <text:p>2</text:p>
          </table:table-cell>
          <table:table-cell table:formula="of:=IF( [.B414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Rudá Ornellas</text:p>
          </table:table-cell>
          <table:table-cell table:formula="of:=RANDBETWEEN(0;2)" office:value-type="float" office:value="0">
            <text:p>0</text:p>
          </table:table-cell>
          <table:table-cell table:formula="of:=IF( [.B415]=2; 0;  RANDBETWEEN(80000;250000) )" office:value-type="float" office:value="201241">
            <text:p>201241,00</text:p>
          </table:table-cell>
        </table:table-row>
        <table:table-row table:style-name="ro1">
          <table:table-cell office:value-type="string">
            <text:p>Rui Bethancout</text:p>
          </table:table-cell>
          <table:table-cell table:formula="of:=RANDBETWEEN(0;2)" office:value-type="float" office:value="1">
            <text:p>1</text:p>
          </table:table-cell>
          <table:table-cell table:formula="of:=IF( [.B416]=2; 0;  RANDBETWEEN(80000;250000) )" office:value-type="float" office:value="164544">
            <text:p>164544,00</text:p>
          </table:table-cell>
        </table:table-row>
        <table:table-row table:style-name="ro1">
          <table:table-cell office:value-type="string">
            <text:p>Rómulo Carqueijeiro</text:p>
          </table:table-cell>
          <table:table-cell table:formula="of:=RANDBETWEEN(0;2)" office:value-type="float" office:value="1">
            <text:p>1</text:p>
          </table:table-cell>
          <table:table-cell table:formula="of:=IF( [.B417]=2; 0;  RANDBETWEEN(80000;250000) )" office:value-type="float" office:value="120105">
            <text:p>120105,00</text:p>
          </table:table-cell>
        </table:table-row>
        <table:table-row table:style-name="ro1">
          <table:table-cell office:value-type="string">
            <text:p>Rómulo Pitangui</text:p>
          </table:table-cell>
          <table:table-cell table:formula="of:=RANDBETWEEN(0;2)" office:value-type="float" office:value="2">
            <text:p>2</text:p>
          </table:table-cell>
          <table:table-cell table:formula="of:=IF( [.B418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Rúben Cardozo</text:p>
          </table:table-cell>
          <table:table-cell table:formula="of:=RANDBETWEEN(0;2)" office:value-type="float" office:value="2">
            <text:p>2</text:p>
          </table:table-cell>
          <table:table-cell table:formula="of:=IF( [.B419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Sabina Gabeira</text:p>
          </table:table-cell>
          <table:table-cell table:formula="of:=RANDBETWEEN(0;2)" office:value-type="float" office:value="1">
            <text:p>1</text:p>
          </table:table-cell>
          <table:table-cell table:formula="of:=IF( [.B420]=2; 0;  RANDBETWEEN(80000;250000) )" office:value-type="float" office:value="95225">
            <text:p>95225,00</text:p>
          </table:table-cell>
        </table:table-row>
        <table:table-row table:style-name="ro1">
          <table:table-cell office:value-type="string">
            <text:p>Sabrina Pinheiro</text:p>
          </table:table-cell>
          <table:table-cell table:formula="of:=RANDBETWEEN(0;2)" office:value-type="float" office:value="2">
            <text:p>2</text:p>
          </table:table-cell>
          <table:table-cell table:formula="of:=IF( [.B421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Salomé Couto</text:p>
          </table:table-cell>
          <table:table-cell table:formula="of:=RANDBETWEEN(0;2)" office:value-type="float" office:value="2">
            <text:p>2</text:p>
          </table:table-cell>
          <table:table-cell table:formula="of:=IF( [.B422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Samuel Viégas</text:p>
          </table:table-cell>
          <table:table-cell table:formula="of:=RANDBETWEEN(0;2)" office:value-type="float" office:value="0">
            <text:p>0</text:p>
          </table:table-cell>
          <table:table-cell table:formula="of:=IF( [.B423]=2; 0;  RANDBETWEEN(80000;250000) )" office:value-type="float" office:value="101684">
            <text:p>101684,00</text:p>
          </table:table-cell>
        </table:table-row>
        <table:table-row table:style-name="ro1">
          <table:table-cell office:value-type="string">
            <text:p>Sancha Sardinha</text:p>
          </table:table-cell>
          <table:table-cell table:formula="of:=RANDBETWEEN(0;2)" office:value-type="float" office:value="1">
            <text:p>1</text:p>
          </table:table-cell>
          <table:table-cell table:formula="of:=IF( [.B424]=2; 0;  RANDBETWEEN(80000;250000) )" office:value-type="float" office:value="191681">
            <text:p>191681,00</text:p>
          </table:table-cell>
        </table:table-row>
        <table:table-row table:style-name="ro1">
          <table:table-cell office:value-type="string">
            <text:p>Sarita Cayubi</text:p>
          </table:table-cell>
          <table:table-cell table:formula="of:=RANDBETWEEN(0;2)" office:value-type="float" office:value="1">
            <text:p>1</text:p>
          </table:table-cell>
          <table:table-cell table:formula="of:=IF( [.B425]=2; 0;  RANDBETWEEN(80000;250000) )" office:value-type="float" office:value="191036">
            <text:p>191036,00</text:p>
          </table:table-cell>
        </table:table-row>
        <table:table-row table:style-name="ro1">
          <table:table-cell office:value-type="string">
            <text:p>Saul Pinho</text:p>
          </table:table-cell>
          <table:table-cell table:formula="of:=RANDBETWEEN(0;2)" office:value-type="float" office:value="0">
            <text:p>0</text:p>
          </table:table-cell>
          <table:table-cell table:formula="of:=IF( [.B426]=2; 0;  RANDBETWEEN(80000;250000) )" office:value-type="float" office:value="154116">
            <text:p>154116,00</text:p>
          </table:table-cell>
        </table:table-row>
        <table:table-row table:style-name="ro1">
          <table:table-cell office:value-type="string">
            <text:p>Sebastiana Angelim</text:p>
          </table:table-cell>
          <table:table-cell table:formula="of:=RANDBETWEEN(0;2)" office:value-type="float" office:value="1">
            <text:p>1</text:p>
          </table:table-cell>
          <table:table-cell table:formula="of:=IF( [.B427]=2; 0;  RANDBETWEEN(80000;250000) )" office:value-type="float" office:value="185649">
            <text:p>185649,00</text:p>
          </table:table-cell>
        </table:table-row>
        <table:table-row table:style-name="ro1">
          <table:table-cell office:value-type="string">
            <text:p>Sebastião Ferrera</text:p>
          </table:table-cell>
          <table:table-cell table:formula="of:=RANDBETWEEN(0;2)" office:value-type="float" office:value="0">
            <text:p>0</text:p>
          </table:table-cell>
          <table:table-cell table:formula="of:=IF( [.B428]=2; 0;  RANDBETWEEN(80000;250000) )" office:value-type="float" office:value="119605">
            <text:p>119605,00</text:p>
          </table:table-cell>
        </table:table-row>
        <table:table-row table:style-name="ro1">
          <table:table-cell office:value-type="string">
            <text:p>Serafina Frois</text:p>
          </table:table-cell>
          <table:table-cell table:formula="of:=RANDBETWEEN(0;2)" office:value-type="float" office:value="0">
            <text:p>0</text:p>
          </table:table-cell>
          <table:table-cell table:formula="of:=IF( [.B429]=2; 0;  RANDBETWEEN(80000;250000) )" office:value-type="float" office:value="102930">
            <text:p>102930,00</text:p>
          </table:table-cell>
        </table:table-row>
        <table:table-row table:style-name="ro1">
          <table:table-cell office:value-type="string">
            <text:p>Severino Cezimbra</text:p>
          </table:table-cell>
          <table:table-cell table:formula="of:=RANDBETWEEN(0;2)" office:value-type="float" office:value="2">
            <text:p>2</text:p>
          </table:table-cell>
          <table:table-cell table:formula="of:=IF( [.B430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Silvana Monjardim</text:p>
          </table:table-cell>
          <table:table-cell table:formula="of:=RANDBETWEEN(0;2)" office:value-type="float" office:value="0">
            <text:p>0</text:p>
          </table:table-cell>
          <table:table-cell table:formula="of:=IF( [.B431]=2; 0;  RANDBETWEEN(80000;250000) )" office:value-type="float" office:value="154669">
            <text:p>154669,00</text:p>
          </table:table-cell>
        </table:table-row>
        <table:table-row table:style-name="ro1">
          <table:table-cell office:value-type="string">
            <text:p>Simeão Curvelo</text:p>
          </table:table-cell>
          <table:table-cell table:formula="of:=RANDBETWEEN(0;2)" office:value-type="float" office:value="0">
            <text:p>0</text:p>
          </table:table-cell>
          <table:table-cell table:formula="of:=IF( [.B432]=2; 0;  RANDBETWEEN(80000;250000) )" office:value-type="float" office:value="207300">
            <text:p>207300,00</text:p>
          </table:table-cell>
        </table:table-row>
        <table:table-row table:style-name="ro1">
          <table:table-cell office:value-type="string">
            <text:p>Simone Vargas</text:p>
          </table:table-cell>
          <table:table-cell table:formula="of:=RANDBETWEEN(0;2)" office:value-type="float" office:value="1">
            <text:p>1</text:p>
          </table:table-cell>
          <table:table-cell table:formula="of:=IF( [.B433]=2; 0;  RANDBETWEEN(80000;250000) )" office:value-type="float" office:value="222174">
            <text:p>222174,00</text:p>
          </table:table-cell>
        </table:table-row>
        <table:table-row table:style-name="ro1">
          <table:table-cell office:value-type="string">
            <text:p>Siquenique Coitinho</text:p>
          </table:table-cell>
          <table:table-cell table:formula="of:=RANDBETWEEN(0;2)" office:value-type="float" office:value="0">
            <text:p>0</text:p>
          </table:table-cell>
          <table:table-cell table:formula="of:=IF( [.B434]=2; 0;  RANDBETWEEN(80000;250000) )" office:value-type="float" office:value="221884">
            <text:p>221884,00</text:p>
          </table:table-cell>
        </table:table-row>
        <table:table-row table:style-name="ro1">
          <table:table-cell office:value-type="string">
            <text:p>Socorro Meira</text:p>
          </table:table-cell>
          <table:table-cell table:formula="of:=RANDBETWEEN(0;2)" office:value-type="float" office:value="0">
            <text:p>0</text:p>
          </table:table-cell>
          <table:table-cell table:formula="of:=IF( [.B435]=2; 0;  RANDBETWEEN(80000;250000) )" office:value-type="float" office:value="211563">
            <text:p>211563,00</text:p>
          </table:table-cell>
        </table:table-row>
        <table:table-row table:style-name="ro1">
          <table:table-cell office:value-type="string">
            <text:p>Soeiro Camilo</text:p>
          </table:table-cell>
          <table:table-cell table:formula="of:=RANDBETWEEN(0;2)" office:value-type="float" office:value="1">
            <text:p>1</text:p>
          </table:table-cell>
          <table:table-cell table:formula="of:=IF( [.B436]=2; 0;  RANDBETWEEN(80000;250000) )" office:value-type="float" office:value="213101">
            <text:p>213101,00</text:p>
          </table:table-cell>
        </table:table-row>
        <table:table-row table:style-name="ro1">
          <table:table-cell office:value-type="string">
            <text:p>Solange Castella</text:p>
          </table:table-cell>
          <table:table-cell table:formula="of:=RANDBETWEEN(0;2)" office:value-type="float" office:value="1">
            <text:p>1</text:p>
          </table:table-cell>
          <table:table-cell table:formula="of:=IF( [.B437]=2; 0;  RANDBETWEEN(80000;250000) )" office:value-type="float" office:value="231664">
            <text:p>231664,00</text:p>
          </table:table-cell>
        </table:table-row>
        <table:table-row table:style-name="ro1">
          <table:table-cell office:value-type="string">
            <text:p>Solange Parreira</text:p>
          </table:table-cell>
          <table:table-cell table:formula="of:=RANDBETWEEN(0;2)" office:value-type="float" office:value="0">
            <text:p>0</text:p>
          </table:table-cell>
          <table:table-cell table:formula="of:=IF( [.B438]=2; 0;  RANDBETWEEN(80000;250000) )" office:value-type="float" office:value="115658">
            <text:p>115658,00</text:p>
          </table:table-cell>
        </table:table-row>
        <table:table-row table:style-name="ro1">
          <table:table-cell office:value-type="string">
            <text:p>Solano Bicudo</text:p>
          </table:table-cell>
          <table:table-cell table:formula="of:=RANDBETWEEN(0;2)" office:value-type="float" office:value="1">
            <text:p>1</text:p>
          </table:table-cell>
          <table:table-cell table:formula="of:=IF( [.B439]=2; 0;  RANDBETWEEN(80000;250000) )" office:value-type="float" office:value="232035">
            <text:p>232035,00</text:p>
          </table:table-cell>
        </table:table-row>
        <table:table-row table:style-name="ro1">
          <table:table-cell office:value-type="string">
            <text:p>Sérgio Aires</text:p>
          </table:table-cell>
          <table:table-cell table:formula="of:=RANDBETWEEN(0;2)" office:value-type="float" office:value="0">
            <text:p>0</text:p>
          </table:table-cell>
          <table:table-cell table:formula="of:=IF( [.B440]=2; 0;  RANDBETWEEN(80000;250000) )" office:value-type="float" office:value="218842">
            <text:p>218842,00</text:p>
          </table:table-cell>
        </table:table-row>
        <table:table-row table:style-name="ro1">
          <table:table-cell office:value-type="string">
            <text:p>Sérgio Pajares</text:p>
          </table:table-cell>
          <table:table-cell table:formula="of:=RANDBETWEEN(0;2)" office:value-type="float" office:value="2">
            <text:p>2</text:p>
          </table:table-cell>
          <table:table-cell table:formula="of:=IF( [.B441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Sônia ou Sonia <text:s text:c="2"/>Guimarães</text:p>
          </table:table-cell>
          <table:table-cell table:formula="of:=RANDBETWEEN(0;2)" office:value-type="float" office:value="0">
            <text:p>0</text:p>
          </table:table-cell>
          <table:table-cell table:formula="of:=IF( [.B442]=2; 0;  RANDBETWEEN(80000;250000) )" office:value-type="float" office:value="113177">
            <text:p>113177,00</text:p>
          </table:table-cell>
        </table:table-row>
        <table:table-row table:style-name="ro1">
          <table:table-cell office:value-type="string">
            <text:p>Sônia ou Sonia <text:s text:c="2"/>Querino</text:p>
          </table:table-cell>
          <table:table-cell table:formula="of:=RANDBETWEEN(0;2)" office:value-type="float" office:value="0">
            <text:p>0</text:p>
          </table:table-cell>
          <table:table-cell table:formula="of:=IF( [.B443]=2; 0;  RANDBETWEEN(80000;250000) )" office:value-type="float" office:value="116172">
            <text:p>116172,00</text:p>
          </table:table-cell>
        </table:table-row>
        <table:table-row table:style-name="ro1">
          <table:table-cell office:value-type="string">
            <text:p>Tabalipa Mederos</text:p>
          </table:table-cell>
          <table:table-cell table:formula="of:=RANDBETWEEN(0;2)" office:value-type="float" office:value="2">
            <text:p>2</text:p>
          </table:table-cell>
          <table:table-cell table:formula="of:=IF( [.B444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Talita Camello</text:p>
          </table:table-cell>
          <table:table-cell table:formula="of:=RANDBETWEEN(0;2)" office:value-type="float" office:value="2">
            <text:p>2</text:p>
          </table:table-cell>
          <table:table-cell table:formula="of:=IF( [.B445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Tatiana Carlos</text:p>
          </table:table-cell>
          <table:table-cell table:formula="of:=RANDBETWEEN(0;2)" office:value-type="float" office:value="2">
            <text:p>2</text:p>
          </table:table-cell>
          <table:table-cell table:formula="of:=IF( [.B446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Tatiana Medeiros</text:p>
          </table:table-cell>
          <table:table-cell table:formula="of:=RANDBETWEEN(0;2)" office:value-type="float" office:value="2">
            <text:p>2</text:p>
          </table:table-cell>
          <table:table-cell table:formula="of:=IF( [.B447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Taíssa Camello</text:p>
          </table:table-cell>
          <table:table-cell table:formula="of:=RANDBETWEEN(0;2)" office:value-type="float" office:value="1">
            <text:p>1</text:p>
          </table:table-cell>
          <table:table-cell table:formula="of:=IF( [.B448]=2; 0;  RANDBETWEEN(80000;250000) )" office:value-type="float" office:value="165371">
            <text:p>165371,00</text:p>
          </table:table-cell>
        </table:table-row>
        <table:table-row table:style-name="ro1">
          <table:table-cell office:value-type="string">
            <text:p>Timóteo Lozada</text:p>
          </table:table-cell>
          <table:table-cell table:formula="of:=RANDBETWEEN(0;2)" office:value-type="float" office:value="0">
            <text:p>0</text:p>
          </table:table-cell>
          <table:table-cell table:formula="of:=IF( [.B449]=2; 0;  RANDBETWEEN(80000;250000) )" office:value-type="float" office:value="143298">
            <text:p>143298,00</text:p>
          </table:table-cell>
        </table:table-row>
        <table:table-row table:style-name="ro1">
          <table:table-cell office:value-type="string">
            <text:p>Timóteo Soares</text:p>
          </table:table-cell>
          <table:table-cell table:formula="of:=RANDBETWEEN(0;2)" office:value-type="float" office:value="2">
            <text:p>2</text:p>
          </table:table-cell>
          <table:table-cell table:formula="of:=IF( [.B450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Tobias Juruna</text:p>
          </table:table-cell>
          <table:table-cell table:formula="of:=RANDBETWEEN(0;2)" office:value-type="float" office:value="0">
            <text:p>0</text:p>
          </table:table-cell>
          <table:table-cell table:formula="of:=IF( [.B451]=2; 0;  RANDBETWEEN(80000;250000) )" office:value-type="float" office:value="141927">
            <text:p>141927,00</text:p>
          </table:table-cell>
        </table:table-row>
        <table:table-row table:style-name="ro1">
          <table:table-cell office:value-type="string">
            <text:p>Tobias Vasques</text:p>
          </table:table-cell>
          <table:table-cell table:formula="of:=RANDBETWEEN(0;2)" office:value-type="float" office:value="2">
            <text:p>2</text:p>
          </table:table-cell>
          <table:table-cell table:formula="of:=IF( [.B452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Trajano Britto</text:p>
          </table:table-cell>
          <table:table-cell table:formula="of:=RANDBETWEEN(0;2)" office:value-type="float" office:value="1">
            <text:p>1</text:p>
          </table:table-cell>
          <table:table-cell table:formula="of:=IF( [.B453]=2; 0;  RANDBETWEEN(80000;250000) )" office:value-type="float" office:value="189277">
            <text:p>189277,00</text:p>
          </table:table-cell>
        </table:table-row>
        <table:table-row table:style-name="ro1">
          <table:table-cell office:value-type="string">
            <text:p>Trajano Lencastre</text:p>
          </table:table-cell>
          <table:table-cell table:formula="of:=RANDBETWEEN(0;2)" office:value-type="float" office:value="0">
            <text:p>0</text:p>
          </table:table-cell>
          <table:table-cell table:formula="of:=IF( [.B454]=2; 0;  RANDBETWEEN(80000;250000) )" office:value-type="float" office:value="93714">
            <text:p>93714,00</text:p>
          </table:table-cell>
        </table:table-row>
        <table:table-row table:style-name="ro1">
          <table:table-cell office:value-type="string">
            <text:p>Trajano Tibiriçá</text:p>
          </table:table-cell>
          <table:table-cell table:formula="of:=RANDBETWEEN(0;2)" office:value-type="float" office:value="1">
            <text:p>1</text:p>
          </table:table-cell>
          <table:table-cell table:formula="of:=IF( [.B455]=2; 0;  RANDBETWEEN(80000;250000) )" office:value-type="float" office:value="184737">
            <text:p>184737,00</text:p>
          </table:table-cell>
        </table:table-row>
        <table:table-row table:style-name="ro1">
          <table:table-cell office:value-type="string">
            <text:p>Tristão Beserra</text:p>
          </table:table-cell>
          <table:table-cell table:formula="of:=RANDBETWEEN(0;2)" office:value-type="float" office:value="2">
            <text:p>2</text:p>
          </table:table-cell>
          <table:table-cell table:formula="of:=IF( [.B456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Tânia Malheiros</text:p>
          </table:table-cell>
          <table:table-cell table:formula="of:=RANDBETWEEN(0;2)" office:value-type="float" office:value="0">
            <text:p>0</text:p>
          </table:table-cell>
          <table:table-cell table:formula="of:=IF( [.B457]=2; 0;  RANDBETWEEN(80000;250000) )" office:value-type="float" office:value="221369">
            <text:p>221369,00</text:p>
          </table:table-cell>
        </table:table-row>
        <table:table-row table:style-name="ro1">
          <table:table-cell office:value-type="string">
            <text:p>Ubiratã Oiticica</text:p>
          </table:table-cell>
          <table:table-cell table:formula="of:=RANDBETWEEN(0;2)" office:value-type="float" office:value="2">
            <text:p>2</text:p>
          </table:table-cell>
          <table:table-cell table:formula="of:=IF( [.B458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Udo Fragoso</text:p>
          </table:table-cell>
          <table:table-cell table:formula="of:=RANDBETWEEN(0;2)" office:value-type="float" office:value="1">
            <text:p>1</text:p>
          </table:table-cell>
          <table:table-cell table:formula="of:=IF( [.B459]=2; 0;  RANDBETWEEN(80000;250000) )" office:value-type="float" office:value="188205">
            <text:p>188205,00</text:p>
          </table:table-cell>
        </table:table-row>
        <table:table-row table:style-name="ro1">
          <table:table-cell office:value-type="string">
            <text:p>Ulisses Barateiro</text:p>
          </table:table-cell>
          <table:table-cell table:formula="of:=RANDBETWEEN(0;2)" office:value-type="float" office:value="0">
            <text:p>0</text:p>
          </table:table-cell>
          <table:table-cell table:formula="of:=IF( [.B460]=2; 0;  RANDBETWEEN(80000;250000) )" office:value-type="float" office:value="201522">
            <text:p>201522,00</text:p>
          </table:table-cell>
        </table:table-row>
        <table:table-row table:style-name="ro1">
          <table:table-cell office:value-type="string">
            <text:p>Ulrico Proença</text:p>
          </table:table-cell>
          <table:table-cell table:formula="of:=RANDBETWEEN(0;2)" office:value-type="float" office:value="2">
            <text:p>2</text:p>
          </table:table-cell>
          <table:table-cell table:formula="of:=IF( [.B461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Uriel Gouveia</text:p>
          </table:table-cell>
          <table:table-cell table:formula="of:=RANDBETWEEN(0;2)" office:value-type="float" office:value="2">
            <text:p>2</text:p>
          </table:table-cell>
          <table:table-cell table:formula="of:=IF( [.B462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Urânia Inácio</text:p>
          </table:table-cell>
          <table:table-cell table:formula="of:=RANDBETWEEN(0;2)" office:value-type="float" office:value="0">
            <text:p>0</text:p>
          </table:table-cell>
          <table:table-cell table:formula="of:=IF( [.B463]=2; 0;  RANDBETWEEN(80000;250000) )" office:value-type="float" office:value="233763">
            <text:p>233763,00</text:p>
          </table:table-cell>
        </table:table-row>
        <table:table-row table:style-name="ro1">
          <table:table-cell office:value-type="string">
            <text:p>Valério Carijó</text:p>
          </table:table-cell>
          <table:table-cell table:formula="of:=RANDBETWEEN(0;2)" office:value-type="float" office:value="2">
            <text:p>2</text:p>
          </table:table-cell>
          <table:table-cell table:formula="of:=IF( [.B464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Valério Cavalheiro</text:p>
          </table:table-cell>
          <table:table-cell table:formula="of:=RANDBETWEEN(0;2)" office:value-type="float" office:value="1">
            <text:p>1</text:p>
          </table:table-cell>
          <table:table-cell table:formula="of:=IF( [.B465]=2; 0;  RANDBETWEEN(80000;250000) )" office:value-type="float" office:value="131087">
            <text:p>131087,00</text:p>
          </table:table-cell>
        </table:table-row>
        <table:table-row table:style-name="ro1">
          <table:table-cell office:value-type="string">
            <text:p>Vanessa Sintra</text:p>
          </table:table-cell>
          <table:table-cell table:formula="of:=RANDBETWEEN(0;2)" office:value-type="float" office:value="0">
            <text:p>0</text:p>
          </table:table-cell>
          <table:table-cell table:formula="of:=IF( [.B466]=2; 0;  RANDBETWEEN(80000;250000) )" office:value-type="float" office:value="232016">
            <text:p>232016,00</text:p>
          </table:table-cell>
        </table:table-row>
        <table:table-row table:style-name="ro1">
          <table:table-cell office:value-type="string">
            <text:p>Veridiana Poças</text:p>
          </table:table-cell>
          <table:table-cell table:formula="of:=RANDBETWEEN(0;2)" office:value-type="float" office:value="2">
            <text:p>2</text:p>
          </table:table-cell>
          <table:table-cell table:formula="of:=IF( [.B467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Veríssimo Ferro</text:p>
          </table:table-cell>
          <table:table-cell table:formula="of:=RANDBETWEEN(0;2)" office:value-type="float" office:value="2">
            <text:p>2</text:p>
          </table:table-cell>
          <table:table-cell table:formula="of:=IF( [.B468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Veríssimo Jardim</text:p>
          </table:table-cell>
          <table:table-cell table:formula="of:=RANDBETWEEN(0;2)" office:value-type="float" office:value="0">
            <text:p>0</text:p>
          </table:table-cell>
          <table:table-cell table:formula="of:=IF( [.B469]=2; 0;  RANDBETWEEN(80000;250000) )" office:value-type="float" office:value="160744">
            <text:p>160744,00</text:p>
          </table:table-cell>
        </table:table-row>
        <table:table-row table:style-name="ro1">
          <table:table-cell office:value-type="string">
            <text:p>Violeta Pêssego</text:p>
          </table:table-cell>
          <table:table-cell table:formula="of:=RANDBETWEEN(0;2)" office:value-type="float" office:value="2">
            <text:p>2</text:p>
          </table:table-cell>
          <table:table-cell table:formula="of:=IF( [.B470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Virgílio Garcia de Gondim</text:p>
          </table:table-cell>
          <table:table-cell table:formula="of:=RANDBETWEEN(0;2)" office:value-type="float" office:value="0">
            <text:p>0</text:p>
          </table:table-cell>
          <table:table-cell table:formula="of:=IF( [.B471]=2; 0;  RANDBETWEEN(80000;250000) )" office:value-type="float" office:value="208890">
            <text:p>208890,00</text:p>
          </table:table-cell>
        </table:table-row>
        <table:table-row table:style-name="ro1">
          <table:table-cell office:value-type="string">
            <text:p>Viriato Hidalgo</text:p>
          </table:table-cell>
          <table:table-cell table:formula="of:=RANDBETWEEN(0;2)" office:value-type="float" office:value="2">
            <text:p>2</text:p>
          </table:table-cell>
          <table:table-cell table:formula="of:=IF( [.B472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Viridiana Assumpção</text:p>
          </table:table-cell>
          <table:table-cell table:formula="of:=RANDBETWEEN(0;2)" office:value-type="float" office:value="0">
            <text:p>0</text:p>
          </table:table-cell>
          <table:table-cell table:formula="of:=IF( [.B473]=2; 0;  RANDBETWEEN(80000;250000) )" office:value-type="float" office:value="161641">
            <text:p>161641,00</text:p>
          </table:table-cell>
        </table:table-row>
        <table:table-row table:style-name="ro1">
          <table:table-cell office:value-type="string">
            <text:p>Vitória Valiente</text:p>
          </table:table-cell>
          <table:table-cell table:formula="of:=RANDBETWEEN(0;2)" office:value-type="float" office:value="1">
            <text:p>1</text:p>
          </table:table-cell>
          <table:table-cell table:formula="of:=IF( [.B474]=2; 0;  RANDBETWEEN(80000;250000) )" office:value-type="float" office:value="225808">
            <text:p>225808,00</text:p>
          </table:table-cell>
        </table:table-row>
        <table:table-row table:style-name="ro1">
          <table:table-cell office:value-type="string">
            <text:p>Vivaldo Braz</text:p>
          </table:table-cell>
          <table:table-cell table:formula="of:=RANDBETWEEN(0;2)" office:value-type="float" office:value="0">
            <text:p>0</text:p>
          </table:table-cell>
          <table:table-cell table:formula="of:=IF( [.B475]=2; 0;  RANDBETWEEN(80000;250000) )" office:value-type="float" office:value="133873">
            <text:p>133873,00</text:p>
          </table:table-cell>
        </table:table-row>
        <table:table-row table:style-name="ro1">
          <table:table-cell office:value-type="string">
            <text:p>Viviana Marino</text:p>
          </table:table-cell>
          <table:table-cell table:formula="of:=RANDBETWEEN(0;2)" office:value-type="float" office:value="2">
            <text:p>2</text:p>
          </table:table-cell>
          <table:table-cell table:formula="of:=IF( [.B476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Vlademiro Castelo</text:p>
          </table:table-cell>
          <table:table-cell table:formula="of:=RANDBETWEEN(0;2)" office:value-type="float" office:value="0">
            <text:p>0</text:p>
          </table:table-cell>
          <table:table-cell table:formula="of:=IF( [.B477]=2; 0;  RANDBETWEEN(80000;250000) )" office:value-type="float" office:value="122335">
            <text:p>122335,00</text:p>
          </table:table-cell>
        </table:table-row>
        <table:table-row table:style-name="ro1">
          <table:table-cell office:value-type="string">
            <text:p>Vlademiro Pais</text:p>
          </table:table-cell>
          <table:table-cell table:formula="of:=RANDBETWEEN(0;2)" office:value-type="float" office:value="2">
            <text:p>2</text:p>
          </table:table-cell>
          <table:table-cell table:formula="of:=IF( [.B478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Vítor ou Victor Veríssimo</text:p>
          </table:table-cell>
          <table:table-cell table:formula="of:=RANDBETWEEN(0;2)" office:value-type="float" office:value="1">
            <text:p>1</text:p>
          </table:table-cell>
          <table:table-cell table:formula="of:=IF( [.B479]=2; 0;  RANDBETWEEN(80000;250000) )" office:value-type="float" office:value="136811">
            <text:p>136811,00</text:p>
          </table:table-cell>
        </table:table-row>
        <table:table-row table:style-name="ro1">
          <table:table-cell office:value-type="string">
            <text:p>Xavier Hilário</text:p>
          </table:table-cell>
          <table:table-cell table:formula="of:=RANDBETWEEN(0;2)" office:value-type="float" office:value="2">
            <text:p>2</text:p>
          </table:table-cell>
          <table:table-cell table:formula="of:=IF( [.B480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Xavier Rosa</text:p>
          </table:table-cell>
          <table:table-cell table:formula="of:=RANDBETWEEN(0;2)" office:value-type="float" office:value="0">
            <text:p>0</text:p>
          </table:table-cell>
          <table:table-cell table:formula="of:=IF( [.B481]=2; 0;  RANDBETWEEN(80000;250000) )" office:value-type="float" office:value="134846">
            <text:p>134846,00</text:p>
          </table:table-cell>
        </table:table-row>
        <table:table-row table:style-name="ro1">
          <table:table-cell office:value-type="string">
            <text:p>Xico Oleiro</text:p>
          </table:table-cell>
          <table:table-cell table:formula="of:=RANDBETWEEN(0;2)" office:value-type="float" office:value="2">
            <text:p>2</text:p>
          </table:table-cell>
          <table:table-cell table:formula="of:=IF( [.B482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Ximena Norões</text:p>
          </table:table-cell>
          <table:table-cell table:formula="of:=RANDBETWEEN(0;2)" office:value-type="float" office:value="2">
            <text:p>2</text:p>
          </table:table-cell>
          <table:table-cell table:formula="of:=IF( [.B483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Xénia Quintanilha</text:p>
          </table:table-cell>
          <table:table-cell table:formula="of:=RANDBETWEEN(0;2)" office:value-type="float" office:value="0">
            <text:p>0</text:p>
          </table:table-cell>
          <table:table-cell table:formula="of:=IF( [.B484]=2; 0;  RANDBETWEEN(80000;250000) )" office:value-type="float" office:value="209364">
            <text:p>209364,00</text:p>
          </table:table-cell>
        </table:table-row>
        <table:table-row table:style-name="ro1">
          <table:table-cell office:value-type="string">
            <text:p>Xênia <text:s text:c="2"/>Gonçalves</text:p>
          </table:table-cell>
          <table:table-cell table:formula="of:=RANDBETWEEN(0;2)" office:value-type="float" office:value="1">
            <text:p>1</text:p>
          </table:table-cell>
          <table:table-cell table:formula="of:=IF( [.B485]=2; 0;  RANDBETWEEN(80000;250000) )" office:value-type="float" office:value="169751">
            <text:p>169751,00</text:p>
          </table:table-cell>
        </table:table-row>
        <table:table-row table:style-name="ro1">
          <table:table-cell office:value-type="string">
            <text:p>Zacarias Mariz</text:p>
          </table:table-cell>
          <table:table-cell table:formula="of:=RANDBETWEEN(0;2)" office:value-type="float" office:value="0">
            <text:p>0</text:p>
          </table:table-cell>
          <table:table-cell table:formula="of:=IF( [.B486]=2; 0;  RANDBETWEEN(80000;250000) )" office:value-type="float" office:value="187207">
            <text:p>187207,00</text:p>
          </table:table-cell>
        </table:table-row>
        <table:table-row table:style-name="ro1">
          <table:table-cell office:value-type="string">
            <text:p>Zacarias Vilariça</text:p>
          </table:table-cell>
          <table:table-cell table:formula="of:=RANDBETWEEN(0;2)" office:value-type="float" office:value="0">
            <text:p>0</text:p>
          </table:table-cell>
          <table:table-cell table:formula="of:=IF( [.B487]=2; 0;  RANDBETWEEN(80000;250000) )" office:value-type="float" office:value="158819">
            <text:p>158819,00</text:p>
          </table:table-cell>
        </table:table-row>
        <table:table-row table:style-name="ro1">
          <table:table-cell office:value-type="string">
            <text:p>Zenaide Villas Bôas</text:p>
          </table:table-cell>
          <table:table-cell table:formula="of:=RANDBETWEEN(0;2)" office:value-type="float" office:value="2">
            <text:p>2</text:p>
          </table:table-cell>
          <table:table-cell table:formula="of:=IF( [.B488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Zidane Dorneles</text:p>
          </table:table-cell>
          <table:table-cell table:formula="of:=RANDBETWEEN(0;2)" office:value-type="float" office:value="2">
            <text:p>2</text:p>
          </table:table-cell>
          <table:table-cell table:formula="of:=IF( [.B489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Zubaida Canadas</text:p>
          </table:table-cell>
          <table:table-cell table:formula="of:=RANDBETWEEN(0;2)" office:value-type="float" office:value="1">
            <text:p>1</text:p>
          </table:table-cell>
          <table:table-cell table:formula="of:=IF( [.B490]=2; 0;  RANDBETWEEN(80000;250000) )" office:value-type="float" office:value="169298">
            <text:p>169298,00</text:p>
          </table:table-cell>
        </table:table-row>
        <table:table-row table:style-name="ro1">
          <table:table-cell office:value-type="string">
            <text:p>Zuriel Vilalobos</text:p>
          </table:table-cell>
          <table:table-cell table:formula="of:=RANDBETWEEN(0;2)" office:value-type="float" office:value="0">
            <text:p>0</text:p>
          </table:table-cell>
          <table:table-cell table:formula="of:=IF( [.B491]=2; 0;  RANDBETWEEN(80000;250000) )" office:value-type="float" office:value="103960">
            <text:p>103960,00</text:p>
          </table:table-cell>
        </table:table-row>
        <table:table-row table:style-name="ro1">
          <table:table-cell office:value-type="string">
            <text:p>Zélia Quintella</text:p>
          </table:table-cell>
          <table:table-cell table:formula="of:=RANDBETWEEN(0;2)" office:value-type="float" office:value="2">
            <text:p>2</text:p>
          </table:table-cell>
          <table:table-cell table:formula="of:=IF( [.B492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Álvaro Sá</text:p>
          </table:table-cell>
          <table:table-cell table:formula="of:=RANDBETWEEN(0;2)" office:value-type="float" office:value="2">
            <text:p>2</text:p>
          </table:table-cell>
          <table:table-cell table:formula="of:=IF( [.B493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Átila Laureano</text:p>
          </table:table-cell>
          <table:table-cell table:formula="of:=RANDBETWEEN(0;2)" office:value-type="float" office:value="1">
            <text:p>1</text:p>
          </table:table-cell>
          <table:table-cell table:formula="of:=IF( [.B494]=2; 0;  RANDBETWEEN(80000;250000) )" office:value-type="float" office:value="127308">
            <text:p>127308,00</text:p>
          </table:table-cell>
        </table:table-row>
        <table:table-row table:style-name="ro1">
          <table:table-cell office:value-type="string">
            <text:p>Ângelo Godoi</text:p>
          </table:table-cell>
          <table:table-cell table:formula="of:=RANDBETWEEN(0;2)" office:value-type="float" office:value="2">
            <text:p>2</text:p>
          </table:table-cell>
          <table:table-cell table:formula="of:=IF( [.B495]=2; 0;  RANDBETWEEN(80000;250000) )" office:value-type="float" office:value="0">
            <text:p>,00</text:p>
          </table:table-cell>
        </table:table-row>
        <table:table-row table:style-name="ro1">
          <table:table-cell office:value-type="string">
            <text:p>Élvio Monjardim</text:p>
          </table:table-cell>
          <table:table-cell table:formula="of:=RANDBETWEEN(0;2)" office:value-type="float" office:value="0">
            <text:p>0</text:p>
          </table:table-cell>
          <table:table-cell table:formula="of:=IF( [.B496]=2; 0;  RANDBETWEEN(80000;250000) )" office:value-type="float" office:value="150565">
            <text:p>150565,00</text:p>
          </table:table-cell>
        </table:table-row>
        <table:table-row table:style-name="ro1">
          <table:table-cell office:value-type="string">
            <text:p>Énia Flores</text:p>
          </table:table-cell>
          <table:table-cell table:formula="of:=RANDBETWEEN(0;2)" office:value-type="float" office:value="1">
            <text:p>1</text:p>
          </table:table-cell>
          <table:table-cell table:formula="of:=IF( [.B497]=2; 0;  RANDBETWEEN(80000;250000) )" office:value-type="float" office:value="159637">
            <text:p>159637,00</text:p>
          </table:table-cell>
        </table:table-row>
        <table:table-row table:style-name="ro1">
          <table:table-cell office:value-type="string">
            <text:p>Érico Ferrón</text:p>
          </table:table-cell>
          <table:table-cell table:formula="of:=RANDBETWEEN(0;2)" office:value-type="float" office:value="1">
            <text:p>1</text:p>
          </table:table-cell>
          <table:table-cell table:formula="of:=IF( [.B498]=2; 0;  RANDBETWEEN(80000;250000) )" office:value-type="float" office:value="173343">
            <text:p>173343,00</text:p>
          </table:table-cell>
        </table:table-row>
        <table:table-row table:style-name="ro1">
          <table:table-cell office:value-type="string">
            <text:p>Ítala Imperial</text:p>
          </table:table-cell>
          <table:table-cell table:formula="of:=RANDBETWEEN(0;2)" office:value-type="float" office:value="1">
            <text:p>1</text:p>
          </table:table-cell>
          <table:table-cell table:formula="of:=IF( [.B499]=2; 0;  RANDBETWEEN(80000;250000) )" office:value-type="float" office:value="224819">
            <text:p>224819,00</text:p>
          </table:table-cell>
        </table:table-row>
        <table:table-row table:style-name="ro1">
          <table:table-cell office:value-type="string">
            <text:p>Ítala Nazário</text:p>
          </table:table-cell>
          <table:table-cell table:formula="of:=RANDBETWEEN(0;2)" office:value-type="float" office:value="1">
            <text:p>1</text:p>
          </table:table-cell>
          <table:table-cell table:formula="of:=IF( [.B500]=2; 0;  RANDBETWEEN(80000;250000) )" office:value-type="float" office:value="239467">
            <text:p>239467,00</text:p>
          </table:table-cell>
        </table:table-row>
        <table:table-row table:style-name="ro1" table:number-rows-repeated="10480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2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31/03/2016</text:date>, <text:time>15:1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cio Belo</meta:initial-creator>
    <meta:creation-date>2016-03-31T15:07:20.36</meta:creation-date>
    <dc:date>2016-03-31T15:16:08.03</dc:date>
    <dc:creator>Márcio Belo</dc:creator>
    <meta:editing-duration>PT8M50S</meta:editing-duration>
    <meta:editing-cycles>1</meta:editing-cycles>
    <meta:document-statistic meta:table-count="3" meta:cell-count="1500" meta:object-count="0"/>
    <meta:generator>OpenOffice/4.1.2$Win32 OpenOffice.org_project/412m3$Build-9782</meta:generator>
  </office:meta>
</office:document-meta>
</file>